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69.86pt" svg:height="388.97pt" svg:x="442.32pt" svg:y="67.55pt">
            <loext:p draw:notify-on-update-of-ranges="Sheet1.C1:Sheet1.C1000 Sheet1.A1:Sheet1.A1000 Sheet1.D1:Sheet1.D1000 Sheet1.A1:Sheet1.A1000 Sheet1.E1:Sheet1.E1000 Sheet1.A1:Sheet1.A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492" calcext:value-type="float">
            <text:p>97492</text:p>
          </table:table-cell>
          <table:table-cell office:value-type="float" office:value="1009" calcext:value-type="float">
            <text:p>1009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056" calcext:value-type="float">
            <text:p>95056</text:p>
          </table:table-cell>
          <table:table-cell office:value-type="float" office:value="1973" calcext:value-type="float">
            <text:p>1973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681" calcext:value-type="float">
            <text:p>92681</text:p>
          </table:table-cell>
          <table:table-cell office:value-type="float" office:value="2904" calcext:value-type="float">
            <text:p>2904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365" calcext:value-type="float">
            <text:p>90365</text:p>
          </table:table-cell>
          <table:table-cell office:value-type="float" office:value="3801" calcext:value-type="float">
            <text:p>3801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8107" calcext:value-type="float">
            <text:p>88107</text:p>
          </table:table-cell>
          <table:table-cell office:value-type="float" office:value="4666" calcext:value-type="float">
            <text:p>4666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905" calcext:value-type="float">
            <text:p>85905</text:p>
          </table:table-cell>
          <table:table-cell office:value-type="float" office:value="5501" calcext:value-type="float">
            <text:p>5501</text:p>
          </table:table-cell>
          <table:table-cell office:value-type="float" office:value="8594" calcext:value-type="float">
            <text:p>8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758" calcext:value-type="float">
            <text:p>83758</text:p>
          </table:table-cell>
          <table:table-cell office:value-type="float" office:value="6305" calcext:value-type="float">
            <text:p>6305</text:p>
          </table:table-cell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665" calcext:value-type="float">
            <text:p>81665</text:p>
          </table:table-cell>
          <table:table-cell office:value-type="float" office:value="7079" calcext:value-type="float">
            <text:p>7079</text:p>
          </table:table-cell>
          <table:table-cell office:value-type="float" office:value="11256" calcext:value-type="float">
            <text:p>11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625" calcext:value-type="float">
            <text:p>79625</text:p>
          </table:table-cell>
          <table:table-cell office:value-type="float" office:value="7825" calcext:value-type="float">
            <text:p>7825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635" calcext:value-type="float">
            <text:p>77635</text:p>
          </table:table-cell>
          <table:table-cell office:value-type="float" office:value="8543" calcext:value-type="float">
            <text:p>8543</text:p>
          </table:table-cell>
          <table:table-cell office:value-type="float" office:value="13822" calcext:value-type="float">
            <text:p>13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695" calcext:value-type="float">
            <text:p>75695</text:p>
          </table:table-cell>
          <table:table-cell office:value-type="float" office:value="9234" calcext:value-type="float">
            <text:p>9234</text:p>
          </table:table-cell>
          <table:table-cell office:value-type="float" office:value="15071" calcext:value-type="float">
            <text:p>150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04" calcext:value-type="float">
            <text:p>73804</text:p>
          </table:table-cell>
          <table:table-cell office:value-type="float" office:value="9898" calcext:value-type="float">
            <text:p>9898</text:p>
          </table:table-cell>
          <table:table-cell office:value-type="float" office:value="16298" calcext:value-type="float">
            <text:p>16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959" calcext:value-type="float">
            <text:p>71959</text:p>
          </table:table-cell>
          <table:table-cell office:value-type="float" office:value="10538" calcext:value-type="float">
            <text:p>10538</text:p>
          </table:table-cell>
          <table:table-cell office:value-type="float" office:value="17503" calcext:value-type="float">
            <text:p>175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161" calcext:value-type="float">
            <text:p>70161</text:p>
          </table:table-cell>
          <table:table-cell office:value-type="float" office:value="11152" calcext:value-type="float">
            <text:p>11152</text:p>
          </table:table-cell>
          <table:table-cell office:value-type="float" office:value="18687" calcext:value-type="float">
            <text:p>18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408" calcext:value-type="float">
            <text:p>68408</text:p>
          </table:table-cell>
          <table:table-cell office:value-type="float" office:value="11742" calcext:value-type="float">
            <text:p>11742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698" calcext:value-type="float">
            <text:p>66698</text:p>
          </table:table-cell>
          <table:table-cell office:value-type="float" office:value="12309" calcext:value-type="float">
            <text:p>12309</text:p>
          </table:table-cell>
          <table:table-cell office:value-type="float" office:value="20993" calcext:value-type="float">
            <text:p>20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032" calcext:value-type="float">
            <text:p>65032</text:p>
          </table:table-cell>
          <table:table-cell office:value-type="float" office:value="12852" calcext:value-type="float">
            <text:p>12852</text:p>
          </table:table-cell>
          <table:table-cell office:value-type="float" office:value="22116" calcext:value-type="float">
            <text:p>22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407" calcext:value-type="float">
            <text:p>63407</text:p>
          </table:table-cell>
          <table:table-cell office:value-type="float" office:value="13374" calcext:value-type="float">
            <text:p>13374</text:p>
          </table:table-cell>
          <table:table-cell office:value-type="float" office:value="23219" calcext:value-type="float">
            <text:p>232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22" calcext:value-type="float">
            <text:p>61822</text:p>
          </table:table-cell>
          <table:table-cell office:value-type="float" office:value="13875" calcext:value-type="float">
            <text:p>13875</text:p>
          </table:table-cell>
          <table:table-cell office:value-type="float" office:value="24303" calcext:value-type="float">
            <text:p>243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277" calcext:value-type="float">
            <text:p>60277</text:p>
          </table:table-cell>
          <table:table-cell office:value-type="float" office:value="14355" calcext:value-type="float">
            <text:p>14355</text:p>
          </table:table-cell>
          <table:table-cell office:value-type="float" office:value="25368" calcext:value-type="float">
            <text:p>25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771" calcext:value-type="float">
            <text:p>58771</text:p>
          </table:table-cell>
          <table:table-cell office:value-type="float" office:value="14814" calcext:value-type="float">
            <text:p>14814</text:p>
          </table:table-cell>
          <table:table-cell office:value-type="float" office:value="26415" calcext:value-type="float">
            <text:p>264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03" calcext:value-type="float">
            <text:p>57303</text:p>
          </table:table-cell>
          <table:table-cell office:value-type="float" office:value="15253" calcext:value-type="float">
            <text:p>15253</text:p>
          </table:table-cell>
          <table:table-cell office:value-type="float" office:value="27444" calcext:value-type="float">
            <text:p>27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871" calcext:value-type="float">
            <text:p>55871</text:p>
          </table:table-cell>
          <table:table-cell office:value-type="float" office:value="15674" calcext:value-type="float">
            <text:p>15674</text:p>
          </table:table-cell>
          <table:table-cell office:value-type="float" office:value="28455" calcext:value-type="float">
            <text:p>28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475" calcext:value-type="float">
            <text:p>54475</text:p>
          </table:table-cell>
          <table:table-cell office:value-type="float" office:value="16076" calcext:value-type="float">
            <text:p>16076</text:p>
          </table:table-cell>
          <table:table-cell office:value-type="float" office:value="29449" calcext:value-type="float">
            <text:p>294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114" calcext:value-type="float">
            <text:p>53114</text:p>
          </table:table-cell>
          <table:table-cell office:value-type="float" office:value="16460" calcext:value-type="float">
            <text:p>16460</text:p>
          </table:table-cell>
          <table:table-cell office:value-type="float" office:value="30426" calcext:value-type="float">
            <text:p>304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787" calcext:value-type="float">
            <text:p>51787</text:p>
          </table:table-cell>
          <table:table-cell office:value-type="float" office:value="16827" calcext:value-type="float">
            <text:p>16827</text:p>
          </table:table-cell>
          <table:table-cell office:value-type="float" office:value="31386" calcext:value-type="float">
            <text:p>313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494" calcext:value-type="float">
            <text:p>50494</text:p>
          </table:table-cell>
          <table:table-cell office:value-type="float" office:value="17176" calcext:value-type="float">
            <text:p>17176</text:p>
          </table:table-cell>
          <table:table-cell office:value-type="float" office:value="32330" calcext:value-type="float">
            <text:p>323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49233" calcext:value-type="float">
            <text:p>49233</text:p>
          </table:table-cell>
          <table:table-cell office:value-type="float" office:value="17509" calcext:value-type="float">
            <text:p>17509</text:p>
          </table:table-cell>
          <table:table-cell office:value-type="float" office:value="33258" calcext:value-type="float">
            <text:p>332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8003" calcext:value-type="float">
            <text:p>48003</text:p>
          </table:table-cell>
          <table:table-cell office:value-type="float" office:value="17826" calcext:value-type="float">
            <text:p>17826</text:p>
          </table:table-cell>
          <table:table-cell office:value-type="float" office:value="34171" calcext:value-type="float">
            <text:p>34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803" calcext:value-type="float">
            <text:p>46803</text:p>
          </table:table-cell>
          <table:table-cell office:value-type="float" office:value="18128" calcext:value-type="float">
            <text:p>18128</text:p>
          </table:table-cell>
          <table:table-cell office:value-type="float" office:value="35069" calcext:value-type="float">
            <text:p>350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633" calcext:value-type="float">
            <text:p>45633</text:p>
          </table:table-cell>
          <table:table-cell office:value-type="float" office:value="18415" calcext:value-type="float">
            <text:p>18415</text:p>
          </table:table-cell>
          <table:table-cell office:value-type="float" office:value="35952" calcext:value-type="float">
            <text:p>35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493" calcext:value-type="float">
            <text:p>44493</text:p>
          </table:table-cell>
          <table:table-cell office:value-type="float" office:value="18687" calcext:value-type="float">
            <text:p>18687</text:p>
          </table:table-cell>
          <table:table-cell office:value-type="float" office:value="36820" calcext:value-type="float">
            <text:p>368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382" calcext:value-type="float">
            <text:p>43382</text:p>
          </table:table-cell>
          <table:table-cell office:value-type="float" office:value="18945" calcext:value-type="float">
            <text:p>18945</text:p>
          </table:table-cell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99" calcext:value-type="float">
            <text:p>42299</text:p>
          </table:table-cell>
          <table:table-cell office:value-type="float" office:value="19189" calcext:value-type="float">
            <text:p>19189</text:p>
          </table:table-cell>
          <table:table-cell office:value-type="float" office:value="38512" calcext:value-type="float">
            <text:p>38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243" calcext:value-type="float">
            <text:p>41243</text:p>
          </table:table-cell>
          <table:table-cell office:value-type="float" office:value="19420" calcext:value-type="float">
            <text:p>19420</text:p>
          </table:table-cell>
          <table:table-cell office:value-type="float" office:value="39337" calcext:value-type="float">
            <text:p>393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213" calcext:value-type="float">
            <text:p>40213</text:p>
          </table:table-cell>
          <table:table-cell office:value-type="float" office:value="19638" calcext:value-type="float">
            <text:p>19638</text:p>
          </table:table-cell>
          <table:table-cell office:value-type="float" office:value="40149" calcext:value-type="float">
            <text:p>401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208" calcext:value-type="float">
            <text:p>39208</text:p>
          </table:table-cell>
          <table:table-cell office:value-type="float" office:value="19844" calcext:value-type="float">
            <text:p>19844</text:p>
          </table:table-cell>
          <table:table-cell office:value-type="float" office:value="40948" calcext:value-type="float">
            <text:p>409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228" calcext:value-type="float">
            <text:p>38228</text:p>
          </table:table-cell>
          <table:table-cell office:value-type="float" office:value="20038" calcext:value-type="float">
            <text:p>20038</text:p>
          </table:table-cell>
          <table:table-cell office:value-type="float" office:value="41734" calcext:value-type="float">
            <text:p>417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273" calcext:value-type="float">
            <text:p>37273</text:p>
          </table:table-cell>
          <table:table-cell office:value-type="float" office:value="20220" calcext:value-type="float">
            <text:p>20220</text:p>
          </table:table-cell>
          <table:table-cell office:value-type="float" office:value="42507" calcext:value-type="float">
            <text:p>425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342" calcext:value-type="float">
            <text:p>36342</text:p>
          </table:table-cell>
          <table:table-cell office:value-type="float" office:value="20390" calcext:value-type="float">
            <text:p>20390</text:p>
          </table:table-cell>
          <table:table-cell office:value-type="float" office:value="43268" calcext:value-type="float">
            <text:p>432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434" calcext:value-type="float">
            <text:p>35434</text:p>
          </table:table-cell>
          <table:table-cell office:value-type="float" office:value="20550" calcext:value-type="float">
            <text:p>20550</text:p>
          </table:table-cell>
          <table:table-cell office:value-type="float" office:value="44016" calcext:value-type="float">
            <text:p>440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549" calcext:value-type="float">
            <text:p>34549</text:p>
          </table:table-cell>
          <table:table-cell office:value-type="float" office:value="20699" calcext:value-type="float">
            <text:p>20699</text:p>
          </table:table-cell>
          <table:table-cell office:value-type="float" office:value="44752" calcext:value-type="float">
            <text:p>447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686" calcext:value-type="float">
            <text:p>33686</text:p>
          </table:table-cell>
          <table:table-cell office:value-type="float" office:value="20838" calcext:value-type="float">
            <text:p>20838</text:p>
          </table:table-cell>
          <table:table-cell office:value-type="float" office:value="45476" calcext:value-type="float">
            <text:p>454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845" calcext:value-type="float">
            <text:p>32845</text:p>
          </table:table-cell>
          <table:table-cell office:value-type="float" office:value="20966" calcext:value-type="float">
            <text:p>20966</text:p>
          </table:table-cell>
          <table:table-cell office:value-type="float" office:value="46189" calcext:value-type="float">
            <text:p>461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025" calcext:value-type="float">
            <text:p>32025</text:p>
          </table:table-cell>
          <table:table-cell office:value-type="float" office:value="21085" calcext:value-type="float">
            <text:p>21085</text:p>
          </table:table-cell>
          <table:table-cell office:value-type="float" office:value="46890" calcext:value-type="float">
            <text:p>468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1225" calcext:value-type="float">
            <text:p>31225</text:p>
          </table:table-cell>
          <table:table-cell office:value-type="float" office:value="21195" calcext:value-type="float">
            <text:p>21195</text:p>
          </table:table-cell>
          <table:table-cell office:value-type="float" office:value="47580" calcext:value-type="float">
            <text:p>475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445" calcext:value-type="float">
            <text:p>30445</text:p>
          </table:table-cell>
          <table:table-cell office:value-type="float" office:value="21296" calcext:value-type="float">
            <text:p>21296</text:p>
          </table:table-cell>
          <table:table-cell office:value-type="float" office:value="48259" calcext:value-type="float">
            <text:p>482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685" calcext:value-type="float">
            <text:p>29685</text:p>
          </table:table-cell>
          <table:table-cell office:value-type="float" office:value="21388" calcext:value-type="float">
            <text:p>21388</text:p>
          </table:table-cell>
          <table:table-cell office:value-type="float" office:value="48927" calcext:value-type="float">
            <text:p>489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944" calcext:value-type="float">
            <text:p>28944</text:p>
          </table:table-cell>
          <table:table-cell office:value-type="float" office:value="21471" calcext:value-type="float">
            <text:p>21471</text:p>
          </table:table-cell>
          <table:table-cell office:value-type="float" office:value="49585" calcext:value-type="float">
            <text:p>495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221" calcext:value-type="float">
            <text:p>28221</text:p>
          </table:table-cell>
          <table:table-cell office:value-type="float" office:value="21546" calcext:value-type="float">
            <text:p>21546</text:p>
          </table:table-cell>
          <table:table-cell office:value-type="float" office:value="50233" calcext:value-type="float">
            <text:p>502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516" calcext:value-type="float">
            <text:p>27516</text:p>
          </table:table-cell>
          <table:table-cell office:value-type="float" office:value="21613" calcext:value-type="float">
            <text:p>21613</text:p>
          </table:table-cell>
          <table:table-cell office:value-type="float" office:value="50871" calcext:value-type="float">
            <text:p>508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829" calcext:value-type="float">
            <text:p>26829</text:p>
          </table:table-cell>
          <table:table-cell office:value-type="float" office:value="21672" calcext:value-type="float">
            <text:p>21672</text:p>
          </table:table-cell>
          <table:table-cell office:value-type="float" office:value="51499" calcext:value-type="float">
            <text:p>514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159" calcext:value-type="float">
            <text:p>26159</text:p>
          </table:table-cell>
          <table:table-cell office:value-type="float" office:value="21724" calcext:value-type="float">
            <text:p>21724</text:p>
          </table:table-cell>
          <table:table-cell office:value-type="float" office:value="52117" calcext:value-type="float">
            <text:p>521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506" calcext:value-type="float">
            <text:p>25506</text:p>
          </table:table-cell>
          <table:table-cell office:value-type="float" office:value="21768" calcext:value-type="float">
            <text:p>21768</text:p>
          </table:table-cell>
          <table:table-cell office:value-type="float" office:value="52726" calcext:value-type="float">
            <text:p>527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869" calcext:value-type="float">
            <text:p>24869</text:p>
          </table:table-cell>
          <table:table-cell office:value-type="float" office:value="21806" calcext:value-type="float">
            <text:p>21806</text:p>
          </table:table-cell>
          <table:table-cell office:value-type="float" office:value="53325" calcext:value-type="float">
            <text:p>533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248" calcext:value-type="float">
            <text:p>24248</text:p>
          </table:table-cell>
          <table:table-cell office:value-type="float" office:value="21836" calcext:value-type="float">
            <text:p>21836</text:p>
          </table:table-cell>
          <table:table-cell office:value-type="float" office:value="53916" calcext:value-type="float">
            <text:p>539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643" calcext:value-type="float">
            <text:p>23643</text:p>
          </table:table-cell>
          <table:table-cell office:value-type="float" office:value="21860" calcext:value-type="float">
            <text:p>21860</text:p>
          </table:table-cell>
          <table:table-cell office:value-type="float" office:value="54497" calcext:value-type="float">
            <text:p>544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053" calcext:value-type="float">
            <text:p>23053</text:p>
          </table:table-cell>
          <table:table-cell office:value-type="float" office:value="21878" calcext:value-type="float">
            <text:p>21878</text:p>
          </table:table-cell>
          <table:table-cell office:value-type="float" office:value="55069" calcext:value-type="float">
            <text:p>550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478" calcext:value-type="float">
            <text:p>22478</text:p>
          </table:table-cell>
          <table:table-cell office:value-type="float" office:value="21890" calcext:value-type="float">
            <text:p>21890</text:p>
          </table:table-cell>
          <table:table-cell office:value-type="float" office:value="55632" calcext:value-type="float">
            <text:p>556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917" calcext:value-type="float">
            <text:p>21917</text:p>
          </table:table-cell>
          <table:table-cell office:value-type="float" office:value="21896" calcext:value-type="float">
            <text:p>21896</text:p>
          </table:table-cell>
          <table:table-cell office:value-type="float" office:value="56187" calcext:value-type="float">
            <text:p>561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370" calcext:value-type="float">
            <text:p>21370</text:p>
          </table:table-cell>
          <table:table-cell office:value-type="float" office:value="21897" calcext:value-type="float">
            <text:p>21897</text:p>
          </table:table-cell>
          <table:table-cell office:value-type="float" office:value="56733" calcext:value-type="float">
            <text:p>567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837" calcext:value-type="float">
            <text:p>20837</text:p>
          </table:table-cell>
          <table:table-cell office:value-type="float" office:value="21892" calcext:value-type="float">
            <text:p>21892</text:p>
          </table:table-cell>
          <table:table-cell office:value-type="float" office:value="57271" calcext:value-type="float">
            <text:p>572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317" calcext:value-type="float">
            <text:p>20317</text:p>
          </table:table-cell>
          <table:table-cell office:value-type="float" office:value="21882" calcext:value-type="float">
            <text:p>21882</text:p>
          </table:table-cell>
          <table:table-cell office:value-type="float" office:value="57801" calcext:value-type="float">
            <text:p>578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810" calcext:value-type="float">
            <text:p>19810</text:p>
          </table:table-cell>
          <table:table-cell office:value-type="float" office:value="21867" calcext:value-type="float">
            <text:p>21867</text:p>
          </table:table-cell>
          <table:table-cell office:value-type="float" office:value="58323" calcext:value-type="float">
            <text:p>583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15" calcext:value-type="float">
            <text:p>19315</text:p>
          </table:table-cell>
          <table:table-cell office:value-type="float" office:value="21847" calcext:value-type="float">
            <text:p>21847</text:p>
          </table:table-cell>
          <table:table-cell office:value-type="float" office:value="58838" calcext:value-type="float">
            <text:p>588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833" calcext:value-type="float">
            <text:p>18833</text:p>
          </table:table-cell>
          <table:table-cell office:value-type="float" office:value="21822" calcext:value-type="float">
            <text:p>21822</text:p>
          </table:table-cell>
          <table:table-cell office:value-type="float" office:value="59345" calcext:value-type="float">
            <text:p>593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363" calcext:value-type="float">
            <text:p>18363</text:p>
          </table:table-cell>
          <table:table-cell office:value-type="float" office:value="21792" calcext:value-type="float">
            <text:p>21792</text:p>
          </table:table-cell>
          <table:table-cell office:value-type="float" office:value="59845" calcext:value-type="float">
            <text:p>598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905" calcext:value-type="float">
            <text:p>17905</text:p>
          </table:table-cell>
          <table:table-cell office:value-type="float" office:value="21758" calcext:value-type="float">
            <text:p>21758</text:p>
          </table:table-cell>
          <table:table-cell office:value-type="float" office:value="60337" calcext:value-type="float">
            <text:p>603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458" calcext:value-type="float">
            <text:p>17458</text:p>
          </table:table-cell>
          <table:table-cell office:value-type="float" office:value="21720" calcext:value-type="float">
            <text:p>21720</text:p>
          </table:table-cell>
          <table:table-cell office:value-type="float" office:value="60822" calcext:value-type="float">
            <text:p>608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023" calcext:value-type="float">
            <text:p>17023</text:p>
          </table:table-cell>
          <table:table-cell office:value-type="float" office:value="21677" calcext:value-type="float">
            <text:p>21677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598" calcext:value-type="float">
            <text:p>16598</text:p>
          </table:table-cell>
          <table:table-cell office:value-type="float" office:value="21631" calcext:value-type="float">
            <text:p>21631</text:p>
          </table:table-cell>
          <table:table-cell office:value-type="float" office:value="61771" calcext:value-type="float">
            <text:p>617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185" calcext:value-type="float">
            <text:p>16185</text:p>
          </table:table-cell>
          <table:table-cell office:value-type="float" office:value="21580" calcext:value-type="float">
            <text:p>21580</text:p>
          </table:table-cell>
          <table:table-cell office:value-type="float" office:value="62235" calcext:value-type="float">
            <text:p>622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82" calcext:value-type="float">
            <text:p>15782</text:p>
          </table:table-cell>
          <table:table-cell office:value-type="float" office:value="21526" calcext:value-type="float">
            <text:p>21526</text:p>
          </table:table-cell>
          <table:table-cell office:value-type="float" office:value="62692" calcext:value-type="float">
            <text:p>626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389" calcext:value-type="float">
            <text:p>15389</text:p>
          </table:table-cell>
          <table:table-cell office:value-type="float" office:value="21468" calcext:value-type="float">
            <text:p>21468</text:p>
          </table:table-cell>
          <table:table-cell office:value-type="float" office:value="63143" calcext:value-type="float">
            <text:p>631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06" calcext:value-type="float">
            <text:p>15006</text:p>
          </table:table-cell>
          <table:table-cell office:value-type="float" office:value="21407" calcext:value-type="float">
            <text:p>21407</text:p>
          </table:table-cell>
          <table:table-cell office:value-type="float" office:value="63587" calcext:value-type="float">
            <text:p>635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631" calcext:value-type="float">
            <text:p>14631</text:p>
          </table:table-cell>
          <table:table-cell office:value-type="float" office:value="21343" calcext:value-type="float">
            <text:p>21343</text:p>
          </table:table-cell>
          <table:table-cell office:value-type="float" office:value="64026" calcext:value-type="float">
            <text:p>640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266" calcext:value-type="float">
            <text:p>14266</text:p>
          </table:table-cell>
          <table:table-cell office:value-type="float" office:value="21276" calcext:value-type="float">
            <text:p>21276</text:p>
          </table:table-cell>
          <table:table-cell office:value-type="float" office:value="64458" calcext:value-type="float">
            <text:p>644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911" calcext:value-type="float">
            <text:p>13911</text:p>
          </table:table-cell>
          <table:table-cell office:value-type="float" office:value="21206" calcext:value-type="float">
            <text:p>21206</text:p>
          </table:table-cell>
          <table:table-cell office:value-type="float" office:value="64883" calcext:value-type="float">
            <text:p>648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564" calcext:value-type="float">
            <text:p>13564</text:p>
          </table:table-cell>
          <table:table-cell office:value-type="float" office:value="21133" calcext:value-type="float">
            <text:p>21133</text:p>
          </table:table-cell>
          <table:table-cell office:value-type="float" office:value="65303" calcext:value-type="float">
            <text:p>653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226" calcext:value-type="float">
            <text:p>13226</text:p>
          </table:table-cell>
          <table:table-cell office:value-type="float" office:value="21057" calcext:value-type="float">
            <text:p>21057</text:p>
          </table:table-cell>
          <table:table-cell office:value-type="float" office:value="65717" calcext:value-type="float">
            <text:p>657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96" calcext:value-type="float">
            <text:p>12896</text:p>
          </table:table-cell>
          <table:table-cell office:value-type="float" office:value="20979" calcext:value-type="float">
            <text:p>20979</text:p>
          </table:table-cell>
          <table:table-cell office:value-type="float" office:value="66125" calcext:value-type="float">
            <text:p>66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75" calcext:value-type="float">
            <text:p>12575</text:p>
          </table:table-cell>
          <table:table-cell office:value-type="float" office:value="20898" calcext:value-type="float">
            <text:p>20898</text:p>
          </table:table-cell>
          <table:table-cell office:value-type="float" office:value="66527" calcext:value-type="float">
            <text:p>665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2" calcext:value-type="float">
            <text:p>12262</text:p>
          </table:table-cell>
          <table:table-cell office:value-type="float" office:value="20815" calcext:value-type="float">
            <text:p>20815</text:p>
          </table:table-cell>
          <table:table-cell office:value-type="float" office:value="66923" calcext:value-type="float">
            <text:p>669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957" calcext:value-type="float">
            <text:p>11957</text:p>
          </table:table-cell>
          <table:table-cell office:value-type="float" office:value="20729" calcext:value-type="float">
            <text:p>20729</text:p>
          </table:table-cell>
          <table:table-cell office:value-type="float" office:value="67314" calcext:value-type="float">
            <text:p>673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59" calcext:value-type="float">
            <text:p>11659</text:p>
          </table:table-cell>
          <table:table-cell office:value-type="float" office:value="20641" calcext:value-type="float">
            <text:p>20641</text:p>
          </table:table-cell>
          <table:table-cell office:value-type="float" office:value="67700" calcext:value-type="float">
            <text:p>677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69" calcext:value-type="float">
            <text:p>11369</text:p>
          </table:table-cell>
          <table:table-cell office:value-type="float" office:value="20551" calcext:value-type="float">
            <text:p>20551</text:p>
          </table:table-cell>
          <table:table-cell office:value-type="float" office:value="68080" calcext:value-type="float">
            <text:p>68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86" calcext:value-type="float">
            <text:p>11086</text:p>
          </table:table-cell>
          <table:table-cell office:value-type="float" office:value="20459" calcext:value-type="float">
            <text:p>20459</text:p>
          </table:table-cell>
          <table:table-cell office:value-type="float" office:value="68455" calcext:value-type="float">
            <text:p>684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10" calcext:value-type="float">
            <text:p>10810</text:p>
          </table:table-cell>
          <table:table-cell office:value-type="float" office:value="20365" calcext:value-type="float">
            <text:p>20365</text:p>
          </table:table-cell>
          <table:table-cell office:value-type="float" office:value="68825" calcext:value-type="float">
            <text:p>688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40" calcext:value-type="float">
            <text:p>10540</text:p>
          </table:table-cell>
          <table:table-cell office:value-type="float" office:value="20270" calcext:value-type="float">
            <text:p>20270</text:p>
          </table:table-cell>
          <table:table-cell office:value-type="float" office:value="69190" calcext:value-type="float">
            <text:p>691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77" calcext:value-type="float">
            <text:p>10277</text:p>
          </table:table-cell>
          <table:table-cell office:value-type="float" office:value="20173" calcext:value-type="float">
            <text:p>20173</text:p>
          </table:table-cell>
          <table:table-cell office:value-type="float" office:value="69550" calcext:value-type="float">
            <text:p>695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1" calcext:value-type="float">
            <text:p>10021</text:p>
          </table:table-cell>
          <table:table-cell office:value-type="float" office:value="20074" calcext:value-type="float">
            <text:p>20074</text:p>
          </table:table-cell>
          <table:table-cell office:value-type="float" office:value="69905" calcext:value-type="float">
            <text:p>69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71" calcext:value-type="float">
            <text:p>9771</text:p>
          </table:table-cell>
          <table:table-cell office:value-type="float" office:value="19974" calcext:value-type="float">
            <text:p>19974</text:p>
          </table:table-cell>
          <table:table-cell office:value-type="float" office:value="70255" calcext:value-type="float">
            <text:p>702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28" calcext:value-type="float">
            <text:p>9528</text:p>
          </table:table-cell>
          <table:table-cell office:value-type="float" office:value="19872" calcext:value-type="float">
            <text:p>19872</text:p>
          </table:table-cell>
          <table:table-cell office:value-type="float" office:value="70600" calcext:value-type="float">
            <text:p>706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91" calcext:value-type="float">
            <text:p>9291</text:p>
          </table:table-cell>
          <table:table-cell office:value-type="float" office:value="19769" calcext:value-type="float">
            <text:p>19769</text:p>
          </table:table-cell>
          <table:table-cell office:value-type="float" office:value="70940" calcext:value-type="float">
            <text:p>709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60" calcext:value-type="float">
            <text:p>9060</text:p>
          </table:table-cell>
          <table:table-cell office:value-type="float" office:value="19664" calcext:value-type="float">
            <text:p>19664</text:p>
          </table:table-cell>
          <table:table-cell office:value-type="float" office:value="71276" calcext:value-type="float">
            <text:p>712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8835" calcext:value-type="float">
            <text:p>8835</text:p>
          </table:table-cell>
          <table:table-cell office:value-type="float" office:value="19558" calcext:value-type="float">
            <text:p>19558</text:p>
          </table:table-cell>
          <table:table-cell office:value-type="float" office:value="71607" calcext:value-type="float">
            <text:p>716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15" calcext:value-type="float">
            <text:p>8615</text:p>
          </table:table-cell>
          <table:table-cell office:value-type="float" office:value="19451" calcext:value-type="float">
            <text:p>19451</text:p>
          </table:table-cell>
          <table:table-cell office:value-type="float" office:value="71934" calcext:value-type="float">
            <text:p>719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00" calcext:value-type="float">
            <text:p>8400</text:p>
          </table:table-cell>
          <table:table-cell office:value-type="float" office:value="19343" calcext:value-type="float">
            <text:p>19343</text:p>
          </table:table-cell>
          <table:table-cell office:value-type="float" office:value="72257" calcext:value-type="float">
            <text:p>722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90" calcext:value-type="float">
            <text:p>8190</text:p>
          </table:table-cell>
          <table:table-cell office:value-type="float" office:value="19234" calcext:value-type="float">
            <text:p>19234</text:p>
          </table:table-cell>
          <table:table-cell office:value-type="float" office:value="72576" calcext:value-type="float">
            <text:p>725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87" calcext:value-type="float">
            <text:p>7987</text:p>
          </table:table-cell>
          <table:table-cell office:value-type="float" office:value="19123" calcext:value-type="float">
            <text:p>19123</text:p>
          </table:table-cell>
          <table:table-cell office:value-type="float" office:value="72890" calcext:value-type="float">
            <text:p>728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89" calcext:value-type="float">
            <text:p>7789</text:p>
          </table:table-cell>
          <table:table-cell office:value-type="float" office:value="19011" calcext:value-type="float">
            <text:p>19011</text:p>
          </table:table-cell>
          <table:table-cell office:value-type="float" office:value="73200" calcext:value-type="float">
            <text:p>732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96" calcext:value-type="float">
            <text:p>7596</text:p>
          </table:table-cell>
          <table:table-cell office:value-type="float" office:value="18898" calcext:value-type="float">
            <text:p>18898</text:p>
          </table:table-cell>
          <table:table-cell office:value-type="float" office:value="73506" calcext:value-type="float">
            <text:p>735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" calcext:value-type="float">
            <text:p>7408</text:p>
          </table:table-cell>
          <table:table-cell office:value-type="float" office:value="18785" calcext:value-type="float">
            <text:p>18785</text:p>
          </table:table-cell>
          <table:table-cell office:value-type="float" office:value="73807" calcext:value-type="float">
            <text:p>738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23" calcext:value-type="float">
            <text:p>7223</text:p>
          </table:table-cell>
          <table:table-cell office:value-type="float" office:value="18672" calcext:value-type="float">
            <text:p>18672</text:p>
          </table:table-cell>
          <table:table-cell office:value-type="float" office:value="74105" calcext:value-type="float">
            <text:p>741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3" calcext:value-type="float">
            <text:p>7043</text:p>
          </table:table-cell>
          <table:table-cell office:value-type="float" office:value="18558" calcext:value-type="float">
            <text:p>18558</text:p>
          </table:table-cell>
          <table:table-cell office:value-type="float" office:value="74399" calcext:value-type="float">
            <text:p>743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68" calcext:value-type="float">
            <text:p>6868</text:p>
          </table:table-cell>
          <table:table-cell office:value-type="float" office:value="18443" calcext:value-type="float">
            <text:p>18443</text:p>
          </table:table-cell>
          <table:table-cell office:value-type="float" office:value="74689" calcext:value-type="float">
            <text:p>746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97" calcext:value-type="float">
            <text:p>6697</text:p>
          </table:table-cell>
          <table:table-cell office:value-type="float" office:value="18327" calcext:value-type="float">
            <text:p>18327</text:p>
          </table:table-cell>
          <table:table-cell office:value-type="float" office:value="74976" calcext:value-type="float">
            <text:p>749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31" calcext:value-type="float">
            <text:p>6531</text:p>
          </table:table-cell>
          <table:table-cell office:value-type="float" office:value="18210" calcext:value-type="float">
            <text:p>18210</text:p>
          </table:table-cell>
          <table:table-cell office:value-type="float" office:value="75259" calcext:value-type="float">
            <text:p>752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69" calcext:value-type="float">
            <text:p>6369</text:p>
          </table:table-cell>
          <table:table-cell office:value-type="float" office:value="18093" calcext:value-type="float">
            <text:p>18093</text:p>
          </table:table-cell>
          <table:table-cell office:value-type="float" office:value="75538" calcext:value-type="float">
            <text:p>755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11" calcext:value-type="float">
            <text:p>6211</text:p>
          </table:table-cell>
          <table:table-cell office:value-type="float" office:value="17976" calcext:value-type="float">
            <text:p>17976</text:p>
          </table:table-cell>
          <table:table-cell office:value-type="float" office:value="75813" calcext:value-type="float">
            <text:p>758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56" calcext:value-type="float">
            <text:p>6056</text:p>
          </table:table-cell>
          <table:table-cell office:value-type="float" office:value="17859" calcext:value-type="float">
            <text:p>17859</text:p>
          </table:table-cell>
          <table:table-cell office:value-type="float" office:value="76085" calcext:value-type="float">
            <text:p>760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06" calcext:value-type="float">
            <text:p>5906</text:p>
          </table:table-cell>
          <table:table-cell office:value-type="float" office:value="17741" calcext:value-type="float">
            <text:p>17741</text:p>
          </table:table-cell>
          <table:table-cell office:value-type="float" office:value="76353" calcext:value-type="float">
            <text:p>763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9" calcext:value-type="float">
            <text:p>5759</text:p>
          </table:table-cell>
          <table:table-cell office:value-type="float" office:value="17623" calcext:value-type="float">
            <text:p>17623</text:p>
          </table:table-cell>
          <table:table-cell office:value-type="float" office:value="76618" calcext:value-type="float">
            <text:p>766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16" calcext:value-type="float">
            <text:p>5616</text:p>
          </table:table-cell>
          <table:table-cell office:value-type="float" office:value="17504" calcext:value-type="float">
            <text:p>17504</text:p>
          </table:table-cell>
          <table:table-cell office:value-type="float" office:value="76880" calcext:value-type="float">
            <text:p>768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76" calcext:value-type="float">
            <text:p>5476</text:p>
          </table:table-cell>
          <table:table-cell office:value-type="float" office:value="17385" calcext:value-type="float">
            <text:p>17385</text:p>
          </table:table-cell>
          <table:table-cell office:value-type="float" office:value="77139" calcext:value-type="float">
            <text:p>771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40" calcext:value-type="float">
            <text:p>5340</text:p>
          </table:table-cell>
          <table:table-cell office:value-type="float" office:value="17266" calcext:value-type="float">
            <text:p>17266</text:p>
          </table:table-cell>
          <table:table-cell office:value-type="float" office:value="77394" calcext:value-type="float">
            <text:p>773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07" calcext:value-type="float">
            <text:p>5207</text:p>
          </table:table-cell>
          <table:table-cell office:value-type="float" office:value="17147" calcext:value-type="float">
            <text:p>17147</text:p>
          </table:table-cell>
          <table:table-cell office:value-type="float" office:value="77646" calcext:value-type="float">
            <text:p>776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77" calcext:value-type="float">
            <text:p>5077</text:p>
          </table:table-cell>
          <table:table-cell office:value-type="float" office:value="17028" calcext:value-type="float">
            <text:p>17028</text:p>
          </table:table-cell>
          <table:table-cell office:value-type="float" office:value="77895" calcext:value-type="float">
            <text:p>778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951" calcext:value-type="float">
            <text:p>4951</text:p>
          </table:table-cell>
          <table:table-cell office:value-type="float" office:value="16908" calcext:value-type="float">
            <text:p>16908</text:p>
          </table:table-cell>
          <table:table-cell office:value-type="float" office:value="78141" calcext:value-type="float">
            <text:p>781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4828" calcext:value-type="float">
            <text:p>4828</text:p>
          </table:table-cell>
          <table:table-cell office:value-type="float" office:value="16788" calcext:value-type="float">
            <text:p>16788</text:p>
          </table:table-cell>
          <table:table-cell office:value-type="float" office:value="78384" calcext:value-type="float">
            <text:p>783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708" calcext:value-type="float">
            <text:p>4708</text:p>
          </table:table-cell>
          <table:table-cell office:value-type="float" office:value="16669" calcext:value-type="float">
            <text:p>16669</text:p>
          </table:table-cell>
          <table:table-cell office:value-type="float" office:value="78623" calcext:value-type="float">
            <text:p>786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91" calcext:value-type="float">
            <text:p>4591</text:p>
          </table:table-cell>
          <table:table-cell office:value-type="float" office:value="16550" calcext:value-type="float">
            <text:p>16550</text:p>
          </table:table-cell>
          <table:table-cell office:value-type="float" office:value="78859" calcext:value-type="float">
            <text:p>788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78" calcext:value-type="float">
            <text:p>4478</text:p>
          </table:table-cell>
          <table:table-cell office:value-type="float" office:value="16430" calcext:value-type="float">
            <text:p>16430</text:p>
          </table:table-cell>
          <table:table-cell office:value-type="float" office:value="79092" calcext:value-type="float">
            <text:p>790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67" calcext:value-type="float">
            <text:p>4367</text:p>
          </table:table-cell>
          <table:table-cell office:value-type="float" office:value="16310" calcext:value-type="float">
            <text:p>16310</text:p>
          </table:table-cell>
          <table:table-cell office:value-type="float" office:value="79323" calcext:value-type="float">
            <text:p>793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59" calcext:value-type="float">
            <text:p>4259</text:p>
          </table:table-cell>
          <table:table-cell office:value-type="float" office:value="16190" calcext:value-type="float">
            <text:p>16190</text:p>
          </table:table-cell>
          <table:table-cell office:value-type="float" office:value="79551" calcext:value-type="float">
            <text:p>795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54" calcext:value-type="float">
            <text:p>4154</text:p>
          </table:table-cell>
          <table:table-cell office:value-type="float" office:value="16071" calcext:value-type="float">
            <text:p>16071</text:p>
          </table:table-cell>
          <table:table-cell office:value-type="float" office:value="79775" calcext:value-type="float">
            <text:p>797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51" calcext:value-type="float">
            <text:p>4051</text:p>
          </table:table-cell>
          <table:table-cell office:value-type="float" office:value="15952" calcext:value-type="float">
            <text:p>15952</text:p>
          </table:table-cell>
          <table:table-cell office:value-type="float" office:value="79997" calcext:value-type="float">
            <text:p>799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51" calcext:value-type="float">
            <text:p>3951</text:p>
          </table:table-cell>
          <table:table-cell office:value-type="float" office:value="15833" calcext:value-type="float">
            <text:p>15833</text:p>
          </table:table-cell>
          <table:table-cell office:value-type="float" office:value="80216" calcext:value-type="float">
            <text:p>802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53" calcext:value-type="float">
            <text:p>3853</text:p>
          </table:table-cell>
          <table:table-cell office:value-type="float" office:value="15714" calcext:value-type="float">
            <text:p>15714</text:p>
          </table:table-cell>
          <table:table-cell office:value-type="float" office:value="80433" calcext:value-type="float">
            <text:p>804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58" calcext:value-type="float">
            <text:p>3758</text:p>
          </table:table-cell>
          <table:table-cell office:value-type="float" office:value="15595" calcext:value-type="float">
            <text:p>15595</text:p>
          </table:table-cell>
          <table:table-cell office:value-type="float" office:value="80647" calcext:value-type="float">
            <text:p>806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65" calcext:value-type="float">
            <text:p>3665</text:p>
          </table:table-cell>
          <table:table-cell office:value-type="float" office:value="15477" calcext:value-type="float">
            <text:p>15477</text:p>
          </table:table-cell>
          <table:table-cell office:value-type="float" office:value="80858" calcext:value-type="float">
            <text:p>808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75" calcext:value-type="float">
            <text:p>3575</text:p>
          </table:table-cell>
          <table:table-cell office:value-type="float" office:value="15359" calcext:value-type="float">
            <text:p>15359</text:p>
          </table:table-cell>
          <table:table-cell office:value-type="float" office:value="81066" calcext:value-type="float">
            <text:p>810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87" calcext:value-type="float">
            <text:p>3487</text:p>
          </table:table-cell>
          <table:table-cell office:value-type="float" office:value="15241" calcext:value-type="float">
            <text:p>15241</text:p>
          </table:table-cell>
          <table:table-cell office:value-type="float" office:value="81272" calcext:value-type="float">
            <text:p>812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01" calcext:value-type="float">
            <text:p>3401</text:p>
          </table:table-cell>
          <table:table-cell office:value-type="float" office:value="15123" calcext:value-type="float">
            <text:p>15123</text:p>
          </table:table-cell>
          <table:table-cell office:value-type="float" office:value="81476" calcext:value-type="float">
            <text:p>814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16" calcext:value-type="float">
            <text:p>3316</text:p>
          </table:table-cell>
          <table:table-cell office:value-type="float" office:value="15006" calcext:value-type="float">
            <text:p>15006</text:p>
          </table:table-cell>
          <table:table-cell office:value-type="float" office:value="81678" calcext:value-type="float">
            <text:p>816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4" calcext:value-type="float">
            <text:p>3234</text:p>
          </table:table-cell>
          <table:table-cell office:value-type="float" office:value="14889" calcext:value-type="float">
            <text:p>14889</text:p>
          </table:table-cell>
          <table:table-cell office:value-type="float" office:value="81877" calcext:value-type="float">
            <text:p>818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154" calcext:value-type="float">
            <text:p>3154</text:p>
          </table:table-cell>
          <table:table-cell office:value-type="float" office:value="14773" calcext:value-type="float">
            <text:p>14773</text:p>
          </table:table-cell>
          <table:table-cell office:value-type="float" office:value="82073" calcext:value-type="float">
            <text:p>820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76" calcext:value-type="float">
            <text:p>3076</text:p>
          </table:table-cell>
          <table:table-cell office:value-type="float" office:value="14657" calcext:value-type="float">
            <text:p>14657</text:p>
          </table:table-cell>
          <table:table-cell office:value-type="float" office:value="82267" calcext:value-type="float">
            <text:p>822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4541" calcext:value-type="float">
            <text:p>14541</text:p>
          </table:table-cell>
          <table:table-cell office:value-type="float" office:value="82459" calcext:value-type="float">
            <text:p>824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25" calcext:value-type="float">
            <text:p>2925</text:p>
          </table:table-cell>
          <table:table-cell office:value-type="float" office:value="14426" calcext:value-type="float">
            <text:p>14426</text:p>
          </table:table-cell>
          <table:table-cell office:value-type="float" office:value="82649" calcext:value-type="float">
            <text:p>826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53" calcext:value-type="float">
            <text:p>2853</text:p>
          </table:table-cell>
          <table:table-cell office:value-type="float" office:value="14311" calcext:value-type="float">
            <text:p>14311</text:p>
          </table:table-cell>
          <table:table-cell office:value-type="float" office:value="82836" calcext:value-type="float">
            <text:p>828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83" calcext:value-type="float">
            <text:p>2783</text:p>
          </table:table-cell>
          <table:table-cell office:value-type="float" office:value="14196" calcext:value-type="float">
            <text:p>14196</text:p>
          </table:table-cell>
          <table:table-cell office:value-type="float" office:value="83021" calcext:value-type="float">
            <text:p>830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15" calcext:value-type="float">
            <text:p>2715</text:p>
          </table:table-cell>
          <table:table-cell office:value-type="float" office:value="14082" calcext:value-type="float">
            <text:p>14082</text:p>
          </table:table-cell>
          <table:table-cell office:value-type="float" office:value="83203" calcext:value-type="float">
            <text:p>832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48" calcext:value-type="float">
            <text:p>2648</text:p>
          </table:table-cell>
          <table:table-cell office:value-type="float" office:value="13969" calcext:value-type="float">
            <text:p>13969</text:p>
          </table:table-cell>
          <table:table-cell office:value-type="float" office:value="83383" calcext:value-type="float">
            <text:p>833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83" calcext:value-type="float">
            <text:p>2583</text:p>
          </table:table-cell>
          <table:table-cell office:value-type="float" office:value="13856" calcext:value-type="float">
            <text:p>13856</text:p>
          </table:table-cell>
          <table:table-cell office:value-type="float" office:value="83561" calcext:value-type="float">
            <text:p>835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20" calcext:value-type="float">
            <text:p>2520</text:p>
          </table:table-cell>
          <table:table-cell office:value-type="float" office:value="13743" calcext:value-type="float">
            <text:p>13743</text:p>
          </table:table-cell>
          <table:table-cell office:value-type="float" office:value="83737" calcext:value-type="float">
            <text:p>837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58" calcext:value-type="float">
            <text:p>2458</text:p>
          </table:table-cell>
          <table:table-cell office:value-type="float" office:value="13631" calcext:value-type="float">
            <text:p>13631</text:p>
          </table:table-cell>
          <table:table-cell office:value-type="float" office:value="83911" calcext:value-type="float">
            <text:p>839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98" calcext:value-type="float">
            <text:p>2398</text:p>
          </table:table-cell>
          <table:table-cell office:value-type="float" office:value="13519" calcext:value-type="float">
            <text:p>13519</text:p>
          </table:table-cell>
          <table:table-cell office:value-type="float" office:value="84083" calcext:value-type="float">
            <text:p>840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40" calcext:value-type="float">
            <text:p>2340</text:p>
          </table:table-cell>
          <table:table-cell office:value-type="float" office:value="13407" calcext:value-type="float">
            <text:p>13407</text:p>
          </table:table-cell>
          <table:table-cell office:value-type="float" office:value="84253" calcext:value-type="float">
            <text:p>842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82" calcext:value-type="float">
            <text:p>2282</text:p>
          </table:table-cell>
          <table:table-cell office:value-type="float" office:value="13296" calcext:value-type="float">
            <text:p>13296</text:p>
          </table:table-cell>
          <table:table-cell office:value-type="float" office:value="84422" calcext:value-type="float">
            <text:p>84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26" calcext:value-type="float">
            <text:p>2226</text:p>
          </table:table-cell>
          <table:table-cell office:value-type="float" office:value="13186" calcext:value-type="float">
            <text:p>13186</text:p>
          </table:table-cell>
          <table:table-cell office:value-type="float" office:value="84588" calcext:value-type="float">
            <text:p>845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71" calcext:value-type="float">
            <text:p>2171</text:p>
          </table:table-cell>
          <table:table-cell office:value-type="float" office:value="13077" calcext:value-type="float">
            <text:p>13077</text:p>
          </table:table-cell>
          <table:table-cell office:value-type="float" office:value="84752" calcext:value-type="float">
            <text:p>847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18" calcext:value-type="float">
            <text:p>2118</text:p>
          </table:table-cell>
          <table:table-cell office:value-type="float" office:value="12968" calcext:value-type="float">
            <text:p>12968</text:p>
          </table:table-cell>
          <table:table-cell office:value-type="float" office:value="84914" calcext:value-type="float">
            <text:p>849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66" calcext:value-type="float">
            <text:p>2066</text:p>
          </table:table-cell>
          <table:table-cell office:value-type="float" office:value="12860" calcext:value-type="float">
            <text:p>12860</text:p>
          </table:table-cell>
          <table:table-cell office:value-type="float" office:value="85074" calcext:value-type="float">
            <text:p>850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16" calcext:value-type="float">
            <text:p>2016</text:p>
          </table:table-cell>
          <table:table-cell office:value-type="float" office:value="12752" calcext:value-type="float">
            <text:p>12752</text:p>
          </table:table-cell>
          <table:table-cell office:value-type="float" office:value="85232" calcext:value-type="float">
            <text:p>852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66" calcext:value-type="float">
            <text:p>1966</text:p>
          </table:table-cell>
          <table:table-cell office:value-type="float" office:value="12645" calcext:value-type="float">
            <text:p>12645</text:p>
          </table:table-cell>
          <table:table-cell office:value-type="float" office:value="85389" calcext:value-type="float">
            <text:p>853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18" calcext:value-type="float">
            <text:p>1918</text:p>
          </table:table-cell>
          <table:table-cell office:value-type="float" office:value="12538" calcext:value-type="float">
            <text:p>12538</text:p>
          </table:table-cell>
          <table:table-cell office:value-type="float" office:value="85544" calcext:value-type="float">
            <text:p>855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71" calcext:value-type="float">
            <text:p>1871</text:p>
          </table:table-cell>
          <table:table-cell office:value-type="float" office:value="12432" calcext:value-type="float">
            <text:p>12432</text:p>
          </table:table-cell>
          <table:table-cell office:value-type="float" office:value="85697" calcext:value-type="float">
            <text:p>856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25" calcext:value-type="float">
            <text:p>1825</text:p>
          </table:table-cell>
          <table:table-cell office:value-type="float" office:value="12326" calcext:value-type="float">
            <text:p>12326</text:p>
          </table:table-cell>
          <table:table-cell office:value-type="float" office:value="85849" calcext:value-type="float">
            <text:p>858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80" calcext:value-type="float">
            <text:p>1780</text:p>
          </table:table-cell>
          <table:table-cell office:value-type="float" office:value="12221" calcext:value-type="float">
            <text:p>12221</text:p>
          </table:table-cell>
          <table:table-cell office:value-type="float" office:value="85999" calcext:value-type="float">
            <text:p>859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37" calcext:value-type="float">
            <text:p>1737</text:p>
          </table:table-cell>
          <table:table-cell office:value-type="float" office:value="12116" calcext:value-type="float">
            <text:p>12116</text:p>
          </table:table-cell>
          <table:table-cell office:value-type="float" office:value="86147" calcext:value-type="float">
            <text:p>861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94" calcext:value-type="float">
            <text:p>1694</text:p>
          </table:table-cell>
          <table:table-cell office:value-type="float" office:value="12012" calcext:value-type="float">
            <text:p>12012</text:p>
          </table:table-cell>
          <table:table-cell office:value-type="float" office:value="86294" calcext:value-type="float">
            <text:p>862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53" calcext:value-type="float">
            <text:p>1653</text:p>
          </table:table-cell>
          <table:table-cell office:value-type="float" office:value="11908" calcext:value-type="float">
            <text:p>11908</text:p>
          </table:table-cell>
          <table:table-cell office:value-type="float" office:value="86439" calcext:value-type="float">
            <text:p>864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13" calcext:value-type="float">
            <text:p>1613</text:p>
          </table:table-cell>
          <table:table-cell office:value-type="float" office:value="11805" calcext:value-type="float">
            <text:p>11805</text:p>
          </table:table-cell>
          <table:table-cell office:value-type="float" office:value="86582" calcext:value-type="float">
            <text:p>865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3" calcext:value-type="float">
            <text:p>1573</text:p>
          </table:table-cell>
          <table:table-cell office:value-type="float" office:value="11703" calcext:value-type="float">
            <text:p>11703</text:p>
          </table:table-cell>
          <table:table-cell office:value-type="float" office:value="86724" calcext:value-type="float">
            <text:p>867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35" calcext:value-type="float">
            <text:p>1535</text:p>
          </table:table-cell>
          <table:table-cell office:value-type="float" office:value="11601" calcext:value-type="float">
            <text:p>11601</text:p>
          </table:table-cell>
          <table:table-cell office:value-type="float" office:value="86864" calcext:value-type="float">
            <text:p>868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97" calcext:value-type="float">
            <text:p>1497</text:p>
          </table:table-cell>
          <table:table-cell office:value-type="float" office:value="11500" calcext:value-type="float">
            <text:p>11500</text:p>
          </table:table-cell>
          <table:table-cell office:value-type="float" office:value="87003" calcext:value-type="float">
            <text:p>870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61" calcext:value-type="float">
            <text:p>1461</text:p>
          </table:table-cell>
          <table:table-cell office:value-type="float" office:value="11399" calcext:value-type="float">
            <text:p>11399</text:p>
          </table:table-cell>
          <table:table-cell office:value-type="float" office:value="87140" calcext:value-type="float">
            <text:p>871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26" calcext:value-type="float">
            <text:p>1426</text:p>
          </table:table-cell>
          <table:table-cell office:value-type="float" office:value="11300" calcext:value-type="float">
            <text:p>11300</text:p>
          </table:table-cell>
          <table:table-cell office:value-type="float" office:value="87274" calcext:value-type="float">
            <text:p>872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91" calcext:value-type="float">
            <text:p>1391</text:p>
          </table:table-cell>
          <table:table-cell office:value-type="float" office:value="11201" calcext:value-type="float">
            <text:p>11201</text:p>
          </table:table-cell>
          <table:table-cell office:value-type="float" office:value="87408" calcext:value-type="float">
            <text:p>874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58" calcext:value-type="float">
            <text:p>1358</text:p>
          </table:table-cell>
          <table:table-cell office:value-type="float" office:value="11102" calcext:value-type="float">
            <text:p>11102</text:p>
          </table:table-cell>
          <table:table-cell office:value-type="float" office:value="87540" calcext:value-type="float">
            <text:p>875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25" calcext:value-type="float">
            <text:p>1325</text:p>
          </table:table-cell>
          <table:table-cell office:value-type="float" office:value="11004" calcext:value-type="float">
            <text:p>11004</text:p>
          </table:table-cell>
          <table:table-cell office:value-type="float" office:value="87671" calcext:value-type="float">
            <text:p>876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93" calcext:value-type="float">
            <text:p>1293</text:p>
          </table:table-cell>
          <table:table-cell office:value-type="float" office:value="10907" calcext:value-type="float">
            <text:p>10907</text:p>
          </table:table-cell>
          <table:table-cell office:value-type="float" office:value="87800" calcext:value-type="float">
            <text:p>878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" calcext:value-type="float">
            <text:p>1262</text:p>
          </table:table-cell>
          <table:table-cell office:value-type="float" office:value="10810" calcext:value-type="float">
            <text:p>10810</text:p>
          </table:table-cell>
          <table:table-cell office:value-type="float" office:value="87928" calcext:value-type="float">
            <text:p>879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2" calcext:value-type="float">
            <text:p>1232</text:p>
          </table:table-cell>
          <table:table-cell office:value-type="float" office:value="10714" calcext:value-type="float">
            <text:p>10714</text:p>
          </table:table-cell>
          <table:table-cell office:value-type="float" office:value="88054" calcext:value-type="float">
            <text:p>880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0619" calcext:value-type="float">
            <text:p>10619</text:p>
          </table:table-cell>
          <table:table-cell office:value-type="float" office:value="88179" calcext:value-type="float">
            <text:p>881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2" calcext:value-type="float">
            <text:p>1172</text:p>
          </table:table-cell>
          <table:table-cell office:value-type="float" office:value="10525" calcext:value-type="float">
            <text:p>10525</text:p>
          </table:table-cell>
          <table:table-cell office:value-type="float" office:value="88303" calcext:value-type="float">
            <text:p>883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4" calcext:value-type="float">
            <text:p>1144</text:p>
          </table:table-cell>
          <table:table-cell office:value-type="float" office:value="10431" calcext:value-type="float">
            <text:p>10431</text:p>
          </table:table-cell>
          <table:table-cell office:value-type="float" office:value="88425" calcext:value-type="float">
            <text:p>88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6" calcext:value-type="float">
            <text:p>1116</text:p>
          </table:table-cell>
          <table:table-cell office:value-type="float" office:value="10338" calcext:value-type="float">
            <text:p>10338</text:p>
          </table:table-cell>
          <table:table-cell office:value-type="float" office:value="88546" calcext:value-type="float">
            <text:p>885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" calcext:value-type="float">
            <text:p>1089</text:p>
          </table:table-cell>
          <table:table-cell office:value-type="float" office:value="10246" calcext:value-type="float">
            <text:p>10246</text:p>
          </table:table-cell>
          <table:table-cell office:value-type="float" office:value="88665" calcext:value-type="float">
            <text:p>886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3" calcext:value-type="float">
            <text:p>1063</text:p>
          </table:table-cell>
          <table:table-cell office:value-type="float" office:value="10154" calcext:value-type="float">
            <text:p>10154</text:p>
          </table:table-cell>
          <table:table-cell office:value-type="float" office:value="88783" calcext:value-type="float">
            <text:p>887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8" calcext:value-type="float">
            <text:p>1038</text:p>
          </table:table-cell>
          <table:table-cell office:value-type="float" office:value="10063" calcext:value-type="float">
            <text:p>10063</text:p>
          </table:table-cell>
          <table:table-cell office:value-type="float" office:value="88899" calcext:value-type="float">
            <text:p>888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3" calcext:value-type="float">
            <text:p>1013</text:p>
          </table:table-cell>
          <table:table-cell office:value-type="float" office:value="9973" calcext:value-type="float">
            <text:p>9973</text:p>
          </table:table-cell>
          <table:table-cell office:value-type="float" office:value="89014" calcext:value-type="float">
            <text:p>890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" calcext:value-type="float">
            <text:p>988</text:p>
          </table:table-cell>
          <table:table-cell office:value-type="float" office:value="9884" calcext:value-type="float">
            <text:p>9884</text:p>
          </table:table-cell>
          <table:table-cell office:value-type="float" office:value="89128" calcext:value-type="float">
            <text:p>891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9795" calcext:value-type="float">
            <text:p>9795</text:p>
          </table:table-cell>
          <table:table-cell office:value-type="float" office:value="89240" calcext:value-type="float">
            <text:p>892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2" calcext:value-type="float">
            <text:p>942</text:p>
          </table:table-cell>
          <table:table-cell office:value-type="float" office:value="9707" calcext:value-type="float">
            <text:p>9707</text:p>
          </table:table-cell>
          <table:table-cell office:value-type="float" office:value="89351" calcext:value-type="float">
            <text:p>893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9619" calcext:value-type="float">
            <text:p>9619</text:p>
          </table:table-cell>
          <table:table-cell office:value-type="float" office:value="89462" calcext:value-type="float">
            <text:p>894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97" calcext:value-type="float">
            <text:p>897</text:p>
          </table:table-cell>
          <table:table-cell office:value-type="float" office:value="9532" calcext:value-type="float">
            <text:p>9532</text:p>
          </table:table-cell>
          <table:table-cell office:value-type="float" office:value="89571" calcext:value-type="float">
            <text:p>895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76" calcext:value-type="float">
            <text:p>876</text:p>
          </table:table-cell>
          <table:table-cell office:value-type="float" office:value="9445" calcext:value-type="float">
            <text:p>9445</text:p>
          </table:table-cell>
          <table:table-cell office:value-type="float" office:value="89679" calcext:value-type="float">
            <text:p>896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5" calcext:value-type="float">
            <text:p>855</text:p>
          </table:table-cell>
          <table:table-cell office:value-type="float" office:value="9359" calcext:value-type="float">
            <text:p>9359</text:p>
          </table:table-cell>
          <table:table-cell office:value-type="float" office:value="89786" calcext:value-type="float">
            <text:p>897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5" calcext:value-type="float">
            <text:p>835</text:p>
          </table:table-cell>
          <table:table-cell office:value-type="float" office:value="9274" calcext:value-type="float">
            <text:p>9274</text:p>
          </table:table-cell>
          <table:table-cell office:value-type="float" office:value="89891" calcext:value-type="float">
            <text:p>898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5" calcext:value-type="float">
            <text:p>815</text:p>
          </table:table-cell>
          <table:table-cell office:value-type="float" office:value="9190" calcext:value-type="float">
            <text:p>9190</text:p>
          </table:table-cell>
          <table:table-cell office:value-type="float" office:value="89995" calcext:value-type="float">
            <text:p>899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5" calcext:value-type="float">
            <text:p>795</text:p>
          </table:table-cell>
          <table:table-cell office:value-type="float" office:value="9107" calcext:value-type="float">
            <text:p>9107</text:p>
          </table:table-cell>
          <table:table-cell office:value-type="float" office:value="90098" calcext:value-type="float">
            <text:p>900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7" calcext:value-type="float">
            <text:p>777</text:p>
          </table:table-cell>
          <table:table-cell office:value-type="float" office:value="9023" calcext:value-type="float">
            <text:p>9023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9" calcext:value-type="float">
            <text:p>759</text:p>
          </table:table-cell>
          <table:table-cell office:value-type="float" office:value="8940" calcext:value-type="float">
            <text:p>8940</text:p>
          </table:table-cell>
          <table:table-cell office:value-type="float" office:value="90301" calcext:value-type="float">
            <text:p>903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" calcext:value-type="float">
            <text:p>741</text:p>
          </table:table-cell>
          <table:table-cell office:value-type="float" office:value="8858" calcext:value-type="float">
            <text:p>8858</text:p>
          </table:table-cell>
          <table:table-cell office:value-type="float" office:value="90401" calcext:value-type="float">
            <text:p>904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3" calcext:value-type="float">
            <text:p>723</text:p>
          </table:table-cell>
          <table:table-cell office:value-type="float" office:value="8777" calcext:value-type="float">
            <text:p>8777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6" calcext:value-type="float">
            <text:p>706</text:p>
          </table:table-cell>
          <table:table-cell office:value-type="float" office:value="8697" calcext:value-type="float">
            <text:p>8697</text:p>
          </table:table-cell>
          <table:table-cell office:value-type="float" office:value="90597" calcext:value-type="float">
            <text:p>905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9" calcext:value-type="float">
            <text:p>689</text:p>
          </table:table-cell>
          <table:table-cell office:value-type="float" office:value="8618" calcext:value-type="float">
            <text:p>8618</text:p>
          </table:table-cell>
          <table:table-cell office:value-type="float" office:value="90693" calcext:value-type="float">
            <text:p>906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3" calcext:value-type="float">
            <text:p>673</text:p>
          </table:table-cell>
          <table:table-cell office:value-type="float" office:value="8538" calcext:value-type="float">
            <text:p>8538</text:p>
          </table:table-cell>
          <table:table-cell office:value-type="float" office:value="90789" calcext:value-type="float">
            <text:p>907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7" calcext:value-type="float">
            <text:p>657</text:p>
          </table:table-cell>
          <table:table-cell office:value-type="float" office:value="8459" calcext:value-type="float">
            <text:p>8459</text:p>
          </table:table-cell>
          <table:table-cell office:value-type="float" office:value="90884" calcext:value-type="float">
            <text:p>908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2" calcext:value-type="float">
            <text:p>642</text:p>
          </table:table-cell>
          <table:table-cell office:value-type="float" office:value="8381" calcext:value-type="float">
            <text:p>8381</text:p>
          </table:table-cell>
          <table:table-cell office:value-type="float" office:value="90977" calcext:value-type="float">
            <text:p>909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7" calcext:value-type="float">
            <text:p>627</text:p>
          </table:table-cell>
          <table:table-cell office:value-type="float" office:value="8304" calcext:value-type="float">
            <text:p>8304</text:p>
          </table:table-cell>
          <table:table-cell office:value-type="float" office:value="91069" calcext:value-type="float">
            <text:p>9106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" calcext:value-type="float">
            <text:p>612</text:p>
          </table:table-cell>
          <table:table-cell office:value-type="float" office:value="8227" calcext:value-type="float">
            <text:p>8227</text:p>
          </table:table-cell>
          <table:table-cell office:value-type="float" office:value="91161" calcext:value-type="float">
            <text:p>911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7" calcext:value-type="float">
            <text:p>597</text:p>
          </table:table-cell>
          <table:table-cell office:value-type="float" office:value="8151" calcext:value-type="float">
            <text:p>8151</text:p>
          </table:table-cell>
          <table:table-cell office:value-type="float" office:value="91252" calcext:value-type="float">
            <text:p>912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" calcext:value-type="float">
            <text:p>584</text:p>
          </table:table-cell>
          <table:table-cell office:value-type="float" office:value="8075" calcext:value-type="float">
            <text:p>8075</text:p>
          </table:table-cell>
          <table:table-cell office:value-type="float" office:value="91341" calcext:value-type="float">
            <text:p>913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" calcext:value-type="float">
            <text:p>571</text:p>
          </table:table-cell>
          <table:table-cell office:value-type="float" office:value="8000" calcext:value-type="float">
            <text:p>8000</text:p>
          </table:table-cell>
          <table:table-cell office:value-type="float" office:value="91429" calcext:value-type="float">
            <text:p>914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8" calcext:value-type="float">
            <text:p>558</text:p>
          </table:table-cell>
          <table:table-cell office:value-type="float" office:value="7925" calcext:value-type="float">
            <text:p>7925</text:p>
          </table:table-cell>
          <table:table-cell office:value-type="float" office:value="91517" calcext:value-type="float">
            <text:p>915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5" calcext:value-type="float">
            <text:p>545</text:p>
          </table:table-cell>
          <table:table-cell office:value-type="float" office:value="7851" calcext:value-type="float">
            <text:p>7851</text:p>
          </table:table-cell>
          <table:table-cell office:value-type="float" office:value="91604" calcext:value-type="float">
            <text:p>916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2" calcext:value-type="float">
            <text:p>532</text:p>
          </table:table-cell>
          <table:table-cell office:value-type="float" office:value="7778" calcext:value-type="float">
            <text:p>7778</text:p>
          </table:table-cell>
          <table:table-cell office:value-type="float" office:value="91690" calcext:value-type="float">
            <text:p>9169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0" calcext:value-type="float">
            <text:p>520</text:p>
          </table:table-cell>
          <table:table-cell office:value-type="float" office:value="7706" calcext:value-type="float">
            <text:p>7706</text:p>
          </table:table-cell>
          <table:table-cell office:value-type="float" office:value="91774" calcext:value-type="float">
            <text:p>9177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8" calcext:value-type="float">
            <text:p>508</text:p>
          </table:table-cell>
          <table:table-cell office:value-type="float" office:value="7634" calcext:value-type="float">
            <text:p>7634</text:p>
          </table:table-cell>
          <table:table-cell office:value-type="float" office:value="91858" calcext:value-type="float">
            <text:p>918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96" calcext:value-type="float">
            <text:p>496</text:p>
          </table:table-cell>
          <table:table-cell office:value-type="float" office:value="7563" calcext:value-type="float">
            <text:p>7563</text:p>
          </table:table-cell>
          <table:table-cell office:value-type="float" office:value="91941" calcext:value-type="float">
            <text:p>919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85" calcext:value-type="float">
            <text:p>485</text:p>
          </table:table-cell>
          <table:table-cell office:value-type="float" office:value="7492" calcext:value-type="float">
            <text:p>7492</text:p>
          </table:table-cell>
          <table:table-cell office:value-type="float" office:value="92023" calcext:value-type="float">
            <text:p>920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74" calcext:value-type="float">
            <text:p>474</text:p>
          </table:table-cell>
          <table:table-cell office:value-type="float" office:value="7422" calcext:value-type="float">
            <text:p>7422</text:p>
          </table:table-cell>
          <table:table-cell office:value-type="float" office:value="92104" calcext:value-type="float">
            <text:p>921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3" calcext:value-type="float">
            <text:p>463</text:p>
          </table:table-cell>
          <table:table-cell office:value-type="float" office:value="7352" calcext:value-type="float">
            <text:p>7352</text:p>
          </table:table-cell>
          <table:table-cell office:value-type="float" office:value="92185" calcext:value-type="float">
            <text:p>9218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3" calcext:value-type="float">
            <text:p>453</text:p>
          </table:table-cell>
          <table:table-cell office:value-type="float" office:value="7283" calcext:value-type="float">
            <text:p>7283</text:p>
          </table:table-cell>
          <table:table-cell office:value-type="float" office:value="92264" calcext:value-type="float">
            <text:p>922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3" calcext:value-type="float">
            <text:p>443</text:p>
          </table:table-cell>
          <table:table-cell office:value-type="float" office:value="7215" calcext:value-type="float">
            <text:p>7215</text:p>
          </table:table-cell>
          <table:table-cell office:value-type="float" office:value="92342" calcext:value-type="float">
            <text:p>923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3" calcext:value-type="float">
            <text:p>433</text:p>
          </table:table-cell>
          <table:table-cell office:value-type="float" office:value="7147" calcext:value-type="float">
            <text:p>7147</text:p>
          </table:table-cell>
          <table:table-cell office:value-type="float" office:value="92420" calcext:value-type="float">
            <text:p>924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3" calcext:value-type="float">
            <text:p>423</text:p>
          </table:table-cell>
          <table:table-cell office:value-type="float" office:value="7080" calcext:value-type="float">
            <text:p>7080</text:p>
          </table:table-cell>
          <table:table-cell office:value-type="float" office:value="92497" calcext:value-type="float">
            <text:p>924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3" calcext:value-type="float">
            <text:p>413</text:p>
          </table:table-cell>
          <table:table-cell office:value-type="float" office:value="7014" calcext:value-type="float">
            <text:p>7014</text:p>
          </table:table-cell>
          <table:table-cell office:value-type="float" office:value="92573" calcext:value-type="float">
            <text:p>925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3" calcext:value-type="float">
            <text:p>403</text:p>
          </table:table-cell>
          <table:table-cell office:value-type="float" office:value="6948" calcext:value-type="float">
            <text:p>6948</text:p>
          </table:table-cell>
          <table:table-cell office:value-type="float" office:value="92649" calcext:value-type="float">
            <text:p>926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3" calcext:value-type="float">
            <text:p>393</text:p>
          </table:table-cell>
          <table:table-cell office:value-type="float" office:value="6883" calcext:value-type="float">
            <text:p>6883</text:p>
          </table:table-cell>
          <table:table-cell office:value-type="float" office:value="92724" calcext:value-type="float">
            <text:p>927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5" calcext:value-type="float">
            <text:p>385</text:p>
          </table:table-cell>
          <table:table-cell office:value-type="float" office:value="6818" calcext:value-type="float">
            <text:p>6818</text:p>
          </table:table-cell>
          <table:table-cell office:value-type="float" office:value="92797" calcext:value-type="float">
            <text:p>927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7" calcext:value-type="float">
            <text:p>377</text:p>
          </table:table-cell>
          <table:table-cell office:value-type="float" office:value="6753" calcext:value-type="float">
            <text:p>6753</text:p>
          </table:table-cell>
          <table:table-cell office:value-type="float" office:value="92870" calcext:value-type="float">
            <text:p>928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9" calcext:value-type="float">
            <text:p>369</text:p>
          </table:table-cell>
          <table:table-cell office:value-type="float" office:value="6689" calcext:value-type="float">
            <text:p>6689</text:p>
          </table:table-cell>
          <table:table-cell office:value-type="float" office:value="92942" calcext:value-type="float">
            <text:p>929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1" calcext:value-type="float">
            <text:p>361</text:p>
          </table:table-cell>
          <table:table-cell office:value-type="float" office:value="6626" calcext:value-type="float">
            <text:p>6626</text:p>
          </table:table-cell>
          <table:table-cell office:value-type="float" office:value="93013" calcext:value-type="float">
            <text:p>930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3" calcext:value-type="float">
            <text:p>353</text:p>
          </table:table-cell>
          <table:table-cell office:value-type="float" office:value="6563" calcext:value-type="float">
            <text:p>6563</text:p>
          </table:table-cell>
          <table:table-cell office:value-type="float" office:value="93084" calcext:value-type="float">
            <text:p>930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5" calcext:value-type="float">
            <text:p>345</text:p>
          </table:table-cell>
          <table:table-cell office:value-type="float" office:value="6501" calcext:value-type="float">
            <text:p>6501</text:p>
          </table:table-cell>
          <table:table-cell office:value-type="float" office:value="93154" calcext:value-type="float">
            <text:p>931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7" calcext:value-type="float">
            <text:p>337</text:p>
          </table:table-cell>
          <table:table-cell office:value-type="float" office:value="6439" calcext:value-type="float">
            <text:p>6439</text:p>
          </table:table-cell>
          <table:table-cell office:value-type="float" office:value="93224" calcext:value-type="float">
            <text:p>932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9" calcext:value-type="float">
            <text:p>329</text:p>
          </table:table-cell>
          <table:table-cell office:value-type="float" office:value="6378" calcext:value-type="float">
            <text:p>6378</text:p>
          </table:table-cell>
          <table:table-cell office:value-type="float" office:value="93293" calcext:value-type="float">
            <text:p>9329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2" calcext:value-type="float">
            <text:p>322</text:p>
          </table:table-cell>
          <table:table-cell office:value-type="float" office:value="6318" calcext:value-type="float">
            <text:p>6318</text:p>
          </table:table-cell>
          <table:table-cell office:value-type="float" office:value="93360" calcext:value-type="float">
            <text:p>933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315" calcext:value-type="float">
            <text:p>315</text:p>
          </table:table-cell>
          <table:table-cell office:value-type="float" office:value="6258" calcext:value-type="float">
            <text:p>6258</text:p>
          </table:table-cell>
          <table:table-cell office:value-type="float" office:value="93427" calcext:value-type="float">
            <text:p>934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8" calcext:value-type="float">
            <text:p>308</text:p>
          </table:table-cell>
          <table:table-cell office:value-type="float" office:value="6199" calcext:value-type="float">
            <text:p>6199</text:p>
          </table:table-cell>
          <table:table-cell office:value-type="float" office:value="93493" calcext:value-type="float">
            <text:p>9349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1" calcext:value-type="float">
            <text:p>301</text:p>
          </table:table-cell>
          <table:table-cell office:value-type="float" office:value="6141" calcext:value-type="float">
            <text:p>6141</text:p>
          </table:table-cell>
          <table:table-cell office:value-type="float" office:value="93558" calcext:value-type="float">
            <text:p>935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4" calcext:value-type="float">
            <text:p>294</text:p>
          </table:table-cell>
          <table:table-cell office:value-type="float" office:value="6083" calcext:value-type="float">
            <text:p>6083</text:p>
          </table:table-cell>
          <table:table-cell office:value-type="float" office:value="93623" calcext:value-type="float">
            <text:p>9362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8" calcext:value-type="float">
            <text:p>288</text:p>
          </table:table-cell>
          <table:table-cell office:value-type="float" office:value="6025" calcext:value-type="float">
            <text:p>6025</text:p>
          </table:table-cell>
          <table:table-cell office:value-type="float" office:value="93687" calcext:value-type="float">
            <text:p>936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2" calcext:value-type="float">
            <text:p>282</text:p>
          </table:table-cell>
          <table:table-cell office:value-type="float" office:value="5967" calcext:value-type="float">
            <text:p>5967</text:p>
          </table:table-cell>
          <table:table-cell office:value-type="float" office:value="93751" calcext:value-type="float">
            <text:p>9375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6" calcext:value-type="float">
            <text:p>276</text:p>
          </table:table-cell>
          <table:table-cell office:value-type="float" office:value="5910" calcext:value-type="float">
            <text:p>5910</text:p>
          </table:table-cell>
          <table:table-cell office:value-type="float" office:value="93814" calcext:value-type="float">
            <text:p>938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0" calcext:value-type="float">
            <text:p>270</text:p>
          </table:table-cell>
          <table:table-cell office:value-type="float" office:value="5853" calcext:value-type="float">
            <text:p>5853</text:p>
          </table:table-cell>
          <table:table-cell office:value-type="float" office:value="93877" calcext:value-type="float">
            <text:p>938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4" calcext:value-type="float">
            <text:p>264</text:p>
          </table:table-cell>
          <table:table-cell office:value-type="float" office:value="5797" calcext:value-type="float">
            <text:p>5797</text:p>
          </table:table-cell>
          <table:table-cell office:value-type="float" office:value="93939" calcext:value-type="float">
            <text:p>9393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9" calcext:value-type="float">
            <text:p>259</text:p>
          </table:table-cell>
          <table:table-cell office:value-type="float" office:value="5742" calcext:value-type="float">
            <text:p>5742</text:p>
          </table:table-cell>
          <table:table-cell office:value-type="float" office:value="93999" calcext:value-type="float">
            <text:p>9399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4" calcext:value-type="float">
            <text:p>254</text:p>
          </table:table-cell>
          <table:table-cell office:value-type="float" office:value="5687" calcext:value-type="float">
            <text:p>5687</text:p>
          </table:table-cell>
          <table:table-cell office:value-type="float" office:value="94059" calcext:value-type="float">
            <text:p>940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9" calcext:value-type="float">
            <text:p>249</text:p>
          </table:table-cell>
          <table:table-cell office:value-type="float" office:value="5633" calcext:value-type="float">
            <text:p>5633</text:p>
          </table:table-cell>
          <table:table-cell office:value-type="float" office:value="94118" calcext:value-type="float">
            <text:p>941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4" calcext:value-type="float">
            <text:p>244</text:p>
          </table:table-cell>
          <table:table-cell office:value-type="float" office:value="5579" calcext:value-type="float">
            <text:p>5579</text:p>
          </table:table-cell>
          <table:table-cell office:value-type="float" office:value="94177" calcext:value-type="float">
            <text:p>941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9" calcext:value-type="float">
            <text:p>239</text:p>
          </table:table-cell>
          <table:table-cell office:value-type="float" office:value="5526" calcext:value-type="float">
            <text:p>5526</text:p>
          </table:table-cell>
          <table:table-cell office:value-type="float" office:value="94235" calcext:value-type="float">
            <text:p>942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4" calcext:value-type="float">
            <text:p>234</text:p>
          </table:table-cell>
          <table:table-cell office:value-type="float" office:value="5473" calcext:value-type="float">
            <text:p>5473</text:p>
          </table:table-cell>
          <table:table-cell office:value-type="float" office:value="94293" calcext:value-type="float">
            <text:p>942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9" calcext:value-type="float">
            <text:p>229</text:p>
          </table:table-cell>
          <table:table-cell office:value-type="float" office:value="5421" calcext:value-type="float">
            <text:p>5421</text:p>
          </table:table-cell>
          <table:table-cell office:value-type="float" office:value="94350" calcext:value-type="float">
            <text:p>9435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4" calcext:value-type="float">
            <text:p>224</text:p>
          </table:table-cell>
          <table:table-cell office:value-type="float" office:value="5369" calcext:value-type="float">
            <text:p>5369</text:p>
          </table:table-cell>
          <table:table-cell office:value-type="float" office:value="94407" calcext:value-type="float">
            <text:p>944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9" calcext:value-type="float">
            <text:p>219</text:p>
          </table:table-cell>
          <table:table-cell office:value-type="float" office:value="5318" calcext:value-type="float">
            <text:p>5318</text:p>
          </table:table-cell>
          <table:table-cell office:value-type="float" office:value="94463" calcext:value-type="float">
            <text:p>944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" calcext:value-type="float">
            <text:p>214</text:p>
          </table:table-cell>
          <table:table-cell office:value-type="float" office:value="5267" calcext:value-type="float">
            <text:p>5267</text:p>
          </table:table-cell>
          <table:table-cell office:value-type="float" office:value="94519" calcext:value-type="float">
            <text:p>945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9" calcext:value-type="float">
            <text:p>209</text:p>
          </table:table-cell>
          <table:table-cell office:value-type="float" office:value="5217" calcext:value-type="float">
            <text:p>5217</text:p>
          </table:table-cell>
          <table:table-cell office:value-type="float" office:value="94574" calcext:value-type="float">
            <text:p>9457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4" calcext:value-type="float">
            <text:p>204</text:p>
          </table:table-cell>
          <table:table-cell office:value-type="float" office:value="5167" calcext:value-type="float">
            <text:p>5167</text:p>
          </table:table-cell>
          <table:table-cell office:value-type="float" office:value="94629" calcext:value-type="float">
            <text:p>946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9" calcext:value-type="float">
            <text:p>199</text:p>
          </table:table-cell>
          <table:table-cell office:value-type="float" office:value="5118" calcext:value-type="float">
            <text:p>5118</text:p>
          </table:table-cell>
          <table:table-cell office:value-type="float" office:value="94683" calcext:value-type="float">
            <text:p>946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6" calcext:value-type="float">
            <text:p>196</text:p>
          </table:table-cell>
          <table:table-cell office:value-type="float" office:value="5068" calcext:value-type="float">
            <text:p>5068</text:p>
          </table:table-cell>
          <table:table-cell office:value-type="float" office:value="94736" calcext:value-type="float">
            <text:p>947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" calcext:value-type="float">
            <text:p>193</text:p>
          </table:table-cell>
          <table:table-cell office:value-type="float" office:value="5019" calcext:value-type="float">
            <text:p>5019</text:p>
          </table:table-cell>
          <table:table-cell office:value-type="float" office:value="94788" calcext:value-type="float">
            <text:p>947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0" calcext:value-type="float">
            <text:p>190</text:p>
          </table:table-cell>
          <table:table-cell office:value-type="float" office:value="4970" calcext:value-type="float">
            <text:p>4970</text:p>
          </table:table-cell>
          <table:table-cell office:value-type="float" office:value="94840" calcext:value-type="float">
            <text:p>9484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7" calcext:value-type="float">
            <text:p>187</text:p>
          </table:table-cell>
          <table:table-cell office:value-type="float" office:value="4922" calcext:value-type="float">
            <text:p>4922</text:p>
          </table:table-cell>
          <table:table-cell office:value-type="float" office:value="94891" calcext:value-type="float">
            <text:p>948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4" calcext:value-type="float">
            <text:p>184</text:p>
          </table:table-cell>
          <table:table-cell office:value-type="float" office:value="4874" calcext:value-type="float">
            <text:p>4874</text:p>
          </table:table-cell>
          <table:table-cell office:value-type="float" office:value="94942" calcext:value-type="float">
            <text:p>949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1" calcext:value-type="float">
            <text:p>181</text:p>
          </table:table-cell>
          <table:table-cell office:value-type="float" office:value="4827" calcext:value-type="float">
            <text:p>4827</text:p>
          </table:table-cell>
          <table:table-cell office:value-type="float" office:value="94992" calcext:value-type="float">
            <text:p>949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8" calcext:value-type="float">
            <text:p>178</text:p>
          </table:table-cell>
          <table:table-cell office:value-type="float" office:value="4780" calcext:value-type="float">
            <text:p>4780</text:p>
          </table:table-cell>
          <table:table-cell office:value-type="float" office:value="95042" calcext:value-type="float">
            <text:p>9504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5" calcext:value-type="float">
            <text:p>175</text:p>
          </table:table-cell>
          <table:table-cell office:value-type="float" office:value="4734" calcext:value-type="float">
            <text:p>4734</text:p>
          </table:table-cell>
          <table:table-cell office:value-type="float" office:value="95091" calcext:value-type="float">
            <text:p>950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2" calcext:value-type="float">
            <text:p>172</text:p>
          </table:table-cell>
          <table:table-cell office:value-type="float" office:value="4688" calcext:value-type="float">
            <text:p>4688</text:p>
          </table:table-cell>
          <table:table-cell office:value-type="float" office:value="95140" calcext:value-type="float">
            <text:p>9514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9" calcext:value-type="float">
            <text:p>169</text:p>
          </table:table-cell>
          <table:table-cell office:value-type="float" office:value="4643" calcext:value-type="float">
            <text:p>4643</text:p>
          </table:table-cell>
          <table:table-cell office:value-type="float" office:value="95188" calcext:value-type="float">
            <text:p>9518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6" calcext:value-type="float">
            <text:p>166</text:p>
          </table:table-cell>
          <table:table-cell office:value-type="float" office:value="4598" calcext:value-type="float">
            <text:p>4598</text:p>
          </table:table-cell>
          <table:table-cell office:value-type="float" office:value="95236" calcext:value-type="float">
            <text:p>952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3" calcext:value-type="float">
            <text:p>163</text:p>
          </table:table-cell>
          <table:table-cell office:value-type="float" office:value="4554" calcext:value-type="float">
            <text:p>4554</text:p>
          </table:table-cell>
          <table:table-cell office:value-type="float" office:value="95283" calcext:value-type="float">
            <text:p>9528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" calcext:value-type="float">
            <text:p>160</text:p>
          </table:table-cell>
          <table:table-cell office:value-type="float" office:value="4510" calcext:value-type="float">
            <text:p>4510</text:p>
          </table:table-cell>
          <table:table-cell office:value-type="float" office:value="95330" calcext:value-type="float">
            <text:p>953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" calcext:value-type="float">
            <text:p>157</text:p>
          </table:table-cell>
          <table:table-cell office:value-type="float" office:value="4466" calcext:value-type="float">
            <text:p>4466</text:p>
          </table:table-cell>
          <table:table-cell office:value-type="float" office:value="95377" calcext:value-type="float">
            <text:p>953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4" calcext:value-type="float">
            <text:p>154</text:p>
          </table:table-cell>
          <table:table-cell office:value-type="float" office:value="4423" calcext:value-type="float">
            <text:p>4423</text:p>
          </table:table-cell>
          <table:table-cell office:value-type="float" office:value="95423" calcext:value-type="float">
            <text:p>954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1" calcext:value-type="float">
            <text:p>151</text:p>
          </table:table-cell>
          <table:table-cell office:value-type="float" office:value="4380" calcext:value-type="float">
            <text:p>4380</text:p>
          </table:table-cell>
          <table:table-cell office:value-type="float" office:value="95469" calcext:value-type="float">
            <text:p>954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8" calcext:value-type="float">
            <text:p>148</text:p>
          </table:table-cell>
          <table:table-cell office:value-type="float" office:value="4338" calcext:value-type="float">
            <text:p>4338</text:p>
          </table:table-cell>
          <table:table-cell office:value-type="float" office:value="95514" calcext:value-type="float">
            <text:p>955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5" calcext:value-type="float">
            <text:p>145</text:p>
          </table:table-cell>
          <table:table-cell office:value-type="float" office:value="4296" calcext:value-type="float">
            <text:p>4296</text:p>
          </table:table-cell>
          <table:table-cell office:value-type="float" office:value="95559" calcext:value-type="float">
            <text:p>955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2" calcext:value-type="float">
            <text:p>142</text:p>
          </table:table-cell>
          <table:table-cell office:value-type="float" office:value="4255" calcext:value-type="float">
            <text:p>4255</text:p>
          </table:table-cell>
          <table:table-cell office:value-type="float" office:value="95603" calcext:value-type="float">
            <text:p>956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9" calcext:value-type="float">
            <text:p>139</text:p>
          </table:table-cell>
          <table:table-cell office:value-type="float" office:value="4214" calcext:value-type="float">
            <text:p>4214</text:p>
          </table:table-cell>
          <table:table-cell office:value-type="float" office:value="95647" calcext:value-type="float">
            <text:p>956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6" calcext:value-type="float">
            <text:p>136</text:p>
          </table:table-cell>
          <table:table-cell office:value-type="float" office:value="4173" calcext:value-type="float">
            <text:p>4173</text:p>
          </table:table-cell>
          <table:table-cell office:value-type="float" office:value="95691" calcext:value-type="float">
            <text:p>956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3" calcext:value-type="float">
            <text:p>133</text:p>
          </table:table-cell>
          <table:table-cell office:value-type="float" office:value="4133" calcext:value-type="float">
            <text:p>4133</text:p>
          </table:table-cell>
          <table:table-cell office:value-type="float" office:value="95734" calcext:value-type="float">
            <text:p>957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1" calcext:value-type="float">
            <text:p>131</text:p>
          </table:table-cell>
          <table:table-cell office:value-type="float" office:value="4093" calcext:value-type="float">
            <text:p>4093</text:p>
          </table:table-cell>
          <table:table-cell office:value-type="float" office:value="95776" calcext:value-type="float">
            <text:p>957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9" calcext:value-type="float">
            <text:p>129</text:p>
          </table:table-cell>
          <table:table-cell office:value-type="float" office:value="4054" calcext:value-type="float">
            <text:p>4054</text:p>
          </table:table-cell>
          <table:table-cell office:value-type="float" office:value="95817" calcext:value-type="float">
            <text:p>958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" calcext:value-type="float">
            <text:p>127</text:p>
          </table:table-cell>
          <table:table-cell office:value-type="float" office:value="4015" calcext:value-type="float">
            <text:p>4015</text:p>
          </table:table-cell>
          <table:table-cell office:value-type="float" office:value="95858" calcext:value-type="float">
            <text:p>958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" calcext:value-type="float">
            <text:p>125</text:p>
          </table:table-cell>
          <table:table-cell office:value-type="float" office:value="3976" calcext:value-type="float">
            <text:p>3976</text:p>
          </table:table-cell>
          <table:table-cell office:value-type="float" office:value="95899" calcext:value-type="float">
            <text:p>958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" calcext:value-type="float">
            <text:p>123</text:p>
          </table:table-cell>
          <table:table-cell office:value-type="float" office:value="3938" calcext:value-type="float">
            <text:p>3938</text:p>
          </table:table-cell>
          <table:table-cell office:value-type="float" office:value="95939" calcext:value-type="float">
            <text:p>959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" calcext:value-type="float">
            <text:p>121</text:p>
          </table:table-cell>
          <table:table-cell office:value-type="float" office:value="3900" calcext:value-type="float">
            <text:p>3900</text:p>
          </table:table-cell>
          <table:table-cell office:value-type="float" office:value="95979" calcext:value-type="float">
            <text:p>959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9" calcext:value-type="float">
            <text:p>119</text:p>
          </table:table-cell>
          <table:table-cell office:value-type="float" office:value="3862" calcext:value-type="float">
            <text:p>3862</text:p>
          </table:table-cell>
          <table:table-cell office:value-type="float" office:value="96019" calcext:value-type="float">
            <text:p>960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" calcext:value-type="float">
            <text:p>117</text:p>
          </table:table-cell>
          <table:table-cell office:value-type="float" office:value="3825" calcext:value-type="float">
            <text:p>3825</text:p>
          </table:table-cell>
          <table:table-cell office:value-type="float" office:value="96058" calcext:value-type="float">
            <text:p>9605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5" calcext:value-type="float">
            <text:p>115</text:p>
          </table:table-cell>
          <table:table-cell office:value-type="float" office:value="3788" calcext:value-type="float">
            <text:p>3788</text:p>
          </table:table-cell>
          <table:table-cell office:value-type="float" office:value="96097" calcext:value-type="float">
            <text:p>960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" calcext:value-type="float">
            <text:p>113</text:p>
          </table:table-cell>
          <table:table-cell office:value-type="float" office:value="3752" calcext:value-type="float">
            <text:p>3752</text:p>
          </table:table-cell>
          <table:table-cell office:value-type="float" office:value="96135" calcext:value-type="float">
            <text:p>961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" calcext:value-type="float">
            <text:p>111</text:p>
          </table:table-cell>
          <table:table-cell office:value-type="float" office:value="3716" calcext:value-type="float">
            <text:p>3716</text:p>
          </table:table-cell>
          <table:table-cell office:value-type="float" office:value="96173" calcext:value-type="float">
            <text:p>9617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" calcext:value-type="float">
            <text:p>109</text:p>
          </table:table-cell>
          <table:table-cell office:value-type="float" office:value="3680" calcext:value-type="float">
            <text:p>3680</text:p>
          </table:table-cell>
          <table:table-cell office:value-type="float" office:value="96211" calcext:value-type="float">
            <text:p>962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" calcext:value-type="float">
            <text:p>107</text:p>
          </table:table-cell>
          <table:table-cell office:value-type="float" office:value="3645" calcext:value-type="float">
            <text:p>3645</text:p>
          </table:table-cell>
          <table:table-cell office:value-type="float" office:value="96248" calcext:value-type="float">
            <text:p>962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" calcext:value-type="float">
            <text:p>105</text:p>
          </table:table-cell>
          <table:table-cell office:value-type="float" office:value="3610" calcext:value-type="float">
            <text:p>3610</text:p>
          </table:table-cell>
          <table:table-cell office:value-type="float" office:value="96285" calcext:value-type="float">
            <text:p>962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" calcext:value-type="float">
            <text:p>103</text:p>
          </table:table-cell>
          <table:table-cell office:value-type="float" office:value="3575" calcext:value-type="float">
            <text:p>3575</text:p>
          </table:table-cell>
          <table:table-cell office:value-type="float" office:value="96322" calcext:value-type="float">
            <text:p>963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" calcext:value-type="float">
            <text:p>101</text:p>
          </table:table-cell>
          <table:table-cell office:value-type="float" office:value="3541" calcext:value-type="float">
            <text:p>3541</text:p>
          </table:table-cell>
          <table:table-cell office:value-type="float" office:value="96358" calcext:value-type="float">
            <text:p>963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" calcext:value-type="float">
            <text:p>99</text:p>
          </table:table-cell>
          <table:table-cell office:value-type="float" office:value="3507" calcext:value-type="float">
            <text:p>3507</text:p>
          </table:table-cell>
          <table:table-cell office:value-type="float" office:value="96394" calcext:value-type="float">
            <text:p>963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" calcext:value-type="float">
            <text:p>98</text:p>
          </table:table-cell>
          <table:table-cell office:value-type="float" office:value="3472" calcext:value-type="float">
            <text:p>3472</text:p>
          </table:table-cell>
          <table:table-cell office:value-type="float" office:value="96430" calcext:value-type="float">
            <text:p>9643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" calcext:value-type="float">
            <text:p>97</text:p>
          </table:table-cell>
          <table:table-cell office:value-type="float" office:value="3438" calcext:value-type="float">
            <text:p>3438</text:p>
          </table:table-cell>
          <table:table-cell office:value-type="float" office:value="96465" calcext:value-type="float">
            <text:p>9646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" calcext:value-type="float">
            <text:p>96</text:p>
          </table:table-cell>
          <table:table-cell office:value-type="float" office:value="3404" calcext:value-type="float">
            <text:p>3404</text:p>
          </table:table-cell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" calcext:value-type="float">
            <text:p>95</text:p>
          </table:table-cell>
          <table:table-cell office:value-type="float" office:value="3370" calcext:value-type="float">
            <text:p>3370</text:p>
          </table:table-cell>
          <table:table-cell office:value-type="float" office:value="96535" calcext:value-type="float">
            <text:p>9653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" calcext:value-type="float">
            <text:p>94</text:p>
          </table:table-cell>
          <table:table-cell office:value-type="float" office:value="3337" calcext:value-type="float">
            <text:p>3337</text:p>
          </table:table-cell>
          <table:table-cell office:value-type="float" office:value="96569" calcext:value-type="float">
            <text:p>965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3" calcext:value-type="float">
            <text:p>93</text:p>
          </table:table-cell>
          <table:table-cell office:value-type="float" office:value="3304" calcext:value-type="float">
            <text:p>3304</text:p>
          </table:table-cell>
          <table:table-cell office:value-type="float" office:value="96603" calcext:value-type="float">
            <text:p>966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" calcext:value-type="float">
            <text:p>92</text:p>
          </table:table-cell>
          <table:table-cell office:value-type="float" office:value="3271" calcext:value-type="float">
            <text:p>3271</text:p>
          </table:table-cell>
          <table:table-cell office:value-type="float" office:value="96637" calcext:value-type="float">
            <text:p>966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" calcext:value-type="float">
            <text:p>91</text:p>
          </table:table-cell>
          <table:table-cell office:value-type="float" office:value="3239" calcext:value-type="float">
            <text:p>3239</text:p>
          </table:table-cell>
          <table:table-cell office:value-type="float" office:value="96670" calcext:value-type="float">
            <text:p>9667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3207" calcext:value-type="float">
            <text:p>3207</text:p>
          </table:table-cell>
          <table:table-cell office:value-type="float" office:value="96703" calcext:value-type="float">
            <text:p>967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9" calcext:value-type="float">
            <text:p>89</text:p>
          </table:table-cell>
          <table:table-cell office:value-type="float" office:value="3175" calcext:value-type="float">
            <text:p>3175</text:p>
          </table:table-cell>
          <table:table-cell office:value-type="float" office:value="96736" calcext:value-type="float">
            <text:p>9673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88" calcext:value-type="float">
            <text:p>88</text:p>
          </table:table-cell>
          <table:table-cell office:value-type="float" office:value="3144" calcext:value-type="float">
            <text:p>3144</text:p>
          </table:table-cell>
          <table:table-cell office:value-type="float" office:value="96768" calcext:value-type="float">
            <text:p>9676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7" calcext:value-type="float">
            <text:p>87</text:p>
          </table:table-cell>
          <table:table-cell office:value-type="float" office:value="3113" calcext:value-type="float">
            <text:p>3113</text:p>
          </table:table-cell>
          <table:table-cell office:value-type="float" office:value="96800" calcext:value-type="float">
            <text:p>968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" calcext:value-type="float">
            <text:p>86</text:p>
          </table:table-cell>
          <table:table-cell office:value-type="float" office:value="3082" calcext:value-type="float">
            <text:p>3082</text:p>
          </table:table-cell>
          <table:table-cell office:value-type="float" office:value="96832" calcext:value-type="float">
            <text:p>968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" calcext:value-type="float">
            <text:p>85</text:p>
          </table:table-cell>
          <table:table-cell office:value-type="float" office:value="3052" calcext:value-type="float">
            <text:p>3052</text:p>
          </table:table-cell>
          <table:table-cell office:value-type="float" office:value="96863" calcext:value-type="float">
            <text:p>9686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" calcext:value-type="float">
            <text:p>84</text:p>
          </table:table-cell>
          <table:table-cell office:value-type="float" office:value="3022" calcext:value-type="float">
            <text:p>3022</text:p>
          </table:table-cell>
          <table:table-cell office:value-type="float" office:value="96894" calcext:value-type="float">
            <text:p>9689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" calcext:value-type="float">
            <text:p>83</text:p>
          </table:table-cell>
          <table:table-cell office:value-type="float" office:value="2992" calcext:value-type="float">
            <text:p>2992</text:p>
          </table:table-cell>
          <table:table-cell office:value-type="float" office:value="96925" calcext:value-type="float">
            <text:p>969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" calcext:value-type="float">
            <text:p>82</text:p>
          </table:table-cell>
          <table:table-cell office:value-type="float" office:value="2963" calcext:value-type="float">
            <text:p>2963</text:p>
          </table:table-cell>
          <table:table-cell office:value-type="float" office:value="96955" calcext:value-type="float">
            <text:p>969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" calcext:value-type="float">
            <text:p>81</text:p>
          </table:table-cell>
          <table:table-cell office:value-type="float" office:value="2934" calcext:value-type="float">
            <text:p>2934</text:p>
          </table:table-cell>
          <table:table-cell office:value-type="float" office:value="96985" calcext:value-type="float">
            <text:p>969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" calcext:value-type="float">
            <text:p>80</text:p>
          </table:table-cell>
          <table:table-cell office:value-type="float" office:value="2905" calcext:value-type="float">
            <text:p>2905</text:p>
          </table:table-cell>
          <table:table-cell office:value-type="float" office:value="97015" calcext:value-type="float">
            <text:p>970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" calcext:value-type="float">
            <text:p>79</text:p>
          </table:table-cell>
          <table:table-cell office:value-type="float" office:value="2876" calcext:value-type="float">
            <text:p>2876</text:p>
          </table:table-cell>
          <table:table-cell office:value-type="float" office:value="97045" calcext:value-type="float">
            <text:p>970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" calcext:value-type="float">
            <text:p>78</text:p>
          </table:table-cell>
          <table:table-cell office:value-type="float" office:value="2848" calcext:value-type="float">
            <text:p>2848</text:p>
          </table:table-cell>
          <table:table-cell office:value-type="float" office:value="97074" calcext:value-type="float">
            <text:p>9707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" calcext:value-type="float">
            <text:p>77</text:p>
          </table:table-cell>
          <table:table-cell office:value-type="float" office:value="2820" calcext:value-type="float">
            <text:p>2820</text:p>
          </table:table-cell>
          <table:table-cell office:value-type="float" office:value="97103" calcext:value-type="float">
            <text:p>971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" calcext:value-type="float">
            <text:p>76</text:p>
          </table:table-cell>
          <table:table-cell office:value-type="float" office:value="2792" calcext:value-type="float">
            <text:p>2792</text:p>
          </table:table-cell>
          <table:table-cell office:value-type="float" office:value="97132" calcext:value-type="float">
            <text:p>971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" calcext:value-type="float">
            <text:p>75</text:p>
          </table:table-cell>
          <table:table-cell office:value-type="float" office:value="2765" calcext:value-type="float">
            <text:p>2765</text:p>
          </table:table-cell>
          <table:table-cell office:value-type="float" office:value="97160" calcext:value-type="float">
            <text:p>971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" calcext:value-type="float">
            <text:p>74</text:p>
          </table:table-cell>
          <table:table-cell office:value-type="float" office:value="2738" calcext:value-type="float">
            <text:p>2738</text:p>
          </table:table-cell>
          <table:table-cell office:value-type="float" office:value="97188" calcext:value-type="float">
            <text:p>971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" calcext:value-type="float">
            <text:p>73</text:p>
          </table:table-cell>
          <table:table-cell office:value-type="float" office:value="2711" calcext:value-type="float">
            <text:p>2711</text:p>
          </table:table-cell>
          <table:table-cell office:value-type="float" office:value="97216" calcext:value-type="float">
            <text:p>972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" calcext:value-type="float">
            <text:p>72</text:p>
          </table:table-cell>
          <table:table-cell office:value-type="float" office:value="2684" calcext:value-type="float">
            <text:p>2684</text:p>
          </table:table-cell>
          <table:table-cell office:value-type="float" office:value="97244" calcext:value-type="float">
            <text:p>972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" calcext:value-type="float">
            <text:p>71</text:p>
          </table:table-cell>
          <table:table-cell office:value-type="float" office:value="2658" calcext:value-type="float">
            <text:p>2658</text:p>
          </table:table-cell>
          <table:table-cell office:value-type="float" office:value="97271" calcext:value-type="float">
            <text:p>9727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2632" calcext:value-type="float">
            <text:p>2632</text:p>
          </table:table-cell>
          <table:table-cell office:value-type="float" office:value="97298" calcext:value-type="float">
            <text:p>9729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" calcext:value-type="float">
            <text:p>69</text:p>
          </table:table-cell>
          <table:table-cell office:value-type="float" office:value="2606" calcext:value-type="float">
            <text:p>2606</text:p>
          </table:table-cell>
          <table:table-cell office:value-type="float" office:value="97325" calcext:value-type="float">
            <text:p>973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" calcext:value-type="float">
            <text:p>68</text:p>
          </table:table-cell>
          <table:table-cell office:value-type="float" office:value="2580" calcext:value-type="float">
            <text:p>2580</text:p>
          </table:table-cell>
          <table:table-cell office:value-type="float" office:value="97352" calcext:value-type="float">
            <text:p>973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" calcext:value-type="float">
            <text:p>67</text:p>
          </table:table-cell>
          <table:table-cell office:value-type="float" office:value="2555" calcext:value-type="float">
            <text:p>2555</text:p>
          </table:table-cell>
          <table:table-cell office:value-type="float" office:value="97378" calcext:value-type="float">
            <text:p>973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530" calcext:value-type="float">
            <text:p>2530</text:p>
          </table:table-cell>
          <table:table-cell office:value-type="float" office:value="97404" calcext:value-type="float">
            <text:p>974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505" calcext:value-type="float">
            <text:p>2505</text:p>
          </table:table-cell>
          <table:table-cell office:value-type="float" office:value="97429" calcext:value-type="float">
            <text:p>974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80" calcext:value-type="float">
            <text:p>2480</text:p>
          </table:table-cell>
          <table:table-cell office:value-type="float" office:value="97454" calcext:value-type="float">
            <text:p>974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56" calcext:value-type="float">
            <text:p>2456</text:p>
          </table:table-cell>
          <table:table-cell office:value-type="float" office:value="97478" calcext:value-type="float">
            <text:p>974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32" calcext:value-type="float">
            <text:p>2432</text:p>
          </table:table-cell>
          <table:table-cell office:value-type="float" office:value="97502" calcext:value-type="float">
            <text:p>975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08" calcext:value-type="float">
            <text:p>2408</text:p>
          </table:table-cell>
          <table:table-cell office:value-type="float" office:value="97526" calcext:value-type="float">
            <text:p>975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84" calcext:value-type="float">
            <text:p>2384</text:p>
          </table:table-cell>
          <table:table-cell office:value-type="float" office:value="97550" calcext:value-type="float">
            <text:p>9755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61" calcext:value-type="float">
            <text:p>2361</text:p>
          </table:table-cell>
          <table:table-cell office:value-type="float" office:value="97573" calcext:value-type="float">
            <text:p>975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38" calcext:value-type="float">
            <text:p>2338</text:p>
          </table:table-cell>
          <table:table-cell office:value-type="float" office:value="97596" calcext:value-type="float">
            <text:p>9759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15" calcext:value-type="float">
            <text:p>2315</text:p>
          </table:table-cell>
          <table:table-cell office:value-type="float" office:value="97619" calcext:value-type="float">
            <text:p>9761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92" calcext:value-type="float">
            <text:p>2292</text:p>
          </table:table-cell>
          <table:table-cell office:value-type="float" office:value="97642" calcext:value-type="float">
            <text:p>9764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70" calcext:value-type="float">
            <text:p>2270</text:p>
          </table:table-cell>
          <table:table-cell office:value-type="float" office:value="97664" calcext:value-type="float">
            <text:p>9766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48" calcext:value-type="float">
            <text:p>2248</text:p>
          </table:table-cell>
          <table:table-cell office:value-type="float" office:value="97686" calcext:value-type="float">
            <text:p>976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26" calcext:value-type="float">
            <text:p>2226</text:p>
          </table:table-cell>
          <table:table-cell office:value-type="float" office:value="97708" calcext:value-type="float">
            <text:p>977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04" calcext:value-type="float">
            <text:p>2204</text:p>
          </table:table-cell>
          <table:table-cell office:value-type="float" office:value="97730" calcext:value-type="float">
            <text:p>977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82" calcext:value-type="float">
            <text:p>2182</text:p>
          </table:table-cell>
          <table:table-cell office:value-type="float" office:value="97752" calcext:value-type="float">
            <text:p>9775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61" calcext:value-type="float">
            <text:p>2161</text:p>
          </table:table-cell>
          <table:table-cell office:value-type="float" office:value="97773" calcext:value-type="float">
            <text:p>9777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40" calcext:value-type="float">
            <text:p>2140</text:p>
          </table:table-cell>
          <table:table-cell office:value-type="float" office:value="97794" calcext:value-type="float">
            <text:p>977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19" calcext:value-type="float">
            <text:p>2119</text:p>
          </table:table-cell>
          <table:table-cell office:value-type="float" office:value="97815" calcext:value-type="float">
            <text:p>978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98" calcext:value-type="float">
            <text:p>2098</text:p>
          </table:table-cell>
          <table:table-cell office:value-type="float" office:value="97836" calcext:value-type="float">
            <text:p>9783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78" calcext:value-type="float">
            <text:p>2078</text:p>
          </table:table-cell>
          <table:table-cell office:value-type="float" office:value="97856" calcext:value-type="float">
            <text:p>9785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58" calcext:value-type="float">
            <text:p>2058</text:p>
          </table:table-cell>
          <table:table-cell office:value-type="float" office:value="97876" calcext:value-type="float">
            <text:p>9787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38" calcext:value-type="float">
            <text:p>2038</text:p>
          </table:table-cell>
          <table:table-cell office:value-type="float" office:value="97896" calcext:value-type="float">
            <text:p>9789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18" calcext:value-type="float">
            <text:p>2018</text:p>
          </table:table-cell>
          <table:table-cell office:value-type="float" office:value="97916" calcext:value-type="float">
            <text:p>979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98" calcext:value-type="float">
            <text:p>1998</text:p>
          </table:table-cell>
          <table:table-cell office:value-type="float" office:value="97936" calcext:value-type="float">
            <text:p>979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79" calcext:value-type="float">
            <text:p>1979</text:p>
          </table:table-cell>
          <table:table-cell office:value-type="float" office:value="97955" calcext:value-type="float">
            <text:p>979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60" calcext:value-type="float">
            <text:p>1960</text:p>
          </table:table-cell>
          <table:table-cell office:value-type="float" office:value="97974" calcext:value-type="float">
            <text:p>979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41" calcext:value-type="float">
            <text:p>1941</text:p>
          </table:table-cell>
          <table:table-cell office:value-type="float" office:value="97993" calcext:value-type="float">
            <text:p>9799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22" calcext:value-type="float">
            <text:p>1922</text:p>
          </table:table-cell>
          <table:table-cell office:value-type="float" office:value="98012" calcext:value-type="float">
            <text:p>9801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03" calcext:value-type="float">
            <text:p>1903</text:p>
          </table:table-cell>
          <table:table-cell office:value-type="float" office:value="98031" calcext:value-type="float">
            <text:p>9803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84" calcext:value-type="float">
            <text:p>1884</text:p>
          </table:table-cell>
          <table:table-cell office:value-type="float" office:value="98050" calcext:value-type="float">
            <text:p>9805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66" calcext:value-type="float">
            <text:p>1866</text:p>
          </table:table-cell>
          <table:table-cell office:value-type="float" office:value="98068" calcext:value-type="float">
            <text:p>9806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48" calcext:value-type="float">
            <text:p>1848</text:p>
          </table:table-cell>
          <table:table-cell office:value-type="float" office:value="98086" calcext:value-type="float">
            <text:p>980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30" calcext:value-type="float">
            <text:p>1830</text:p>
          </table:table-cell>
          <table:table-cell office:value-type="float" office:value="98104" calcext:value-type="float">
            <text:p>9810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12" calcext:value-type="float">
            <text:p>1812</text:p>
          </table:table-cell>
          <table:table-cell office:value-type="float" office:value="98122" calcext:value-type="float">
            <text:p>981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94" calcext:value-type="float">
            <text:p>1794</text:p>
          </table:table-cell>
          <table:table-cell office:value-type="float" office:value="98140" calcext:value-type="float">
            <text:p>9814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77" calcext:value-type="float">
            <text:p>1777</text:p>
          </table:table-cell>
          <table:table-cell office:value-type="float" office:value="98157" calcext:value-type="float">
            <text:p>9815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60" calcext:value-type="float">
            <text:p>1760</text:p>
          </table:table-cell>
          <table:table-cell office:value-type="float" office:value="98174" calcext:value-type="float">
            <text:p>981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43" calcext:value-type="float">
            <text:p>1743</text:p>
          </table:table-cell>
          <table:table-cell office:value-type="float" office:value="98191" calcext:value-type="float">
            <text:p>981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26" calcext:value-type="float">
            <text:p>1726</text:p>
          </table:table-cell>
          <table:table-cell office:value-type="float" office:value="98208" calcext:value-type="float">
            <text:p>982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09" calcext:value-type="float">
            <text:p>1709</text:p>
          </table:table-cell>
          <table:table-cell office:value-type="float" office:value="98225" calcext:value-type="float">
            <text:p>982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92" calcext:value-type="float">
            <text:p>1692</text:p>
          </table:table-cell>
          <table:table-cell office:value-type="float" office:value="98242" calcext:value-type="float">
            <text:p>9824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76" calcext:value-type="float">
            <text:p>1676</text:p>
          </table:table-cell>
          <table:table-cell office:value-type="float" office:value="98258" calcext:value-type="float">
            <text:p>9825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60" calcext:value-type="float">
            <text:p>1660</text:p>
          </table:table-cell>
          <table:table-cell office:value-type="float" office:value="98274" calcext:value-type="float">
            <text:p>9827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44" calcext:value-type="float">
            <text:p>1644</text:p>
          </table:table-cell>
          <table:table-cell office:value-type="float" office:value="98290" calcext:value-type="float">
            <text:p>9829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28" calcext:value-type="float">
            <text:p>1628</text:p>
          </table:table-cell>
          <table:table-cell office:value-type="float" office:value="98306" calcext:value-type="float">
            <text:p>983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12" calcext:value-type="float">
            <text:p>1612</text:p>
          </table:table-cell>
          <table:table-cell office:value-type="float" office:value="98322" calcext:value-type="float">
            <text:p>983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96" calcext:value-type="float">
            <text:p>1596</text:p>
          </table:table-cell>
          <table:table-cell office:value-type="float" office:value="98338" calcext:value-type="float">
            <text:p>9833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81" calcext:value-type="float">
            <text:p>1581</text:p>
          </table:table-cell>
          <table:table-cell office:value-type="float" office:value="98353" calcext:value-type="float">
            <text:p>9835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66" calcext:value-type="float">
            <text:p>1566</text:p>
          </table:table-cell>
          <table:table-cell office:value-type="float" office:value="98368" calcext:value-type="float">
            <text:p>983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51" calcext:value-type="float">
            <text:p>1551</text:p>
          </table:table-cell>
          <table:table-cell office:value-type="float" office:value="98383" calcext:value-type="float">
            <text:p>9838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36" calcext:value-type="float">
            <text:p>1536</text:p>
          </table:table-cell>
          <table:table-cell office:value-type="float" office:value="98398" calcext:value-type="float">
            <text:p>983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21" calcext:value-type="float">
            <text:p>1521</text:p>
          </table:table-cell>
          <table:table-cell office:value-type="float" office:value="98413" calcext:value-type="float">
            <text:p>984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06" calcext:value-type="float">
            <text:p>1506</text:p>
          </table:table-cell>
          <table:table-cell office:value-type="float" office:value="98428" calcext:value-type="float">
            <text:p>984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91" calcext:value-type="float">
            <text:p>1491</text:p>
          </table:table-cell>
          <table:table-cell office:value-type="float" office:value="98443" calcext:value-type="float">
            <text:p>9844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77" calcext:value-type="float">
            <text:p>1477</text:p>
          </table:table-cell>
          <table:table-cell office:value-type="float" office:value="98457" calcext:value-type="float">
            <text:p>9845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63" calcext:value-type="float">
            <text:p>1463</text:p>
          </table:table-cell>
          <table:table-cell office:value-type="float" office:value="98471" calcext:value-type="float">
            <text:p>9847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49" calcext:value-type="float">
            <text:p>1449</text:p>
          </table:table-cell>
          <table:table-cell office:value-type="float" office:value="98485" calcext:value-type="float">
            <text:p>9848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35" calcext:value-type="float">
            <text:p>1435</text:p>
          </table:table-cell>
          <table:table-cell office:value-type="float" office:value="98499" calcext:value-type="float">
            <text:p>984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21" calcext:value-type="float">
            <text:p>1421</text:p>
          </table:table-cell>
          <table:table-cell office:value-type="float" office:value="98513" calcext:value-type="float">
            <text:p>985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07" calcext:value-type="float">
            <text:p>1407</text:p>
          </table:table-cell>
          <table:table-cell office:value-type="float" office:value="98527" calcext:value-type="float">
            <text:p>985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93" calcext:value-type="float">
            <text:p>1393</text:p>
          </table:table-cell>
          <table:table-cell office:value-type="float" office:value="98541" calcext:value-type="float">
            <text:p>9854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80" calcext:value-type="float">
            <text:p>1380</text:p>
          </table:table-cell>
          <table:table-cell office:value-type="float" office:value="98554" calcext:value-type="float">
            <text:p>9855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67" calcext:value-type="float">
            <text:p>1367</text:p>
          </table:table-cell>
          <table:table-cell office:value-type="float" office:value="98567" calcext:value-type="float">
            <text:p>9856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54" calcext:value-type="float">
            <text:p>1354</text:p>
          </table:table-cell>
          <table:table-cell office:value-type="float" office:value="98580" calcext:value-type="float">
            <text:p>9858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41" calcext:value-type="float">
            <text:p>1341</text:p>
          </table:table-cell>
          <table:table-cell office:value-type="float" office:value="98593" calcext:value-type="float">
            <text:p>9859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28" calcext:value-type="float">
            <text:p>1328</text:p>
          </table:table-cell>
          <table:table-cell office:value-type="float" office:value="98606" calcext:value-type="float">
            <text:p>986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15" calcext:value-type="float">
            <text:p>1315</text:p>
          </table:table-cell>
          <table:table-cell office:value-type="float" office:value="98619" calcext:value-type="float">
            <text:p>986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02" calcext:value-type="float">
            <text:p>1302</text:p>
          </table:table-cell>
          <table:table-cell office:value-type="float" office:value="98632" calcext:value-type="float">
            <text:p>986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89" calcext:value-type="float">
            <text:p>1289</text:p>
          </table:table-cell>
          <table:table-cell office:value-type="float" office:value="98645" calcext:value-type="float">
            <text:p>986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77" calcext:value-type="float">
            <text:p>1277</text:p>
          </table:table-cell>
          <table:table-cell office:value-type="float" office:value="98657" calcext:value-type="float">
            <text:p>9865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65" calcext:value-type="float">
            <text:p>1265</text:p>
          </table:table-cell>
          <table:table-cell office:value-type="float" office:value="98669" calcext:value-type="float">
            <text:p>9866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53" calcext:value-type="float">
            <text:p>1253</text:p>
          </table:table-cell>
          <table:table-cell office:value-type="float" office:value="98681" calcext:value-type="float">
            <text:p>9868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41" calcext:value-type="float">
            <text:p>1241</text:p>
          </table:table-cell>
          <table:table-cell office:value-type="float" office:value="98693" calcext:value-type="float">
            <text:p>9869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29" calcext:value-type="float">
            <text:p>1229</text:p>
          </table:table-cell>
          <table:table-cell office:value-type="float" office:value="98705" calcext:value-type="float">
            <text:p>987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17" calcext:value-type="float">
            <text:p>1217</text:p>
          </table:table-cell>
          <table:table-cell office:value-type="float" office:value="98717" calcext:value-type="float">
            <text:p>987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05" calcext:value-type="float">
            <text:p>1205</text:p>
          </table:table-cell>
          <table:table-cell office:value-type="float" office:value="98729" calcext:value-type="float">
            <text:p>9872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93" calcext:value-type="float">
            <text:p>1193</text:p>
          </table:table-cell>
          <table:table-cell office:value-type="float" office:value="98741" calcext:value-type="float">
            <text:p>9874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82" calcext:value-type="float">
            <text:p>1182</text:p>
          </table:table-cell>
          <table:table-cell office:value-type="float" office:value="98752" calcext:value-type="float">
            <text:p>9875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71" calcext:value-type="float">
            <text:p>1171</text:p>
          </table:table-cell>
          <table:table-cell office:value-type="float" office:value="98763" calcext:value-type="float">
            <text:p>9876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60" calcext:value-type="float">
            <text:p>1160</text:p>
          </table:table-cell>
          <table:table-cell office:value-type="float" office:value="98774" calcext:value-type="float">
            <text:p>9877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49" calcext:value-type="float">
            <text:p>1149</text:p>
          </table:table-cell>
          <table:table-cell office:value-type="float" office:value="98785" calcext:value-type="float">
            <text:p>9878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38" calcext:value-type="float">
            <text:p>1138</text:p>
          </table:table-cell>
          <table:table-cell office:value-type="float" office:value="98796" calcext:value-type="float">
            <text:p>9879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27" calcext:value-type="float">
            <text:p>1127</text:p>
          </table:table-cell>
          <table:table-cell office:value-type="float" office:value="98807" calcext:value-type="float">
            <text:p>988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16" calcext:value-type="float">
            <text:p>1116</text:p>
          </table:table-cell>
          <table:table-cell office:value-type="float" office:value="98818" calcext:value-type="float">
            <text:p>988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05" calcext:value-type="float">
            <text:p>1105</text:p>
          </table:table-cell>
          <table:table-cell office:value-type="float" office:value="98829" calcext:value-type="float">
            <text:p>9882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94" calcext:value-type="float">
            <text:p>1094</text:p>
          </table:table-cell>
          <table:table-cell office:value-type="float" office:value="98840" calcext:value-type="float">
            <text:p>9884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84" calcext:value-type="float">
            <text:p>1084</text:p>
          </table:table-cell>
          <table:table-cell office:value-type="float" office:value="98850" calcext:value-type="float">
            <text:p>9885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74" calcext:value-type="float">
            <text:p>1074</text:p>
          </table:table-cell>
          <table:table-cell office:value-type="float" office:value="98860" calcext:value-type="float">
            <text:p>988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64" calcext:value-type="float">
            <text:p>1064</text:p>
          </table:table-cell>
          <table:table-cell office:value-type="float" office:value="98870" calcext:value-type="float">
            <text:p>9887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54" calcext:value-type="float">
            <text:p>1054</text:p>
          </table:table-cell>
          <table:table-cell office:value-type="float" office:value="98880" calcext:value-type="float">
            <text:p>9888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44" calcext:value-type="float">
            <text:p>1044</text:p>
          </table:table-cell>
          <table:table-cell office:value-type="float" office:value="98890" calcext:value-type="float">
            <text:p>9889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34" calcext:value-type="float">
            <text:p>1034</text:p>
          </table:table-cell>
          <table:table-cell office:value-type="float" office:value="98900" calcext:value-type="float">
            <text:p>989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24" calcext:value-type="float">
            <text:p>1024</text:p>
          </table:table-cell>
          <table:table-cell office:value-type="float" office:value="98910" calcext:value-type="float">
            <text:p>989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14" calcext:value-type="float">
            <text:p>1014</text:p>
          </table:table-cell>
          <table:table-cell office:value-type="float" office:value="98920" calcext:value-type="float">
            <text:p>989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04" calcext:value-type="float">
            <text:p>1004</text:p>
          </table:table-cell>
          <table:table-cell office:value-type="float" office:value="98930" calcext:value-type="float">
            <text:p>989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4" calcext:value-type="float">
            <text:p>994</text:p>
          </table:table-cell>
          <table:table-cell office:value-type="float" office:value="98940" calcext:value-type="float">
            <text:p>9894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85" calcext:value-type="float">
            <text:p>985</text:p>
          </table:table-cell>
          <table:table-cell office:value-type="float" office:value="98949" calcext:value-type="float">
            <text:p>9894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  <table:table-cell office:value-type="float" office:value="98958" calcext:value-type="float">
            <text:p>9895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67" calcext:value-type="float">
            <text:p>967</text:p>
          </table:table-cell>
          <table:table-cell office:value-type="float" office:value="98967" calcext:value-type="float">
            <text:p>9896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58" calcext:value-type="float">
            <text:p>958</text:p>
          </table:table-cell>
          <table:table-cell office:value-type="float" office:value="98976" calcext:value-type="float">
            <text:p>9897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49" calcext:value-type="float">
            <text:p>949</text:p>
          </table:table-cell>
          <table:table-cell office:value-type="float" office:value="98985" calcext:value-type="float">
            <text:p>9898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40" calcext:value-type="float">
            <text:p>940</text:p>
          </table:table-cell>
          <table:table-cell office:value-type="float" office:value="98994" calcext:value-type="float">
            <text:p>9899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31" calcext:value-type="float">
            <text:p>931</text:p>
          </table:table-cell>
          <table:table-cell office:value-type="float" office:value="99003" calcext:value-type="float">
            <text:p>9900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22" calcext:value-type="float">
            <text:p>922</text:p>
          </table:table-cell>
          <table:table-cell office:value-type="float" office:value="99012" calcext:value-type="float">
            <text:p>990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13" calcext:value-type="float">
            <text:p>913</text:p>
          </table:table-cell>
          <table:table-cell office:value-type="float" office:value="99021" calcext:value-type="float">
            <text:p>990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04" calcext:value-type="float">
            <text:p>904</text:p>
          </table:table-cell>
          <table:table-cell office:value-type="float" office:value="99030" calcext:value-type="float">
            <text:p>990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95" calcext:value-type="float">
            <text:p>895</text:p>
          </table:table-cell>
          <table:table-cell office:value-type="float" office:value="99039" calcext:value-type="float">
            <text:p>990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87" calcext:value-type="float">
            <text:p>887</text:p>
          </table:table-cell>
          <table:table-cell office:value-type="float" office:value="99047" calcext:value-type="float">
            <text:p>9904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79" calcext:value-type="float">
            <text:p>879</text:p>
          </table:table-cell>
          <table:table-cell office:value-type="float" office:value="99055" calcext:value-type="float">
            <text:p>9905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71" calcext:value-type="float">
            <text:p>871</text:p>
          </table:table-cell>
          <table:table-cell office:value-type="float" office:value="99063" calcext:value-type="float">
            <text:p>990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63" calcext:value-type="float">
            <text:p>863</text:p>
          </table:table-cell>
          <table:table-cell office:value-type="float" office:value="99071" calcext:value-type="float">
            <text:p>9907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55" calcext:value-type="float">
            <text:p>855</text:p>
          </table:table-cell>
          <table:table-cell office:value-type="float" office:value="99079" calcext:value-type="float">
            <text:p>9907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47" calcext:value-type="float">
            <text:p>847</text:p>
          </table:table-cell>
          <table:table-cell office:value-type="float" office:value="99087" calcext:value-type="float">
            <text:p>990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39" calcext:value-type="float">
            <text:p>839</text:p>
          </table:table-cell>
          <table:table-cell office:value-type="float" office:value="99095" calcext:value-type="float">
            <text:p>9909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31" calcext:value-type="float">
            <text:p>831</text:p>
          </table:table-cell>
          <table:table-cell office:value-type="float" office:value="99103" calcext:value-type="float">
            <text:p>9910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23" calcext:value-type="float">
            <text:p>823</text:p>
          </table:table-cell>
          <table:table-cell office:value-type="float" office:value="99111" calcext:value-type="float">
            <text:p>9911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15" calcext:value-type="float">
            <text:p>815</text:p>
          </table:table-cell>
          <table:table-cell office:value-type="float" office:value="99119" calcext:value-type="float">
            <text:p>991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807" calcext:value-type="float">
            <text:p>807</text:p>
          </table:table-cell>
          <table:table-cell office:value-type="float" office:value="99127" calcext:value-type="float">
            <text:p>991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99135" calcext:value-type="float">
            <text:p>991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92" calcext:value-type="float">
            <text:p>792</text:p>
          </table:table-cell>
          <table:table-cell office:value-type="float" office:value="99142" calcext:value-type="float">
            <text:p>9914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85" calcext:value-type="float">
            <text:p>785</text:p>
          </table:table-cell>
          <table:table-cell office:value-type="float" office:value="99149" calcext:value-type="float">
            <text:p>991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78" calcext:value-type="float">
            <text:p>778</text:p>
          </table:table-cell>
          <table:table-cell office:value-type="float" office:value="99156" calcext:value-type="float">
            <text:p>991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71" calcext:value-type="float">
            <text:p>771</text:p>
          </table:table-cell>
          <table:table-cell office:value-type="float" office:value="99163" calcext:value-type="float">
            <text:p>9916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64" calcext:value-type="float">
            <text:p>764</text:p>
          </table:table-cell>
          <table:table-cell office:value-type="float" office:value="99170" calcext:value-type="float">
            <text:p>9917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57" calcext:value-type="float">
            <text:p>757</text:p>
          </table:table-cell>
          <table:table-cell office:value-type="float" office:value="99177" calcext:value-type="float">
            <text:p>9917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50" calcext:value-type="float">
            <text:p>750</text:p>
          </table:table-cell>
          <table:table-cell office:value-type="float" office:value="99184" calcext:value-type="float">
            <text:p>9918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43" calcext:value-type="float">
            <text:p>743</text:p>
          </table:table-cell>
          <table:table-cell office:value-type="float" office:value="99191" calcext:value-type="float">
            <text:p>9919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36" calcext:value-type="float">
            <text:p>736</text:p>
          </table:table-cell>
          <table:table-cell office:value-type="float" office:value="99198" calcext:value-type="float">
            <text:p>9919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29" calcext:value-type="float">
            <text:p>729</text:p>
          </table:table-cell>
          <table:table-cell office:value-type="float" office:value="99205" calcext:value-type="float">
            <text:p>992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22" calcext:value-type="float">
            <text:p>722</text:p>
          </table:table-cell>
          <table:table-cell office:value-type="float" office:value="99212" calcext:value-type="float">
            <text:p>992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15" calcext:value-type="float">
            <text:p>715</text:p>
          </table:table-cell>
          <table:table-cell office:value-type="float" office:value="99219" calcext:value-type="float">
            <text:p>9921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08" calcext:value-type="float">
            <text:p>708</text:p>
          </table:table-cell>
          <table:table-cell office:value-type="float" office:value="99226" calcext:value-type="float">
            <text:p>9922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701" calcext:value-type="float">
            <text:p>701</text:p>
          </table:table-cell>
          <table:table-cell office:value-type="float" office:value="99233" calcext:value-type="float">
            <text:p>9923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94" calcext:value-type="float">
            <text:p>694</text:p>
          </table:table-cell>
          <table:table-cell office:value-type="float" office:value="99240" calcext:value-type="float">
            <text:p>9924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88" calcext:value-type="float">
            <text:p>688</text:p>
          </table:table-cell>
          <table:table-cell office:value-type="float" office:value="99246" calcext:value-type="float">
            <text:p>992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82" calcext:value-type="float">
            <text:p>682</text:p>
          </table:table-cell>
          <table:table-cell office:value-type="float" office:value="99252" calcext:value-type="float">
            <text:p>992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76" calcext:value-type="float">
            <text:p>676</text:p>
          </table:table-cell>
          <table:table-cell office:value-type="float" office:value="99258" calcext:value-type="float">
            <text:p>9925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70" calcext:value-type="float">
            <text:p>670</text:p>
          </table:table-cell>
          <table:table-cell office:value-type="float" office:value="99264" calcext:value-type="float">
            <text:p>992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64" calcext:value-type="float">
            <text:p>664</text:p>
          </table:table-cell>
          <table:table-cell office:value-type="float" office:value="99270" calcext:value-type="float">
            <text:p>9927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58" calcext:value-type="float">
            <text:p>658</text:p>
          </table:table-cell>
          <table:table-cell office:value-type="float" office:value="99276" calcext:value-type="float">
            <text:p>9927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52" calcext:value-type="float">
            <text:p>652</text:p>
          </table:table-cell>
          <table:table-cell office:value-type="float" office:value="99282" calcext:value-type="float">
            <text:p>9928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46" calcext:value-type="float">
            <text:p>646</text:p>
          </table:table-cell>
          <table:table-cell office:value-type="float" office:value="99288" calcext:value-type="float">
            <text:p>9928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40" calcext:value-type="float">
            <text:p>640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34" calcext:value-type="float">
            <text:p>634</text:p>
          </table:table-cell>
          <table:table-cell office:value-type="float" office:value="99300" calcext:value-type="float">
            <text:p>993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28" calcext:value-type="float">
            <text:p>628</text:p>
          </table:table-cell>
          <table:table-cell office:value-type="float" office:value="99306" calcext:value-type="float">
            <text:p>9930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22" calcext:value-type="float">
            <text:p>622</text:p>
          </table:table-cell>
          <table:table-cell office:value-type="float" office:value="99312" calcext:value-type="float">
            <text:p>993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16" calcext:value-type="float">
            <text:p>616</text:p>
          </table:table-cell>
          <table:table-cell office:value-type="float" office:value="99318" calcext:value-type="float">
            <text:p>993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10" calcext:value-type="float">
            <text:p>610</text:p>
          </table:table-cell>
          <table:table-cell office:value-type="float" office:value="99324" calcext:value-type="float">
            <text:p>9932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604" calcext:value-type="float">
            <text:p>604</text:p>
          </table:table-cell>
          <table:table-cell office:value-type="float" office:value="99330" calcext:value-type="float">
            <text:p>9933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98" calcext:value-type="float">
            <text:p>598</text:p>
          </table:table-cell>
          <table:table-cell office:value-type="float" office:value="99336" calcext:value-type="float">
            <text:p>9933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93" calcext:value-type="float">
            <text:p>593</text:p>
          </table:table-cell>
          <table:table-cell office:value-type="float" office:value="99341" calcext:value-type="float">
            <text:p>9934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88" calcext:value-type="float">
            <text:p>588</text:p>
          </table:table-cell>
          <table:table-cell office:value-type="float" office:value="99346" calcext:value-type="float">
            <text:p>9934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83" calcext:value-type="float">
            <text:p>583</text:p>
          </table:table-cell>
          <table:table-cell office:value-type="float" office:value="99351" calcext:value-type="float">
            <text:p>9935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78" calcext:value-type="float">
            <text:p>578</text:p>
          </table:table-cell>
          <table:table-cell office:value-type="float" office:value="99356" calcext:value-type="float">
            <text:p>993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73" calcext:value-type="float">
            <text:p>573</text:p>
          </table:table-cell>
          <table:table-cell office:value-type="float" office:value="99361" calcext:value-type="float">
            <text:p>9936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68" calcext:value-type="float">
            <text:p>568</text:p>
          </table:table-cell>
          <table:table-cell office:value-type="float" office:value="99366" calcext:value-type="float">
            <text:p>9936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63" calcext:value-type="float">
            <text:p>563</text:p>
          </table:table-cell>
          <table:table-cell office:value-type="float" office:value="99371" calcext:value-type="float">
            <text:p>9937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58" calcext:value-type="float">
            <text:p>558</text:p>
          </table:table-cell>
          <table:table-cell office:value-type="float" office:value="99376" calcext:value-type="float">
            <text:p>9937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53" calcext:value-type="float">
            <text:p>553</text:p>
          </table:table-cell>
          <table:table-cell office:value-type="float" office:value="99381" calcext:value-type="float">
            <text:p>9938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48" calcext:value-type="float">
            <text:p>548</text:p>
          </table:table-cell>
          <table:table-cell office:value-type="float" office:value="99386" calcext:value-type="float">
            <text:p>9938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43" calcext:value-type="float">
            <text:p>543</text:p>
          </table:table-cell>
          <table:table-cell office:value-type="float" office:value="99391" calcext:value-type="float">
            <text:p>9939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38" calcext:value-type="float">
            <text:p>538</text:p>
          </table:table-cell>
          <table:table-cell office:value-type="float" office:value="99396" calcext:value-type="float">
            <text:p>993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33" calcext:value-type="float">
            <text:p>533</text:p>
          </table:table-cell>
          <table:table-cell office:value-type="float" office:value="99401" calcext:value-type="float">
            <text:p>994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99406" calcext:value-type="float">
            <text:p>994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23" calcext:value-type="float">
            <text:p>523</text:p>
          </table:table-cell>
          <table:table-cell office:value-type="float" office:value="99411" calcext:value-type="float">
            <text:p>994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18" calcext:value-type="float">
            <text:p>518</text:p>
          </table:table-cell>
          <table:table-cell office:value-type="float" office:value="99416" calcext:value-type="float">
            <text:p>994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13" calcext:value-type="float">
            <text:p>513</text:p>
          </table:table-cell>
          <table:table-cell office:value-type="float" office:value="99421" calcext:value-type="float">
            <text:p>994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08" calcext:value-type="float">
            <text:p>508</text:p>
          </table:table-cell>
          <table:table-cell office:value-type="float" office:value="99426" calcext:value-type="float">
            <text:p>9942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503" calcext:value-type="float">
            <text:p>503</text:p>
          </table:table-cell>
          <table:table-cell office:value-type="float" office:value="99431" calcext:value-type="float">
            <text:p>9943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98" calcext:value-type="float">
            <text:p>498</text:p>
          </table:table-cell>
          <table:table-cell office:value-type="float" office:value="99436" calcext:value-type="float">
            <text:p>9943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99440" calcext:value-type="float">
            <text:p>9944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90" calcext:value-type="float">
            <text:p>490</text:p>
          </table:table-cell>
          <table:table-cell office:value-type="float" office:value="99444" calcext:value-type="float">
            <text:p>9944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86" calcext:value-type="float">
            <text:p>486</text:p>
          </table:table-cell>
          <table:table-cell office:value-type="float" office:value="99448" calcext:value-type="float">
            <text:p>9944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82" calcext:value-type="float">
            <text:p>482</text:p>
          </table:table-cell>
          <table:table-cell office:value-type="float" office:value="99452" calcext:value-type="float">
            <text:p>994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78" calcext:value-type="float">
            <text:p>478</text:p>
          </table:table-cell>
          <table:table-cell office:value-type="float" office:value="99456" calcext:value-type="float">
            <text:p>9945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74" calcext:value-type="float">
            <text:p>474</text:p>
          </table:table-cell>
          <table:table-cell office:value-type="float" office:value="99460" calcext:value-type="float">
            <text:p>9946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70" calcext:value-type="float">
            <text:p>470</text:p>
          </table:table-cell>
          <table:table-cell office:value-type="float" office:value="99464" calcext:value-type="float">
            <text:p>9946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66" calcext:value-type="float">
            <text:p>466</text:p>
          </table:table-cell>
          <table:table-cell office:value-type="float" office:value="99468" calcext:value-type="float">
            <text:p>9946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62" calcext:value-type="float">
            <text:p>462</text:p>
          </table:table-cell>
          <table:table-cell office:value-type="float" office:value="99472" calcext:value-type="float">
            <text:p>994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58" calcext:value-type="float">
            <text:p>458</text:p>
          </table:table-cell>
          <table:table-cell office:value-type="float" office:value="99476" calcext:value-type="float">
            <text:p>9947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54" calcext:value-type="float">
            <text:p>454</text:p>
          </table:table-cell>
          <table:table-cell office:value-type="float" office:value="99480" calcext:value-type="float">
            <text:p>9948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50" calcext:value-type="float">
            <text:p>450</text:p>
          </table:table-cell>
          <table:table-cell office:value-type="float" office:value="99484" calcext:value-type="float">
            <text:p>9948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46" calcext:value-type="float">
            <text:p>446</text:p>
          </table:table-cell>
          <table:table-cell office:value-type="float" office:value="99488" calcext:value-type="float">
            <text:p>9948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42" calcext:value-type="float">
            <text:p>442</text:p>
          </table:table-cell>
          <table:table-cell office:value-type="float" office:value="99492" calcext:value-type="float">
            <text:p>9949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38" calcext:value-type="float">
            <text:p>438</text:p>
          </table:table-cell>
          <table:table-cell office:value-type="float" office:value="99496" calcext:value-type="float">
            <text:p>9949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34" calcext:value-type="float">
            <text:p>434</text:p>
          </table:table-cell>
          <table:table-cell office:value-type="float" office:value="99500" calcext:value-type="float">
            <text:p>995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30" calcext:value-type="float">
            <text:p>430</text:p>
          </table:table-cell>
          <table:table-cell office:value-type="float" office:value="99504" calcext:value-type="float">
            <text:p>995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26" calcext:value-type="float">
            <text:p>426</text:p>
          </table:table-cell>
          <table:table-cell office:value-type="float" office:value="99508" calcext:value-type="float">
            <text:p>995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22" calcext:value-type="float">
            <text:p>422</text:p>
          </table:table-cell>
          <table:table-cell office:value-type="float" office:value="99512" calcext:value-type="float">
            <text:p>995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99516" calcext:value-type="float">
            <text:p>99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99520" calcext:value-type="float">
            <text:p>9952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9524" calcext:value-type="float">
            <text:p>995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06" calcext:value-type="float">
            <text:p>406</text:p>
          </table:table-cell>
          <table:table-cell office:value-type="float" office:value="99528" calcext:value-type="float">
            <text:p>9952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office:value-type="float" office:value="99532" calcext:value-type="float">
            <text:p>9953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98" calcext:value-type="float">
            <text:p>398</text:p>
          </table:table-cell>
          <table:table-cell office:value-type="float" office:value="99536" calcext:value-type="float">
            <text:p>9953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95" calcext:value-type="float">
            <text:p>395</text:p>
          </table:table-cell>
          <table:table-cell office:value-type="float" office:value="99539" calcext:value-type="float">
            <text:p>9953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92" calcext:value-type="float">
            <text:p>392</text:p>
          </table:table-cell>
          <table:table-cell office:value-type="float" office:value="99542" calcext:value-type="float">
            <text:p>9954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89" calcext:value-type="float">
            <text:p>389</text:p>
          </table:table-cell>
          <table:table-cell office:value-type="float" office:value="99545" calcext:value-type="float">
            <text:p>9954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86" calcext:value-type="float">
            <text:p>386</text:p>
          </table:table-cell>
          <table:table-cell office:value-type="float" office:value="99548" calcext:value-type="float">
            <text:p>995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83" calcext:value-type="float">
            <text:p>383</text:p>
          </table:table-cell>
          <table:table-cell office:value-type="float" office:value="99551" calcext:value-type="float">
            <text:p>9955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80" calcext:value-type="float">
            <text:p>380</text:p>
          </table:table-cell>
          <table:table-cell office:value-type="float" office:value="99554" calcext:value-type="float">
            <text:p>9955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77" calcext:value-type="float">
            <text:p>377</text:p>
          </table:table-cell>
          <table:table-cell office:value-type="float" office:value="99557" calcext:value-type="float">
            <text:p>9955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74" calcext:value-type="float">
            <text:p>374</text:p>
          </table:table-cell>
          <table:table-cell office:value-type="float" office:value="99560" calcext:value-type="float">
            <text:p>9956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71" calcext:value-type="float">
            <text:p>371</text:p>
          </table:table-cell>
          <table:table-cell office:value-type="float" office:value="99563" calcext:value-type="float">
            <text:p>9956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68" calcext:value-type="float">
            <text:p>368</text:p>
          </table:table-cell>
          <table:table-cell office:value-type="float" office:value="99566" calcext:value-type="float">
            <text:p>9956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65" calcext:value-type="float">
            <text:p>365</text:p>
          </table:table-cell>
          <table:table-cell office:value-type="float" office:value="99569" calcext:value-type="float">
            <text:p>9956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62" calcext:value-type="float">
            <text:p>362</text:p>
          </table:table-cell>
          <table:table-cell office:value-type="float" office:value="99572" calcext:value-type="float">
            <text:p>9957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 office:value-type="float" office:value="99575" calcext:value-type="float">
            <text:p>9957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56" calcext:value-type="float">
            <text:p>356</text:p>
          </table:table-cell>
          <table:table-cell office:value-type="float" office:value="99578" calcext:value-type="float">
            <text:p>9957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53" calcext:value-type="float">
            <text:p>353</text:p>
          </table:table-cell>
          <table:table-cell office:value-type="float" office:value="99581" calcext:value-type="float">
            <text:p>9958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50" calcext:value-type="float">
            <text:p>350</text:p>
          </table:table-cell>
          <table:table-cell office:value-type="float" office:value="99584" calcext:value-type="float">
            <text:p>9958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47" calcext:value-type="float">
            <text:p>347</text:p>
          </table:table-cell>
          <table:table-cell office:value-type="float" office:value="99587" calcext:value-type="float">
            <text:p>9958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44" calcext:value-type="float">
            <text:p>344</text:p>
          </table:table-cell>
          <table:table-cell office:value-type="float" office:value="99590" calcext:value-type="float">
            <text:p>9959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41" calcext:value-type="float">
            <text:p>341</text:p>
          </table:table-cell>
          <table:table-cell office:value-type="float" office:value="99593" calcext:value-type="float">
            <text:p>995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38" calcext:value-type="float">
            <text:p>338</text:p>
          </table:table-cell>
          <table:table-cell office:value-type="float" office:value="99596" calcext:value-type="float">
            <text:p>9959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35" calcext:value-type="float">
            <text:p>335</text:p>
          </table:table-cell>
          <table:table-cell office:value-type="float" office:value="99599" calcext:value-type="float">
            <text:p>9959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32" calcext:value-type="float">
            <text:p>332</text:p>
          </table:table-cell>
          <table:table-cell office:value-type="float" office:value="99602" calcext:value-type="float">
            <text:p>996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29" calcext:value-type="float">
            <text:p>329</text:p>
          </table:table-cell>
          <table:table-cell office:value-type="float" office:value="99605" calcext:value-type="float">
            <text:p>9960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26" calcext:value-type="float">
            <text:p>326</text:p>
          </table:table-cell>
          <table:table-cell office:value-type="float" office:value="99608" calcext:value-type="float">
            <text:p>996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23" calcext:value-type="float">
            <text:p>323</text:p>
          </table:table-cell>
          <table:table-cell office:value-type="float" office:value="99611" calcext:value-type="float">
            <text:p>996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20" calcext:value-type="float">
            <text:p>320</text:p>
          </table:table-cell>
          <table:table-cell office:value-type="float" office:value="99614" calcext:value-type="float">
            <text:p>996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17" calcext:value-type="float">
            <text:p>317</text:p>
          </table:table-cell>
          <table:table-cell office:value-type="float" office:value="99617" calcext:value-type="float">
            <text:p>996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14" calcext:value-type="float">
            <text:p>314</text:p>
          </table:table-cell>
          <table:table-cell office:value-type="float" office:value="99620" calcext:value-type="float">
            <text:p>996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11" calcext:value-type="float">
            <text:p>311</text:p>
          </table:table-cell>
          <table:table-cell office:value-type="float" office:value="99623" calcext:value-type="float">
            <text:p>996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08" calcext:value-type="float">
            <text:p>308</text:p>
          </table:table-cell>
          <table:table-cell office:value-type="float" office:value="99626" calcext:value-type="float">
            <text:p>9962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05" calcext:value-type="float">
            <text:p>305</text:p>
          </table:table-cell>
          <table:table-cell office:value-type="float" office:value="99629" calcext:value-type="float">
            <text:p>9962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302" calcext:value-type="float">
            <text:p>302</text:p>
          </table:table-cell>
          <table:table-cell office:value-type="float" office:value="99632" calcext:value-type="float">
            <text:p>9963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99" calcext:value-type="float">
            <text:p>299</text:p>
          </table:table-cell>
          <table:table-cell office:value-type="float" office:value="99635" calcext:value-type="float">
            <text:p>9963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97" calcext:value-type="float">
            <text:p>297</text:p>
          </table:table-cell>
          <table:table-cell office:value-type="float" office:value="99637" calcext:value-type="float">
            <text:p>9963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95" calcext:value-type="float">
            <text:p>295</text:p>
          </table:table-cell>
          <table:table-cell office:value-type="float" office:value="99639" calcext:value-type="float">
            <text:p>9963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93" calcext:value-type="float">
            <text:p>293</text:p>
          </table:table-cell>
          <table:table-cell office:value-type="float" office:value="99641" calcext:value-type="float">
            <text:p>9964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91" calcext:value-type="float">
            <text:p>291</text:p>
          </table:table-cell>
          <table:table-cell office:value-type="float" office:value="99643" calcext:value-type="float">
            <text:p>9964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89" calcext:value-type="float">
            <text:p>289</text:p>
          </table:table-cell>
          <table:table-cell office:value-type="float" office:value="99645" calcext:value-type="float">
            <text:p>9964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87" calcext:value-type="float">
            <text:p>287</text:p>
          </table:table-cell>
          <table:table-cell office:value-type="float" office:value="99647" calcext:value-type="float">
            <text:p>996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85" calcext:value-type="float">
            <text:p>285</text:p>
          </table:table-cell>
          <table:table-cell office:value-type="float" office:value="99649" calcext:value-type="float">
            <text:p>9964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99651" calcext:value-type="float">
            <text:p>9965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81" calcext:value-type="float">
            <text:p>281</text:p>
          </table:table-cell>
          <table:table-cell office:value-type="float" office:value="99653" calcext:value-type="float">
            <text:p>9965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79" calcext:value-type="float">
            <text:p>279</text:p>
          </table:table-cell>
          <table:table-cell office:value-type="float" office:value="99655" calcext:value-type="float">
            <text:p>9965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77" calcext:value-type="float">
            <text:p>277</text:p>
          </table:table-cell>
          <table:table-cell office:value-type="float" office:value="99657" calcext:value-type="float">
            <text:p>9965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75" calcext:value-type="float">
            <text:p>275</text:p>
          </table:table-cell>
          <table:table-cell office:value-type="float" office:value="99659" calcext:value-type="float">
            <text:p>9965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99661" calcext:value-type="float">
            <text:p>9966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71" calcext:value-type="float">
            <text:p>271</text:p>
          </table:table-cell>
          <table:table-cell office:value-type="float" office:value="99663" calcext:value-type="float">
            <text:p>9966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69" calcext:value-type="float">
            <text:p>269</text:p>
          </table:table-cell>
          <table:table-cell office:value-type="float" office:value="99665" calcext:value-type="float">
            <text:p>9966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67" calcext:value-type="float">
            <text:p>267</text:p>
          </table:table-cell>
          <table:table-cell office:value-type="float" office:value="99667" calcext:value-type="float">
            <text:p>9966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  <table:table-cell office:value-type="float" office:value="99669" calcext:value-type="float">
            <text:p>9966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63" calcext:value-type="float">
            <text:p>263</text:p>
          </table:table-cell>
          <table:table-cell office:value-type="float" office:value="99671" calcext:value-type="float">
            <text:p>996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61" calcext:value-type="float">
            <text:p>261</text:p>
          </table:table-cell>
          <table:table-cell office:value-type="float" office:value="99673" calcext:value-type="float">
            <text:p>9967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59" calcext:value-type="float">
            <text:p>259</text:p>
          </table:table-cell>
          <table:table-cell office:value-type="float" office:value="99675" calcext:value-type="float">
            <text:p>996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57" calcext:value-type="float">
            <text:p>257</text:p>
          </table:table-cell>
          <table:table-cell office:value-type="float" office:value="99677" calcext:value-type="float">
            <text:p>9967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99679" calcext:value-type="float">
            <text:p>9967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99681" calcext:value-type="float">
            <text:p>9968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51" calcext:value-type="float">
            <text:p>251</text:p>
          </table:table-cell>
          <table:table-cell office:value-type="float" office:value="99683" calcext:value-type="float">
            <text:p>9968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9" calcext:value-type="float">
            <text:p>249</text:p>
          </table:table-cell>
          <table:table-cell office:value-type="float" office:value="99685" calcext:value-type="float">
            <text:p>9968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7" calcext:value-type="float">
            <text:p>247</text:p>
          </table:table-cell>
          <table:table-cell office:value-type="float" office:value="99687" calcext:value-type="float">
            <text:p>9968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5" calcext:value-type="float">
            <text:p>245</text:p>
          </table:table-cell>
          <table:table-cell office:value-type="float" office:value="99689" calcext:value-type="float">
            <text:p>9968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3" calcext:value-type="float">
            <text:p>243</text:p>
          </table:table-cell>
          <table:table-cell office:value-type="float" office:value="99691" calcext:value-type="float">
            <text:p>9969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41" calcext:value-type="float">
            <text:p>241</text:p>
          </table:table-cell>
          <table:table-cell office:value-type="float" office:value="99693" calcext:value-type="float">
            <text:p>9969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9" calcext:value-type="float">
            <text:p>239</text:p>
          </table:table-cell>
          <table:table-cell office:value-type="float" office:value="99695" calcext:value-type="float">
            <text:p>9969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7" calcext:value-type="float">
            <text:p>237</text:p>
          </table:table-cell>
          <table:table-cell office:value-type="float" office:value="99697" calcext:value-type="float">
            <text:p>9969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5" calcext:value-type="float">
            <text:p>235</text:p>
          </table:table-cell>
          <table:table-cell office:value-type="float" office:value="99699" calcext:value-type="float">
            <text:p>9969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99701" calcext:value-type="float">
            <text:p>9970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31" calcext:value-type="float">
            <text:p>231</text:p>
          </table:table-cell>
          <table:table-cell office:value-type="float" office:value="99703" calcext:value-type="float">
            <text:p>9970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9" calcext:value-type="float">
            <text:p>229</text:p>
          </table:table-cell>
          <table:table-cell office:value-type="float" office:value="99705" calcext:value-type="float">
            <text:p>9970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7" calcext:value-type="float">
            <text:p>227</text:p>
          </table:table-cell>
          <table:table-cell office:value-type="float" office:value="99707" calcext:value-type="float">
            <text:p>9970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5" calcext:value-type="float">
            <text:p>225</text:p>
          </table:table-cell>
          <table:table-cell office:value-type="float" office:value="99709" calcext:value-type="float">
            <text:p>9970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3" calcext:value-type="float">
            <text:p>223</text:p>
          </table:table-cell>
          <table:table-cell office:value-type="float" office:value="99711" calcext:value-type="float">
            <text:p>997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21" calcext:value-type="float">
            <text:p>221</text:p>
          </table:table-cell>
          <table:table-cell office:value-type="float" office:value="99713" calcext:value-type="float">
            <text:p>997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9" calcext:value-type="float">
            <text:p>219</text:p>
          </table:table-cell>
          <table:table-cell office:value-type="float" office:value="99715" calcext:value-type="float">
            <text:p>997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7" calcext:value-type="float">
            <text:p>217</text:p>
          </table:table-cell>
          <table:table-cell office:value-type="float" office:value="99717" calcext:value-type="float">
            <text:p>997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5" calcext:value-type="float">
            <text:p>215</text:p>
          </table:table-cell>
          <table:table-cell office:value-type="float" office:value="99719" calcext:value-type="float">
            <text:p>9971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3" calcext:value-type="float">
            <text:p>213</text:p>
          </table:table-cell>
          <table:table-cell office:value-type="float" office:value="99721" calcext:value-type="float">
            <text:p>997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11" calcext:value-type="float">
            <text:p>211</text:p>
          </table:table-cell>
          <table:table-cell office:value-type="float" office:value="99723" calcext:value-type="float">
            <text:p>9972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9" calcext:value-type="float">
            <text:p>209</text:p>
          </table:table-cell>
          <table:table-cell office:value-type="float" office:value="99725" calcext:value-type="float">
            <text:p>9972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office:value-type="float" office:value="99727" calcext:value-type="float">
            <text:p>997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5" calcext:value-type="float">
            <text:p>205</text:p>
          </table:table-cell>
          <table:table-cell office:value-type="float" office:value="99729" calcext:value-type="float">
            <text:p>9972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99731" calcext:value-type="float">
            <text:p>9973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99733" calcext:value-type="float">
            <text:p>9973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  <table:table-cell office:value-type="float" office:value="99735" calcext:value-type="float">
            <text:p>9973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8" calcext:value-type="float">
            <text:p>198</text:p>
          </table:table-cell>
          <table:table-cell office:value-type="float" office:value="99736" calcext:value-type="float">
            <text:p>997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99737" calcext:value-type="float">
            <text:p>9973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6" calcext:value-type="float">
            <text:p>196</text:p>
          </table:table-cell>
          <table:table-cell office:value-type="float" office:value="99738" calcext:value-type="float">
            <text:p>9973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5" calcext:value-type="float">
            <text:p>195</text:p>
          </table:table-cell>
          <table:table-cell office:value-type="float" office:value="99739" calcext:value-type="float">
            <text:p>9973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office:value-type="float" office:value="99740" calcext:value-type="float">
            <text:p>9974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office:value-type="float" office:value="99741" calcext:value-type="float">
            <text:p>9974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float" office:value="99742" calcext:value-type="float">
            <text:p>9974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1" calcext:value-type="float">
            <text:p>191</text:p>
          </table:table-cell>
          <table:table-cell office:value-type="float" office:value="99743" calcext:value-type="float">
            <text:p>9974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90" calcext:value-type="float">
            <text:p>190</text:p>
          </table:table-cell>
          <table:table-cell office:value-type="float" office:value="99744" calcext:value-type="float">
            <text:p>9974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9" calcext:value-type="float">
            <text:p>189</text:p>
          </table:table-cell>
          <table:table-cell office:value-type="float" office:value="99745" calcext:value-type="float">
            <text:p>9974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float" office:value="99746" calcext:value-type="float">
            <text:p>9974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99747" calcext:value-type="float">
            <text:p>997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6" calcext:value-type="float">
            <text:p>186</text:p>
          </table:table-cell>
          <table:table-cell office:value-type="float" office:value="99748" calcext:value-type="float">
            <text:p>9974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5" calcext:value-type="float">
            <text:p>185</text:p>
          </table:table-cell>
          <table:table-cell office:value-type="float" office:value="99749" calcext:value-type="float">
            <text:p>9974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3" calcext:value-type="float">
            <text:p>183</text:p>
          </table:table-cell>
          <table:table-cell office:value-type="float" office:value="99751" calcext:value-type="float">
            <text:p>9975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2" calcext:value-type="float">
            <text:p>182</text:p>
          </table:table-cell>
          <table:table-cell office:value-type="float" office:value="99752" calcext:value-type="float">
            <text:p>9975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1" calcext:value-type="float">
            <text:p>181</text:p>
          </table:table-cell>
          <table:table-cell office:value-type="float" office:value="99753" calcext:value-type="float">
            <text:p>9975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99754" calcext:value-type="float">
            <text:p>9975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9" calcext:value-type="float">
            <text:p>179</text:p>
          </table:table-cell>
          <table:table-cell office:value-type="float" office:value="99755" calcext:value-type="float">
            <text:p>9975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  <table:table-cell office:value-type="float" office:value="99756" calcext:value-type="float">
            <text:p>9975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7" calcext:value-type="float">
            <text:p>177</text:p>
          </table:table-cell>
          <table:table-cell office:value-type="float" office:value="99757" calcext:value-type="float">
            <text:p>9975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6" calcext:value-type="float">
            <text:p>176</text:p>
          </table:table-cell>
          <table:table-cell office:value-type="float" office:value="99758" calcext:value-type="float">
            <text:p>9975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office:value-type="float" office:value="99759" calcext:value-type="float">
            <text:p>9975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office:value-type="float" office:value="99760" calcext:value-type="float">
            <text:p>9976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float" office:value="99761" calcext:value-type="float">
            <text:p>9976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99762" calcext:value-type="float">
            <text:p>9976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99763" calcext:value-type="float">
            <text:p>9976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0" calcext:value-type="float">
            <text:p>170</text:p>
          </table:table-cell>
          <table:table-cell office:value-type="float" office:value="99764" calcext:value-type="float">
            <text:p>9976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office:value-type="float" office:value="99765" calcext:value-type="float">
            <text:p>9976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office:value-type="float" office:value="99766" calcext:value-type="float">
            <text:p>9976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99767" calcext:value-type="float">
            <text:p>9976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  <table:table-cell office:value-type="float" office:value="99768" calcext:value-type="float">
            <text:p>9976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5" calcext:value-type="float">
            <text:p>165</text:p>
          </table:table-cell>
          <table:table-cell office:value-type="float" office:value="99769" calcext:value-type="float">
            <text:p>9976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99770" calcext:value-type="float">
            <text:p>9977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99771" calcext:value-type="float">
            <text:p>9977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99772" calcext:value-type="float">
            <text:p>997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99773" calcext:value-type="float">
            <text:p>9977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99774" calcext:value-type="float">
            <text:p>9977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99775" calcext:value-type="float">
            <text:p>997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99776" calcext:value-type="float">
            <text:p>9977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99777" calcext:value-type="float">
            <text:p>9977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99778" calcext:value-type="float">
            <text:p>997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5" calcext:value-type="float">
            <text:p>155</text:p>
          </table:table-cell>
          <table:table-cell office:value-type="float" office:value="99779" calcext:value-type="float">
            <text:p>9977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4" calcext:value-type="float">
            <text:p>154</text:p>
          </table:table-cell>
          <table:table-cell office:value-type="float" office:value="99780" calcext:value-type="float">
            <text:p>9978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3" calcext:value-type="float">
            <text:p>153</text:p>
          </table:table-cell>
          <table:table-cell office:value-type="float" office:value="99781" calcext:value-type="float">
            <text:p>9978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99782" calcext:value-type="float">
            <text:p>9978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99783" calcext:value-type="float">
            <text:p>9978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99784" calcext:value-type="float">
            <text:p>9978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9" calcext:value-type="float">
            <text:p>149</text:p>
          </table:table-cell>
          <table:table-cell office:value-type="float" office:value="99785" calcext:value-type="float">
            <text:p>9978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99786" calcext:value-type="float">
            <text:p>9978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99787" calcext:value-type="float">
            <text:p>9978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99788" calcext:value-type="float">
            <text:p>9978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99789" calcext:value-type="float">
            <text:p>9978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99790" calcext:value-type="float">
            <text:p>9979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99791" calcext:value-type="float">
            <text:p>9979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99792" calcext:value-type="float">
            <text:p>9979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99793" calcext:value-type="float">
            <text:p>9979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99794" calcext:value-type="float">
            <text:p>9979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99795" calcext:value-type="float">
            <text:p>9979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99796" calcext:value-type="float">
            <text:p>9979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99797" calcext:value-type="float">
            <text:p>9979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99798" calcext:value-type="float">
            <text:p>9979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99799" calcext:value-type="float">
            <text:p>9979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99801" calcext:value-type="float">
            <text:p>9980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99802" calcext:value-type="float">
            <text:p>9980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99803" calcext:value-type="float">
            <text:p>9980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99804" calcext:value-type="float">
            <text:p>9980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99805" calcext:value-type="float">
            <text:p>998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99806" calcext:value-type="float">
            <text:p>9980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99807" calcext:value-type="float">
            <text:p>9980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99808" calcext:value-type="float">
            <text:p>9980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99809" calcext:value-type="float">
            <text:p>9980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99810" calcext:value-type="float">
            <text:p>998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99811" calcext:value-type="float">
            <text:p>998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 office:value-type="float" office:value="99812" calcext:value-type="float">
            <text:p>998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99813" calcext:value-type="float">
            <text:p>9981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99814" calcext:value-type="float">
            <text:p>998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99815" calcext:value-type="float">
            <text:p>998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99816" calcext:value-type="float">
            <text:p>998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99817" calcext:value-type="float">
            <text:p>998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99818" calcext:value-type="float">
            <text:p>998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99819" calcext:value-type="float">
            <text:p>9981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99820" calcext:value-type="float">
            <text:p>998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99821" calcext:value-type="float">
            <text:p>9982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99822" calcext:value-type="float">
            <text:p>9982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99823" calcext:value-type="float">
            <text:p>9982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99824" calcext:value-type="float">
            <text:p>9982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99825" calcext:value-type="float">
            <text:p>9982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99826" calcext:value-type="float">
            <text:p>998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99827" calcext:value-type="float">
            <text:p>998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99828" calcext:value-type="float">
            <text:p>998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99829" calcext:value-type="float">
            <text:p>9982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99830" calcext:value-type="float">
            <text:p>9983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99831" calcext:value-type="float">
            <text:p>998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99832" calcext:value-type="float">
            <text:p>9983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float" office:value="99833" calcext:value-type="float">
            <text:p>998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99834" calcext:value-type="float">
            <text:p>9983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9835" calcext:value-type="float">
            <text:p>99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7:18:45.251301456</meta:creation-date>
    <dc:date>2017-07-02T17:27:06.349719749</dc:date>
    <meta:editing-duration>PT8M21S</meta:editing-duration>
    <meta:editing-cycles>1</meta:editing-cycles>
    <meta:document-statistic meta:table-count="1" meta:cell-count="5000" meta:object-count="1"/>
    <meta:generator>LibreOffice/5.3.4.2$Linux_X86_64 LibreOffice_project/f82d347ccc0be322489bf7da61d7e4ad13fe2ff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32cm" svg:height="13.723cm" xlink:href=".." xlink:type="simple" chart:class="chart:scatter" chart:style-name="ch1">
        <chart:legend chart:legend-position="end" svg:x="19.72cm" svg:y="6.136cm" style:legend-expansion="high" chart:style-name="ch2"/>
        <chart:plot-area chart:style-name="ch3" table:cell-range-address="Sheet1.A1:Sheet1.A1000 Sheet1.C1:Sheet1.E1000" chart:data-source-has-labels="row" svg:x="0.472cm" svg:y="0.274cm" svg:width="18.776cm" svg:height="13.175cm">
          <chartooo:coordinate-region svg:x="1.719cm" svg:y="0.449cm" svg:width="16.93cm" svg:height="12.4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susceptible" chart:class="chart:scatter">
            <chart:domain table:cell-range-address="Sheet1.A1:Sheet1.A1000"/>
            <chart:data-point chart:repeated="1000"/>
          </chart:series>
          <chart:series chart:style-name="ch8" chart:values-cell-range-address="Sheet1.D1:Sheet1.D1000" loext:label-string="infected" chart:class="chart:scatter">
            <chart:data-point chart:repeated="1000"/>
          </chart:series>
          <chart:series chart:style-name="ch9" chart:values-cell-range-address="Sheet1.E1:Sheet1.E1000" loext:label-string="recovered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sceptible</text:p>
              </table:table-cell>
              <table:table-cell office:value-type="string">
                <text:p>infected</text:p>
              </table:table-cell>
              <table:table-cell office:value-type="string">
                <text:p>recove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0</svg:desc>
                </draw:g>
              </table:table-cell>
              <table:table-cell office:value-type="float" office:value="97492">
                <text:p>97492</text:p>
                <draw:g>
                  <svg:desc>Sheet1.C1:Sheet1.C1000</svg:desc>
                </draw:g>
              </table:table-cell>
              <table:table-cell office:value-type="float" office:value="1009">
                <text:p>1009</text:p>
                <draw:g>
                  <svg:desc>Sheet1.D1:Sheet1.D1000</svg:desc>
                </draw:g>
              </table:table-cell>
              <table:table-cell office:value-type="float" office:value="1499">
                <text:p>1499</text:p>
                <draw:g>
                  <svg:desc>Sheet1.E1:Sheet1.E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5056">
                <text:p>95056</text:p>
              </table:table-cell>
              <table:table-cell office:value-type="float" office:value="1973">
                <text:p>1973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2681">
                <text:p>92681</text:p>
              </table:table-cell>
              <table:table-cell office:value-type="float" office:value="2904">
                <text:p>2904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0365">
                <text:p>90365</text:p>
              </table:table-cell>
              <table:table-cell office:value-type="float" office:value="3801">
                <text:p>3801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8107">
                <text:p>88107</text:p>
              </table:table-cell>
              <table:table-cell office:value-type="float" office:value="4666">
                <text:p>4666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905">
                <text:p>85905</text:p>
              </table:table-cell>
              <table:table-cell office:value-type="float" office:value="5501">
                <text:p>5501</text:p>
              </table:table-cell>
              <table:table-cell office:value-type="float" office:value="8594">
                <text:p>8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3758">
                <text:p>83758</text:p>
              </table:table-cell>
              <table:table-cell office:value-type="float" office:value="6305">
                <text:p>6305</text:p>
              </table:table-cell>
              <table:table-cell office:value-type="float" office:value="9937">
                <text:p>9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1665">
                <text:p>81665</text:p>
              </table:table-cell>
              <table:table-cell office:value-type="float" office:value="7079">
                <text:p>7079</text:p>
              </table:table-cell>
              <table:table-cell office:value-type="float" office:value="11256">
                <text:p>11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9625">
                <text:p>79625</text:p>
              </table:table-cell>
              <table:table-cell office:value-type="float" office:value="7825">
                <text:p>7825</text:p>
              </table:table-cell>
              <table:table-cell office:value-type="float" office:value="12550">
                <text:p>12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7635">
                <text:p>77635</text:p>
              </table:table-cell>
              <table:table-cell office:value-type="float" office:value="8543">
                <text:p>8543</text:p>
              </table:table-cell>
              <table:table-cell office:value-type="float" office:value="13822">
                <text:p>13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5695">
                <text:p>75695</text:p>
              </table:table-cell>
              <table:table-cell office:value-type="float" office:value="9234">
                <text:p>9234</text:p>
              </table:table-cell>
              <table:table-cell office:value-type="float" office:value="15071">
                <text:p>15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804">
                <text:p>73804</text:p>
              </table:table-cell>
              <table:table-cell office:value-type="float" office:value="9898">
                <text:p>9898</text:p>
              </table:table-cell>
              <table:table-cell office:value-type="float" office:value="16298">
                <text:p>16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1959">
                <text:p>71959</text:p>
              </table:table-cell>
              <table:table-cell office:value-type="float" office:value="10538">
                <text:p>10538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161">
                <text:p>70161</text:p>
              </table:table-cell>
              <table:table-cell office:value-type="float" office:value="11152">
                <text:p>11152</text:p>
              </table:table-cell>
              <table:table-cell office:value-type="float" office:value="18687">
                <text:p>18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8408">
                <text:p>68408</text:p>
              </table:table-cell>
              <table:table-cell office:value-type="float" office:value="11742">
                <text:p>11742</text:p>
              </table:table-cell>
              <table:table-cell office:value-type="float" office:value="19850">
                <text:p>198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6698">
                <text:p>66698</text:p>
              </table:table-cell>
              <table:table-cell office:value-type="float" office:value="12309">
                <text:p>12309</text:p>
              </table:table-cell>
              <table:table-cell office:value-type="float" office:value="20993">
                <text:p>20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5032">
                <text:p>65032</text:p>
              </table:table-cell>
              <table:table-cell office:value-type="float" office:value="12852">
                <text:p>12852</text:p>
              </table:table-cell>
              <table:table-cell office:value-type="float" office:value="22116">
                <text:p>22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3407">
                <text:p>63407</text:p>
              </table:table-cell>
              <table:table-cell office:value-type="float" office:value="13374">
                <text:p>13374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1822">
                <text:p>61822</text:p>
              </table:table-cell>
              <table:table-cell office:value-type="float" office:value="13875">
                <text:p>13875</text:p>
              </table:table-cell>
              <table:table-cell office:value-type="float" office:value="24303">
                <text:p>24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0277">
                <text:p>60277</text:p>
              </table:table-cell>
              <table:table-cell office:value-type="float" office:value="14355">
                <text:p>14355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8771">
                <text:p>58771</text:p>
              </table:table-cell>
              <table:table-cell office:value-type="float" office:value="14814">
                <text:p>14814</text:p>
              </table:table-cell>
              <table:table-cell office:value-type="float" office:value="26415">
                <text:p>26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7303">
                <text:p>57303</text:p>
              </table:table-cell>
              <table:table-cell office:value-type="float" office:value="15253">
                <text:p>15253</text:p>
              </table:table-cell>
              <table:table-cell office:value-type="float" office:value="27444">
                <text:p>27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5871">
                <text:p>55871</text:p>
              </table:table-cell>
              <table:table-cell office:value-type="float" office:value="15674">
                <text:p>15674</text:p>
              </table:table-cell>
              <table:table-cell office:value-type="float" office:value="28455">
                <text:p>28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4475">
                <text:p>54475</text:p>
              </table:table-cell>
              <table:table-cell office:value-type="float" office:value="16076">
                <text:p>16076</text:p>
              </table:table-cell>
              <table:table-cell office:value-type="float" office:value="29449">
                <text:p>29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3114">
                <text:p>53114</text:p>
              </table:table-cell>
              <table:table-cell office:value-type="float" office:value="16460">
                <text:p>16460</text:p>
              </table:table-cell>
              <table:table-cell office:value-type="float" office:value="30426">
                <text:p>30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1787">
                <text:p>51787</text:p>
              </table:table-cell>
              <table:table-cell office:value-type="float" office:value="16827">
                <text:p>16827</text:p>
              </table:table-cell>
              <table:table-cell office:value-type="float" office:value="31386">
                <text:p>31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0494">
                <text:p>50494</text:p>
              </table:table-cell>
              <table:table-cell office:value-type="float" office:value="17176">
                <text:p>17176</text:p>
              </table:table-cell>
              <table:table-cell office:value-type="float" office:value="32330">
                <text:p>323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9233">
                <text:p>49233</text:p>
              </table:table-cell>
              <table:table-cell office:value-type="float" office:value="17509">
                <text:p>17509</text:p>
              </table:table-cell>
              <table:table-cell office:value-type="float" office:value="33258">
                <text:p>33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8003">
                <text:p>48003</text:p>
              </table:table-cell>
              <table:table-cell office:value-type="float" office:value="17826">
                <text:p>17826</text:p>
              </table:table-cell>
              <table:table-cell office:value-type="float" office:value="34171">
                <text:p>34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6803">
                <text:p>46803</text:p>
              </table:table-cell>
              <table:table-cell office:value-type="float" office:value="18128">
                <text:p>18128</text:p>
              </table:table-cell>
              <table:table-cell office:value-type="float" office:value="35069">
                <text:p>35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5633">
                <text:p>45633</text:p>
              </table:table-cell>
              <table:table-cell office:value-type="float" office:value="18415">
                <text:p>18415</text:p>
              </table:table-cell>
              <table:table-cell office:value-type="float" office:value="35952">
                <text:p>35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4493">
                <text:p>44493</text:p>
              </table:table-cell>
              <table:table-cell office:value-type="float" office:value="18687">
                <text:p>18687</text:p>
              </table:table-cell>
              <table:table-cell office:value-type="float" office:value="36820">
                <text:p>368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3382">
                <text:p>43382</text:p>
              </table:table-cell>
              <table:table-cell office:value-type="float" office:value="18945">
                <text:p>18945</text:p>
              </table:table-cell>
              <table:table-cell office:value-type="float" office:value="37673">
                <text:p>37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2299">
                <text:p>42299</text:p>
              </table:table-cell>
              <table:table-cell office:value-type="float" office:value="19189">
                <text:p>19189</text:p>
              </table:table-cell>
              <table:table-cell office:value-type="float" office:value="38512">
                <text:p>385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1243">
                <text:p>41243</text:p>
              </table:table-cell>
              <table:table-cell office:value-type="float" office:value="19420">
                <text:p>19420</text:p>
              </table:table-cell>
              <table:table-cell office:value-type="float" office:value="39337">
                <text:p>393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0213">
                <text:p>40213</text:p>
              </table:table-cell>
              <table:table-cell office:value-type="float" office:value="19638">
                <text:p>19638</text:p>
              </table:table-cell>
              <table:table-cell office:value-type="float" office:value="40149">
                <text:p>40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9208">
                <text:p>39208</text:p>
              </table:table-cell>
              <table:table-cell office:value-type="float" office:value="19844">
                <text:p>19844</text:p>
              </table:table-cell>
              <table:table-cell office:value-type="float" office:value="40948">
                <text:p>40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8228">
                <text:p>38228</text:p>
              </table:table-cell>
              <table:table-cell office:value-type="float" office:value="20038">
                <text:p>20038</text:p>
              </table:table-cell>
              <table:table-cell office:value-type="float" office:value="41734">
                <text:p>41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7273">
                <text:p>37273</text:p>
              </table:table-cell>
              <table:table-cell office:value-type="float" office:value="20220">
                <text:p>20220</text:p>
              </table:table-cell>
              <table:table-cell office:value-type="float" office:value="42507">
                <text:p>42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342">
                <text:p>36342</text:p>
              </table:table-cell>
              <table:table-cell office:value-type="float" office:value="20390">
                <text:p>20390</text:p>
              </table:table-cell>
              <table:table-cell office:value-type="float" office:value="43268">
                <text:p>43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5434">
                <text:p>35434</text:p>
              </table:table-cell>
              <table:table-cell office:value-type="float" office:value="20550">
                <text:p>20550</text:p>
              </table:table-cell>
              <table:table-cell office:value-type="float" office:value="44016">
                <text:p>44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4549">
                <text:p>34549</text:p>
              </table:table-cell>
              <table:table-cell office:value-type="float" office:value="20699">
                <text:p>20699</text:p>
              </table:table-cell>
              <table:table-cell office:value-type="float" office:value="44752">
                <text:p>44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3686">
                <text:p>33686</text:p>
              </table:table-cell>
              <table:table-cell office:value-type="float" office:value="20838">
                <text:p>20838</text:p>
              </table:table-cell>
              <table:table-cell office:value-type="float" office:value="45476">
                <text:p>45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2845">
                <text:p>32845</text:p>
              </table:table-cell>
              <table:table-cell office:value-type="float" office:value="20966">
                <text:p>20966</text:p>
              </table:table-cell>
              <table:table-cell office:value-type="float" office:value="46189">
                <text:p>46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2025">
                <text:p>32025</text:p>
              </table:table-cell>
              <table:table-cell office:value-type="float" office:value="21085">
                <text:p>21085</text:p>
              </table:table-cell>
              <table:table-cell office:value-type="float" office:value="46890">
                <text:p>468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1225">
                <text:p>31225</text:p>
              </table:table-cell>
              <table:table-cell office:value-type="float" office:value="21195">
                <text:p>21195</text:p>
              </table:table-cell>
              <table:table-cell office:value-type="float" office:value="47580">
                <text:p>47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0445">
                <text:p>30445</text:p>
              </table:table-cell>
              <table:table-cell office:value-type="float" office:value="21296">
                <text:p>21296</text:p>
              </table:table-cell>
              <table:table-cell office:value-type="float" office:value="48259">
                <text:p>48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685">
                <text:p>29685</text:p>
              </table:table-cell>
              <table:table-cell office:value-type="float" office:value="21388">
                <text:p>21388</text:p>
              </table:table-cell>
              <table:table-cell office:value-type="float" office:value="48927">
                <text:p>48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944">
                <text:p>28944</text:p>
              </table:table-cell>
              <table:table-cell office:value-type="float" office:value="21471">
                <text:p>21471</text:p>
              </table:table-cell>
              <table:table-cell office:value-type="float" office:value="49585">
                <text:p>49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8221">
                <text:p>28221</text:p>
              </table:table-cell>
              <table:table-cell office:value-type="float" office:value="21546">
                <text:p>21546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7516">
                <text:p>27516</text:p>
              </table:table-cell>
              <table:table-cell office:value-type="float" office:value="21613">
                <text:p>21613</text:p>
              </table:table-cell>
              <table:table-cell office:value-type="float" office:value="50871">
                <text:p>50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6829">
                <text:p>26829</text:p>
              </table:table-cell>
              <table:table-cell office:value-type="float" office:value="21672">
                <text:p>21672</text:p>
              </table:table-cell>
              <table:table-cell office:value-type="float" office:value="51499">
                <text:p>51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6159">
                <text:p>26159</text:p>
              </table:table-cell>
              <table:table-cell office:value-type="float" office:value="21724">
                <text:p>21724</text:p>
              </table:table-cell>
              <table:table-cell office:value-type="float" office:value="52117">
                <text:p>52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5506">
                <text:p>25506</text:p>
              </table:table-cell>
              <table:table-cell office:value-type="float" office:value="21768">
                <text:p>21768</text:p>
              </table:table-cell>
              <table:table-cell office:value-type="float" office:value="52726">
                <text:p>52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4869">
                <text:p>24869</text:p>
              </table:table-cell>
              <table:table-cell office:value-type="float" office:value="21806">
                <text:p>21806</text:p>
              </table:table-cell>
              <table:table-cell office:value-type="float" office:value="53325">
                <text:p>53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4248">
                <text:p>24248</text:p>
              </table:table-cell>
              <table:table-cell office:value-type="float" office:value="21836">
                <text:p>21836</text:p>
              </table:table-cell>
              <table:table-cell office:value-type="float" office:value="53916">
                <text:p>53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3643">
                <text:p>23643</text:p>
              </table:table-cell>
              <table:table-cell office:value-type="float" office:value="21860">
                <text:p>21860</text:p>
              </table:table-cell>
              <table:table-cell office:value-type="float" office:value="54497">
                <text:p>54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3053">
                <text:p>23053</text:p>
              </table:table-cell>
              <table:table-cell office:value-type="float" office:value="21878">
                <text:p>21878</text:p>
              </table:table-cell>
              <table:table-cell office:value-type="float" office:value="55069">
                <text:p>55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478">
                <text:p>22478</text:p>
              </table:table-cell>
              <table:table-cell office:value-type="float" office:value="21890">
                <text:p>21890</text:p>
              </table:table-cell>
              <table:table-cell office:value-type="float" office:value="55632">
                <text:p>55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1917">
                <text:p>21917</text:p>
              </table:table-cell>
              <table:table-cell office:value-type="float" office:value="21896">
                <text:p>21896</text:p>
              </table:table-cell>
              <table:table-cell office:value-type="float" office:value="56187">
                <text:p>561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1370">
                <text:p>21370</text:p>
              </table:table-cell>
              <table:table-cell office:value-type="float" office:value="21897">
                <text:p>21897</text:p>
              </table:table-cell>
              <table:table-cell office:value-type="float" office:value="56733">
                <text:p>56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0837">
                <text:p>20837</text:p>
              </table:table-cell>
              <table:table-cell office:value-type="float" office:value="21892">
                <text:p>21892</text:p>
              </table:table-cell>
              <table:table-cell office:value-type="float" office:value="57271">
                <text:p>57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0317">
                <text:p>20317</text:p>
              </table:table-cell>
              <table:table-cell office:value-type="float" office:value="21882">
                <text:p>21882</text:p>
              </table:table-cell>
              <table:table-cell office:value-type="float" office:value="57801">
                <text:p>57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810">
                <text:p>19810</text:p>
              </table:table-cell>
              <table:table-cell office:value-type="float" office:value="21867">
                <text:p>21867</text:p>
              </table:table-cell>
              <table:table-cell office:value-type="float" office:value="58323">
                <text:p>58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9315">
                <text:p>19315</text:p>
              </table:table-cell>
              <table:table-cell office:value-type="float" office:value="21847">
                <text:p>21847</text:p>
              </table:table-cell>
              <table:table-cell office:value-type="float" office:value="58838">
                <text:p>58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8833">
                <text:p>18833</text:p>
              </table:table-cell>
              <table:table-cell office:value-type="float" office:value="21822">
                <text:p>21822</text:p>
              </table:table-cell>
              <table:table-cell office:value-type="float" office:value="59345">
                <text:p>59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8363">
                <text:p>18363</text:p>
              </table:table-cell>
              <table:table-cell office:value-type="float" office:value="21792">
                <text:p>21792</text:p>
              </table:table-cell>
              <table:table-cell office:value-type="float" office:value="59845">
                <text:p>59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905">
                <text:p>17905</text:p>
              </table:table-cell>
              <table:table-cell office:value-type="float" office:value="21758">
                <text:p>21758</text:p>
              </table:table-cell>
              <table:table-cell office:value-type="float" office:value="60337">
                <text:p>603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458">
                <text:p>17458</text:p>
              </table:table-cell>
              <table:table-cell office:value-type="float" office:value="21720">
                <text:p>21720</text:p>
              </table:table-cell>
              <table:table-cell office:value-type="float" office:value="60822">
                <text:p>608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023">
                <text:p>17023</text:p>
              </table:table-cell>
              <table:table-cell office:value-type="float" office:value="21677">
                <text:p>21677</text:p>
              </table:table-cell>
              <table:table-cell office:value-type="float" office:value="61300">
                <text:p>613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6598">
                <text:p>16598</text:p>
              </table:table-cell>
              <table:table-cell office:value-type="float" office:value="21631">
                <text:p>21631</text:p>
              </table:table-cell>
              <table:table-cell office:value-type="float" office:value="61771">
                <text:p>617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6185">
                <text:p>16185</text:p>
              </table:table-cell>
              <table:table-cell office:value-type="float" office:value="21580">
                <text:p>21580</text:p>
              </table:table-cell>
              <table:table-cell office:value-type="float" office:value="62235">
                <text:p>62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782">
                <text:p>15782</text:p>
              </table:table-cell>
              <table:table-cell office:value-type="float" office:value="21526">
                <text:p>21526</text:p>
              </table:table-cell>
              <table:table-cell office:value-type="float" office:value="62692">
                <text:p>62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389">
                <text:p>15389</text:p>
              </table:table-cell>
              <table:table-cell office:value-type="float" office:value="21468">
                <text:p>21468</text:p>
              </table:table-cell>
              <table:table-cell office:value-type="float" office:value="63143">
                <text:p>63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006">
                <text:p>15006</text:p>
              </table:table-cell>
              <table:table-cell office:value-type="float" office:value="21407">
                <text:p>21407</text:p>
              </table:table-cell>
              <table:table-cell office:value-type="float" office:value="63587">
                <text:p>635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631">
                <text:p>14631</text:p>
              </table:table-cell>
              <table:table-cell office:value-type="float" office:value="21343">
                <text:p>21343</text:p>
              </table:table-cell>
              <table:table-cell office:value-type="float" office:value="64026">
                <text:p>64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4266">
                <text:p>14266</text:p>
              </table:table-cell>
              <table:table-cell office:value-type="float" office:value="21276">
                <text:p>21276</text:p>
              </table:table-cell>
              <table:table-cell office:value-type="float" office:value="64458">
                <text:p>64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3911">
                <text:p>13911</text:p>
              </table:table-cell>
              <table:table-cell office:value-type="float" office:value="21206">
                <text:p>21206</text:p>
              </table:table-cell>
              <table:table-cell office:value-type="float" office:value="64883">
                <text:p>64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3564">
                <text:p>13564</text:p>
              </table:table-cell>
              <table:table-cell office:value-type="float" office:value="21133">
                <text:p>21133</text:p>
              </table:table-cell>
              <table:table-cell office:value-type="float" office:value="65303">
                <text:p>65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3226">
                <text:p>13226</text:p>
              </table:table-cell>
              <table:table-cell office:value-type="float" office:value="21057">
                <text:p>21057</text:p>
              </table:table-cell>
              <table:table-cell office:value-type="float" office:value="65717">
                <text:p>65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896">
                <text:p>12896</text:p>
              </table:table-cell>
              <table:table-cell office:value-type="float" office:value="20979">
                <text:p>20979</text:p>
              </table:table-cell>
              <table:table-cell office:value-type="float" office:value="66125">
                <text:p>66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575">
                <text:p>12575</text:p>
              </table:table-cell>
              <table:table-cell office:value-type="float" office:value="20898">
                <text:p>20898</text:p>
              </table:table-cell>
              <table:table-cell office:value-type="float" office:value="66527">
                <text:p>66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262">
                <text:p>12262</text:p>
              </table:table-cell>
              <table:table-cell office:value-type="float" office:value="20815">
                <text:p>20815</text:p>
              </table:table-cell>
              <table:table-cell office:value-type="float" office:value="66923">
                <text:p>66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957">
                <text:p>11957</text:p>
              </table:table-cell>
              <table:table-cell office:value-type="float" office:value="20729">
                <text:p>20729</text:p>
              </table:table-cell>
              <table:table-cell office:value-type="float" office:value="67314">
                <text:p>67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659">
                <text:p>11659</text:p>
              </table:table-cell>
              <table:table-cell office:value-type="float" office:value="20641">
                <text:p>20641</text:p>
              </table:table-cell>
              <table:table-cell office:value-type="float" office:value="67700">
                <text:p>677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369">
                <text:p>11369</text:p>
              </table:table-cell>
              <table:table-cell office:value-type="float" office:value="20551">
                <text:p>20551</text:p>
              </table:table-cell>
              <table:table-cell office:value-type="float" office:value="68080">
                <text:p>680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086">
                <text:p>11086</text:p>
              </table:table-cell>
              <table:table-cell office:value-type="float" office:value="20459">
                <text:p>20459</text:p>
              </table:table-cell>
              <table:table-cell office:value-type="float" office:value="68455">
                <text:p>68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810">
                <text:p>10810</text:p>
              </table:table-cell>
              <table:table-cell office:value-type="float" office:value="20365">
                <text:p>20365</text:p>
              </table:table-cell>
              <table:table-cell office:value-type="float" office:value="68825">
                <text:p>688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540">
                <text:p>10540</text:p>
              </table:table-cell>
              <table:table-cell office:value-type="float" office:value="20270">
                <text:p>20270</text:p>
              </table:table-cell>
              <table:table-cell office:value-type="float" office:value="69190">
                <text:p>691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277">
                <text:p>10277</text:p>
              </table:table-cell>
              <table:table-cell office:value-type="float" office:value="20173">
                <text:p>20173</text:p>
              </table:table-cell>
              <table:table-cell office:value-type="float" office:value="69550">
                <text:p>695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021">
                <text:p>10021</text:p>
              </table:table-cell>
              <table:table-cell office:value-type="float" office:value="20074">
                <text:p>20074</text:p>
              </table:table-cell>
              <table:table-cell office:value-type="float" office:value="69905">
                <text:p>69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771">
                <text:p>9771</text:p>
              </table:table-cell>
              <table:table-cell office:value-type="float" office:value="19974">
                <text:p>19974</text:p>
              </table:table-cell>
              <table:table-cell office:value-type="float" office:value="70255">
                <text:p>70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528">
                <text:p>9528</text:p>
              </table:table-cell>
              <table:table-cell office:value-type="float" office:value="19872">
                <text:p>19872</text:p>
              </table:table-cell>
              <table:table-cell office:value-type="float" office:value="70600">
                <text:p>70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91">
                <text:p>9291</text:p>
              </table:table-cell>
              <table:table-cell office:value-type="float" office:value="19769">
                <text:p>19769</text:p>
              </table:table-cell>
              <table:table-cell office:value-type="float" office:value="70940">
                <text:p>709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060">
                <text:p>9060</text:p>
              </table:table-cell>
              <table:table-cell office:value-type="float" office:value="19664">
                <text:p>19664</text:p>
              </table:table-cell>
              <table:table-cell office:value-type="float" office:value="71276">
                <text:p>71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835">
                <text:p>8835</text:p>
              </table:table-cell>
              <table:table-cell office:value-type="float" office:value="19558">
                <text:p>19558</text:p>
              </table:table-cell>
              <table:table-cell office:value-type="float" office:value="71607">
                <text:p>716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8615">
                <text:p>8615</text:p>
              </table:table-cell>
              <table:table-cell office:value-type="float" office:value="19451">
                <text:p>19451</text:p>
              </table:table-cell>
              <table:table-cell office:value-type="float" office:value="71934">
                <text:p>71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400">
                <text:p>8400</text:p>
              </table:table-cell>
              <table:table-cell office:value-type="float" office:value="19343">
                <text:p>19343</text:p>
              </table:table-cell>
              <table:table-cell office:value-type="float" office:value="72257">
                <text:p>722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190">
                <text:p>8190</text:p>
              </table:table-cell>
              <table:table-cell office:value-type="float" office:value="19234">
                <text:p>19234</text:p>
              </table:table-cell>
              <table:table-cell office:value-type="float" office:value="72576">
                <text:p>72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987">
                <text:p>7987</text:p>
              </table:table-cell>
              <table:table-cell office:value-type="float" office:value="19123">
                <text:p>19123</text:p>
              </table:table-cell>
              <table:table-cell office:value-type="float" office:value="72890">
                <text:p>728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789">
                <text:p>7789</text:p>
              </table:table-cell>
              <table:table-cell office:value-type="float" office:value="19011">
                <text:p>19011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7596">
                <text:p>7596</text:p>
              </table:table-cell>
              <table:table-cell office:value-type="float" office:value="18898">
                <text:p>18898</text:p>
              </table:table-cell>
              <table:table-cell office:value-type="float" office:value="73506">
                <text:p>735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7408">
                <text:p>7408</text:p>
              </table:table-cell>
              <table:table-cell office:value-type="float" office:value="18785">
                <text:p>18785</text:p>
              </table:table-cell>
              <table:table-cell office:value-type="float" office:value="73807">
                <text:p>738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7223">
                <text:p>7223</text:p>
              </table:table-cell>
              <table:table-cell office:value-type="float" office:value="18672">
                <text:p>18672</text:p>
              </table:table-cell>
              <table:table-cell office:value-type="float" office:value="74105">
                <text:p>74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043">
                <text:p>7043</text:p>
              </table:table-cell>
              <table:table-cell office:value-type="float" office:value="18558">
                <text:p>18558</text:p>
              </table:table-cell>
              <table:table-cell office:value-type="float" office:value="74399">
                <text:p>74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868">
                <text:p>6868</text:p>
              </table:table-cell>
              <table:table-cell office:value-type="float" office:value="18443">
                <text:p>18443</text:p>
              </table:table-cell>
              <table:table-cell office:value-type="float" office:value="74689">
                <text:p>746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697">
                <text:p>6697</text:p>
              </table:table-cell>
              <table:table-cell office:value-type="float" office:value="18327">
                <text:p>18327</text:p>
              </table:table-cell>
              <table:table-cell office:value-type="float" office:value="74976">
                <text:p>74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531">
                <text:p>6531</text:p>
              </table:table-cell>
              <table:table-cell office:value-type="float" office:value="18210">
                <text:p>18210</text:p>
              </table:table-cell>
              <table:table-cell office:value-type="float" office:value="75259">
                <text:p>752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369">
                <text:p>6369</text:p>
              </table:table-cell>
              <table:table-cell office:value-type="float" office:value="18093">
                <text:p>18093</text:p>
              </table:table-cell>
              <table:table-cell office:value-type="float" office:value="75538">
                <text:p>755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211">
                <text:p>6211</text:p>
              </table:table-cell>
              <table:table-cell office:value-type="float" office:value="17976">
                <text:p>17976</text:p>
              </table:table-cell>
              <table:table-cell office:value-type="float" office:value="75813">
                <text:p>758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056">
                <text:p>6056</text:p>
              </table:table-cell>
              <table:table-cell office:value-type="float" office:value="17859">
                <text:p>17859</text:p>
              </table:table-cell>
              <table:table-cell office:value-type="float" office:value="76085">
                <text:p>760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906">
                <text:p>5906</text:p>
              </table:table-cell>
              <table:table-cell office:value-type="float" office:value="17741">
                <text:p>17741</text:p>
              </table:table-cell>
              <table:table-cell office:value-type="float" office:value="76353">
                <text:p>763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759">
                <text:p>5759</text:p>
              </table:table-cell>
              <table:table-cell office:value-type="float" office:value="17623">
                <text:p>17623</text:p>
              </table:table-cell>
              <table:table-cell office:value-type="float" office:value="76618">
                <text:p>766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616">
                <text:p>5616</text:p>
              </table:table-cell>
              <table:table-cell office:value-type="float" office:value="17504">
                <text:p>17504</text:p>
              </table:table-cell>
              <table:table-cell office:value-type="float" office:value="76880">
                <text:p>768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5476">
                <text:p>5476</text:p>
              </table:table-cell>
              <table:table-cell office:value-type="float" office:value="17385">
                <text:p>17385</text:p>
              </table:table-cell>
              <table:table-cell office:value-type="float" office:value="77139">
                <text:p>771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340">
                <text:p>5340</text:p>
              </table:table-cell>
              <table:table-cell office:value-type="float" office:value="17266">
                <text:p>17266</text:p>
              </table:table-cell>
              <table:table-cell office:value-type="float" office:value="77394">
                <text:p>773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5207">
                <text:p>5207</text:p>
              </table:table-cell>
              <table:table-cell office:value-type="float" office:value="17147">
                <text:p>17147</text:p>
              </table:table-cell>
              <table:table-cell office:value-type="float" office:value="77646">
                <text:p>776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5077">
                <text:p>5077</text:p>
              </table:table-cell>
              <table:table-cell office:value-type="float" office:value="17028">
                <text:p>17028</text:p>
              </table:table-cell>
              <table:table-cell office:value-type="float" office:value="77895">
                <text:p>778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951">
                <text:p>4951</text:p>
              </table:table-cell>
              <table:table-cell office:value-type="float" office:value="16908">
                <text:p>16908</text:p>
              </table:table-cell>
              <table:table-cell office:value-type="float" office:value="78141">
                <text:p>78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828">
                <text:p>4828</text:p>
              </table:table-cell>
              <table:table-cell office:value-type="float" office:value="16788">
                <text:p>16788</text:p>
              </table:table-cell>
              <table:table-cell office:value-type="float" office:value="78384">
                <text:p>78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708">
                <text:p>4708</text:p>
              </table:table-cell>
              <table:table-cell office:value-type="float" office:value="16669">
                <text:p>16669</text:p>
              </table:table-cell>
              <table:table-cell office:value-type="float" office:value="78623">
                <text:p>786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591">
                <text:p>4591</text:p>
              </table:table-cell>
              <table:table-cell office:value-type="float" office:value="16550">
                <text:p>16550</text:p>
              </table:table-cell>
              <table:table-cell office:value-type="float" office:value="78859">
                <text:p>788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478">
                <text:p>4478</text:p>
              </table:table-cell>
              <table:table-cell office:value-type="float" office:value="16430">
                <text:p>16430</text:p>
              </table:table-cell>
              <table:table-cell office:value-type="float" office:value="79092">
                <text:p>79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367">
                <text:p>4367</text:p>
              </table:table-cell>
              <table:table-cell office:value-type="float" office:value="16310">
                <text:p>16310</text:p>
              </table:table-cell>
              <table:table-cell office:value-type="float" office:value="79323">
                <text:p>793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259">
                <text:p>4259</text:p>
              </table:table-cell>
              <table:table-cell office:value-type="float" office:value="16190">
                <text:p>16190</text:p>
              </table:table-cell>
              <table:table-cell office:value-type="float" office:value="79551">
                <text:p>795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154">
                <text:p>4154</text:p>
              </table:table-cell>
              <table:table-cell office:value-type="float" office:value="16071">
                <text:p>16071</text:p>
              </table:table-cell>
              <table:table-cell office:value-type="float" office:value="79775">
                <text:p>797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051">
                <text:p>4051</text:p>
              </table:table-cell>
              <table:table-cell office:value-type="float" office:value="15952">
                <text:p>15952</text:p>
              </table:table-cell>
              <table:table-cell office:value-type="float" office:value="79997">
                <text:p>799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951">
                <text:p>3951</text:p>
              </table:table-cell>
              <table:table-cell office:value-type="float" office:value="15833">
                <text:p>15833</text:p>
              </table:table-cell>
              <table:table-cell office:value-type="float" office:value="80216">
                <text:p>802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853">
                <text:p>3853</text:p>
              </table:table-cell>
              <table:table-cell office:value-type="float" office:value="15714">
                <text:p>15714</text:p>
              </table:table-cell>
              <table:table-cell office:value-type="float" office:value="80433">
                <text:p>804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758">
                <text:p>3758</text:p>
              </table:table-cell>
              <table:table-cell office:value-type="float" office:value="15595">
                <text:p>15595</text:p>
              </table:table-cell>
              <table:table-cell office:value-type="float" office:value="80647">
                <text:p>806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665">
                <text:p>3665</text:p>
              </table:table-cell>
              <table:table-cell office:value-type="float" office:value="15477">
                <text:p>15477</text:p>
              </table:table-cell>
              <table:table-cell office:value-type="float" office:value="80858">
                <text:p>808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575">
                <text:p>3575</text:p>
              </table:table-cell>
              <table:table-cell office:value-type="float" office:value="15359">
                <text:p>15359</text:p>
              </table:table-cell>
              <table:table-cell office:value-type="float" office:value="81066">
                <text:p>810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487">
                <text:p>3487</text:p>
              </table:table-cell>
              <table:table-cell office:value-type="float" office:value="15241">
                <text:p>15241</text:p>
              </table:table-cell>
              <table:table-cell office:value-type="float" office:value="81272">
                <text:p>812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01">
                <text:p>3401</text:p>
              </table:table-cell>
              <table:table-cell office:value-type="float" office:value="15123">
                <text:p>15123</text:p>
              </table:table-cell>
              <table:table-cell office:value-type="float" office:value="81476">
                <text:p>814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316">
                <text:p>3316</text:p>
              </table:table-cell>
              <table:table-cell office:value-type="float" office:value="15006">
                <text:p>15006</text:p>
              </table:table-cell>
              <table:table-cell office:value-type="float" office:value="81678">
                <text:p>816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234">
                <text:p>3234</text:p>
              </table:table-cell>
              <table:table-cell office:value-type="float" office:value="14889">
                <text:p>14889</text:p>
              </table:table-cell>
              <table:table-cell office:value-type="float" office:value="81877">
                <text:p>818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54">
                <text:p>3154</text:p>
              </table:table-cell>
              <table:table-cell office:value-type="float" office:value="14773">
                <text:p>14773</text:p>
              </table:table-cell>
              <table:table-cell office:value-type="float" office:value="82073">
                <text:p>82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076">
                <text:p>3076</text:p>
              </table:table-cell>
              <table:table-cell office:value-type="float" office:value="14657">
                <text:p>14657</text:p>
              </table:table-cell>
              <table:table-cell office:value-type="float" office:value="82267">
                <text:p>822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000">
                <text:p>3000</text:p>
              </table:table-cell>
              <table:table-cell office:value-type="float" office:value="14541">
                <text:p>14541</text:p>
              </table:table-cell>
              <table:table-cell office:value-type="float" office:value="82459">
                <text:p>824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925">
                <text:p>2925</text:p>
              </table:table-cell>
              <table:table-cell office:value-type="float" office:value="14426">
                <text:p>14426</text:p>
              </table:table-cell>
              <table:table-cell office:value-type="float" office:value="82649">
                <text:p>826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853">
                <text:p>2853</text:p>
              </table:table-cell>
              <table:table-cell office:value-type="float" office:value="14311">
                <text:p>14311</text:p>
              </table:table-cell>
              <table:table-cell office:value-type="float" office:value="82836">
                <text:p>82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783">
                <text:p>2783</text:p>
              </table:table-cell>
              <table:table-cell office:value-type="float" office:value="14196">
                <text:p>14196</text:p>
              </table:table-cell>
              <table:table-cell office:value-type="float" office:value="83021">
                <text:p>83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715">
                <text:p>2715</text:p>
              </table:table-cell>
              <table:table-cell office:value-type="float" office:value="14082">
                <text:p>14082</text:p>
              </table:table-cell>
              <table:table-cell office:value-type="float" office:value="83203">
                <text:p>832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648">
                <text:p>2648</text:p>
              </table:table-cell>
              <table:table-cell office:value-type="float" office:value="13969">
                <text:p>13969</text:p>
              </table:table-cell>
              <table:table-cell office:value-type="float" office:value="83383">
                <text:p>83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83">
                <text:p>2583</text:p>
              </table:table-cell>
              <table:table-cell office:value-type="float" office:value="13856">
                <text:p>13856</text:p>
              </table:table-cell>
              <table:table-cell office:value-type="float" office:value="83561">
                <text:p>83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520">
                <text:p>2520</text:p>
              </table:table-cell>
              <table:table-cell office:value-type="float" office:value="13743">
                <text:p>13743</text:p>
              </table:table-cell>
              <table:table-cell office:value-type="float" office:value="83737">
                <text:p>837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458">
                <text:p>2458</text:p>
              </table:table-cell>
              <table:table-cell office:value-type="float" office:value="13631">
                <text:p>13631</text:p>
              </table:table-cell>
              <table:table-cell office:value-type="float" office:value="83911">
                <text:p>839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398">
                <text:p>2398</text:p>
              </table:table-cell>
              <table:table-cell office:value-type="float" office:value="13519">
                <text:p>13519</text:p>
              </table:table-cell>
              <table:table-cell office:value-type="float" office:value="84083">
                <text:p>840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340">
                <text:p>2340</text:p>
              </table:table-cell>
              <table:table-cell office:value-type="float" office:value="13407">
                <text:p>13407</text:p>
              </table:table-cell>
              <table:table-cell office:value-type="float" office:value="84253">
                <text:p>842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282">
                <text:p>2282</text:p>
              </table:table-cell>
              <table:table-cell office:value-type="float" office:value="13296">
                <text:p>13296</text:p>
              </table:table-cell>
              <table:table-cell office:value-type="float" office:value="84422">
                <text:p>844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226">
                <text:p>2226</text:p>
              </table:table-cell>
              <table:table-cell office:value-type="float" office:value="13186">
                <text:p>13186</text:p>
              </table:table-cell>
              <table:table-cell office:value-type="float" office:value="84588">
                <text:p>845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171">
                <text:p>2171</text:p>
              </table:table-cell>
              <table:table-cell office:value-type="float" office:value="13077">
                <text:p>13077</text:p>
              </table:table-cell>
              <table:table-cell office:value-type="float" office:value="84752">
                <text:p>847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118">
                <text:p>2118</text:p>
              </table:table-cell>
              <table:table-cell office:value-type="float" office:value="12968">
                <text:p>12968</text:p>
              </table:table-cell>
              <table:table-cell office:value-type="float" office:value="84914">
                <text:p>84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066">
                <text:p>2066</text:p>
              </table:table-cell>
              <table:table-cell office:value-type="float" office:value="12860">
                <text:p>12860</text:p>
              </table:table-cell>
              <table:table-cell office:value-type="float" office:value="85074">
                <text:p>850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016">
                <text:p>2016</text:p>
              </table:table-cell>
              <table:table-cell office:value-type="float" office:value="12752">
                <text:p>12752</text:p>
              </table:table-cell>
              <table:table-cell office:value-type="float" office:value="85232">
                <text:p>85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966">
                <text:p>1966</text:p>
              </table:table-cell>
              <table:table-cell office:value-type="float" office:value="12645">
                <text:p>12645</text:p>
              </table:table-cell>
              <table:table-cell office:value-type="float" office:value="85389">
                <text:p>853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918">
                <text:p>1918</text:p>
              </table:table-cell>
              <table:table-cell office:value-type="float" office:value="12538">
                <text:p>12538</text:p>
              </table:table-cell>
              <table:table-cell office:value-type="float" office:value="85544">
                <text:p>855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871">
                <text:p>1871</text:p>
              </table:table-cell>
              <table:table-cell office:value-type="float" office:value="12432">
                <text:p>12432</text:p>
              </table:table-cell>
              <table:table-cell office:value-type="float" office:value="85697">
                <text:p>85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825">
                <text:p>1825</text:p>
              </table:table-cell>
              <table:table-cell office:value-type="float" office:value="12326">
                <text:p>12326</text:p>
              </table:table-cell>
              <table:table-cell office:value-type="float" office:value="85849">
                <text:p>858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780">
                <text:p>1780</text:p>
              </table:table-cell>
              <table:table-cell office:value-type="float" office:value="12221">
                <text:p>12221</text:p>
              </table:table-cell>
              <table:table-cell office:value-type="float" office:value="85999">
                <text:p>85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737">
                <text:p>1737</text:p>
              </table:table-cell>
              <table:table-cell office:value-type="float" office:value="12116">
                <text:p>12116</text:p>
              </table:table-cell>
              <table:table-cell office:value-type="float" office:value="86147">
                <text:p>861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94">
                <text:p>1694</text:p>
              </table:table-cell>
              <table:table-cell office:value-type="float" office:value="12012">
                <text:p>12012</text:p>
              </table:table-cell>
              <table:table-cell office:value-type="float" office:value="86294">
                <text:p>862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653">
                <text:p>1653</text:p>
              </table:table-cell>
              <table:table-cell office:value-type="float" office:value="11908">
                <text:p>11908</text:p>
              </table:table-cell>
              <table:table-cell office:value-type="float" office:value="86439">
                <text:p>864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13">
                <text:p>1613</text:p>
              </table:table-cell>
              <table:table-cell office:value-type="float" office:value="11805">
                <text:p>11805</text:p>
              </table:table-cell>
              <table:table-cell office:value-type="float" office:value="86582">
                <text:p>865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573">
                <text:p>1573</text:p>
              </table:table-cell>
              <table:table-cell office:value-type="float" office:value="11703">
                <text:p>11703</text:p>
              </table:table-cell>
              <table:table-cell office:value-type="float" office:value="86724">
                <text:p>867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535">
                <text:p>1535</text:p>
              </table:table-cell>
              <table:table-cell office:value-type="float" office:value="11601">
                <text:p>11601</text:p>
              </table:table-cell>
              <table:table-cell office:value-type="float" office:value="86864">
                <text:p>868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497">
                <text:p>1497</text:p>
              </table:table-cell>
              <table:table-cell office:value-type="float" office:value="11500">
                <text:p>11500</text:p>
              </table:table-cell>
              <table:table-cell office:value-type="float" office:value="87003">
                <text:p>87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461">
                <text:p>1461</text:p>
              </table:table-cell>
              <table:table-cell office:value-type="float" office:value="11399">
                <text:p>11399</text:p>
              </table:table-cell>
              <table:table-cell office:value-type="float" office:value="87140">
                <text:p>871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426">
                <text:p>1426</text:p>
              </table:table-cell>
              <table:table-cell office:value-type="float" office:value="11300">
                <text:p>11300</text:p>
              </table:table-cell>
              <table:table-cell office:value-type="float" office:value="87274">
                <text:p>872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391">
                <text:p>1391</text:p>
              </table:table-cell>
              <table:table-cell office:value-type="float" office:value="11201">
                <text:p>11201</text:p>
              </table:table-cell>
              <table:table-cell office:value-type="float" office:value="87408">
                <text:p>874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358">
                <text:p>1358</text:p>
              </table:table-cell>
              <table:table-cell office:value-type="float" office:value="11102">
                <text:p>11102</text:p>
              </table:table-cell>
              <table:table-cell office:value-type="float" office:value="87540">
                <text:p>875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325">
                <text:p>1325</text:p>
              </table:table-cell>
              <table:table-cell office:value-type="float" office:value="11004">
                <text:p>11004</text:p>
              </table:table-cell>
              <table:table-cell office:value-type="float" office:value="87671">
                <text:p>876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93">
                <text:p>1293</text:p>
              </table:table-cell>
              <table:table-cell office:value-type="float" office:value="10907">
                <text:p>10907</text:p>
              </table:table-cell>
              <table:table-cell office:value-type="float" office:value="87800">
                <text:p>878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262">
                <text:p>1262</text:p>
              </table:table-cell>
              <table:table-cell office:value-type="float" office:value="10810">
                <text:p>10810</text:p>
              </table:table-cell>
              <table:table-cell office:value-type="float" office:value="87928">
                <text:p>879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32">
                <text:p>1232</text:p>
              </table:table-cell>
              <table:table-cell office:value-type="float" office:value="10714">
                <text:p>10714</text:p>
              </table:table-cell>
              <table:table-cell office:value-type="float" office:value="88054">
                <text:p>88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02">
                <text:p>1202</text:p>
              </table:table-cell>
              <table:table-cell office:value-type="float" office:value="10619">
                <text:p>10619</text:p>
              </table:table-cell>
              <table:table-cell office:value-type="float" office:value="88179">
                <text:p>881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172">
                <text:p>1172</text:p>
              </table:table-cell>
              <table:table-cell office:value-type="float" office:value="10525">
                <text:p>10525</text:p>
              </table:table-cell>
              <table:table-cell office:value-type="float" office:value="88303">
                <text:p>883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144">
                <text:p>1144</text:p>
              </table:table-cell>
              <table:table-cell office:value-type="float" office:value="10431">
                <text:p>10431</text:p>
              </table:table-cell>
              <table:table-cell office:value-type="float" office:value="88425">
                <text:p>884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116">
                <text:p>1116</text:p>
              </table:table-cell>
              <table:table-cell office:value-type="float" office:value="10338">
                <text:p>10338</text:p>
              </table:table-cell>
              <table:table-cell office:value-type="float" office:value="88546">
                <text:p>885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089">
                <text:p>1089</text:p>
              </table:table-cell>
              <table:table-cell office:value-type="float" office:value="10246">
                <text:p>10246</text:p>
              </table:table-cell>
              <table:table-cell office:value-type="float" office:value="88665">
                <text:p>886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063">
                <text:p>1063</text:p>
              </table:table-cell>
              <table:table-cell office:value-type="float" office:value="10154">
                <text:p>10154</text:p>
              </table:table-cell>
              <table:table-cell office:value-type="float" office:value="88783">
                <text:p>88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038">
                <text:p>1038</text:p>
              </table:table-cell>
              <table:table-cell office:value-type="float" office:value="10063">
                <text:p>10063</text:p>
              </table:table-cell>
              <table:table-cell office:value-type="float" office:value="88899">
                <text:p>888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013">
                <text:p>1013</text:p>
              </table:table-cell>
              <table:table-cell office:value-type="float" office:value="9973">
                <text:p>9973</text:p>
              </table:table-cell>
              <table:table-cell office:value-type="float" office:value="89014">
                <text:p>890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988">
                <text:p>988</text:p>
              </table:table-cell>
              <table:table-cell office:value-type="float" office:value="9884">
                <text:p>9884</text:p>
              </table:table-cell>
              <table:table-cell office:value-type="float" office:value="89128">
                <text:p>89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965">
                <text:p>965</text:p>
              </table:table-cell>
              <table:table-cell office:value-type="float" office:value="9795">
                <text:p>9795</text:p>
              </table:table-cell>
              <table:table-cell office:value-type="float" office:value="89240">
                <text:p>892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42">
                <text:p>942</text:p>
              </table:table-cell>
              <table:table-cell office:value-type="float" office:value="9707">
                <text:p>9707</text:p>
              </table:table-cell>
              <table:table-cell office:value-type="float" office:value="89351">
                <text:p>893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19">
                <text:p>919</text:p>
              </table:table-cell>
              <table:table-cell office:value-type="float" office:value="9619">
                <text:p>9619</text:p>
              </table:table-cell>
              <table:table-cell office:value-type="float" office:value="89462">
                <text:p>894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97">
                <text:p>897</text:p>
              </table:table-cell>
              <table:table-cell office:value-type="float" office:value="9532">
                <text:p>9532</text:p>
              </table:table-cell>
              <table:table-cell office:value-type="float" office:value="89571">
                <text:p>89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76">
                <text:p>876</text:p>
              </table:table-cell>
              <table:table-cell office:value-type="float" office:value="9445">
                <text:p>9445</text:p>
              </table:table-cell>
              <table:table-cell office:value-type="float" office:value="89679">
                <text:p>896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55">
                <text:p>855</text:p>
              </table:table-cell>
              <table:table-cell office:value-type="float" office:value="9359">
                <text:p>9359</text:p>
              </table:table-cell>
              <table:table-cell office:value-type="float" office:value="89786">
                <text:p>897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835">
                <text:p>835</text:p>
              </table:table-cell>
              <table:table-cell office:value-type="float" office:value="9274">
                <text:p>9274</text:p>
              </table:table-cell>
              <table:table-cell office:value-type="float" office:value="89891">
                <text:p>898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815">
                <text:p>815</text:p>
              </table:table-cell>
              <table:table-cell office:value-type="float" office:value="9190">
                <text:p>9190</text:p>
              </table:table-cell>
              <table:table-cell office:value-type="float" office:value="89995">
                <text:p>899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795">
                <text:p>795</text:p>
              </table:table-cell>
              <table:table-cell office:value-type="float" office:value="9107">
                <text:p>9107</text:p>
              </table:table-cell>
              <table:table-cell office:value-type="float" office:value="90098">
                <text:p>900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777">
                <text:p>777</text:p>
              </table:table-cell>
              <table:table-cell office:value-type="float" office:value="9023">
                <text:p>9023</text:p>
              </table:table-cell>
              <table:table-cell office:value-type="float" office:value="90200">
                <text:p>902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759">
                <text:p>759</text:p>
              </table:table-cell>
              <table:table-cell office:value-type="float" office:value="8940">
                <text:p>8940</text:p>
              </table:table-cell>
              <table:table-cell office:value-type="float" office:value="90301">
                <text:p>903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741">
                <text:p>741</text:p>
              </table:table-cell>
              <table:table-cell office:value-type="float" office:value="8858">
                <text:p>8858</text:p>
              </table:table-cell>
              <table:table-cell office:value-type="float" office:value="90401">
                <text:p>904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723">
                <text:p>723</text:p>
              </table:table-cell>
              <table:table-cell office:value-type="float" office:value="8777">
                <text:p>8777</text:p>
              </table:table-cell>
              <table:table-cell office:value-type="float" office:value="90500">
                <text:p>905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706">
                <text:p>706</text:p>
              </table:table-cell>
              <table:table-cell office:value-type="float" office:value="8697">
                <text:p>8697</text:p>
              </table:table-cell>
              <table:table-cell office:value-type="float" office:value="90597">
                <text:p>905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89">
                <text:p>689</text:p>
              </table:table-cell>
              <table:table-cell office:value-type="float" office:value="8618">
                <text:p>8618</text:p>
              </table:table-cell>
              <table:table-cell office:value-type="float" office:value="90693">
                <text:p>906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73">
                <text:p>673</text:p>
              </table:table-cell>
              <table:table-cell office:value-type="float" office:value="8538">
                <text:p>8538</text:p>
              </table:table-cell>
              <table:table-cell office:value-type="float" office:value="90789">
                <text:p>907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657">
                <text:p>657</text:p>
              </table:table-cell>
              <table:table-cell office:value-type="float" office:value="8459">
                <text:p>8459</text:p>
              </table:table-cell>
              <table:table-cell office:value-type="float" office:value="90884">
                <text:p>908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42">
                <text:p>642</text:p>
              </table:table-cell>
              <table:table-cell office:value-type="float" office:value="8381">
                <text:p>8381</text:p>
              </table:table-cell>
              <table:table-cell office:value-type="float" office:value="90977">
                <text:p>909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627">
                <text:p>627</text:p>
              </table:table-cell>
              <table:table-cell office:value-type="float" office:value="8304">
                <text:p>8304</text:p>
              </table:table-cell>
              <table:table-cell office:value-type="float" office:value="91069">
                <text:p>910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612">
                <text:p>612</text:p>
              </table:table-cell>
              <table:table-cell office:value-type="float" office:value="8227">
                <text:p>8227</text:p>
              </table:table-cell>
              <table:table-cell office:value-type="float" office:value="91161">
                <text:p>911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97">
                <text:p>597</text:p>
              </table:table-cell>
              <table:table-cell office:value-type="float" office:value="8151">
                <text:p>8151</text:p>
              </table:table-cell>
              <table:table-cell office:value-type="float" office:value="91252">
                <text:p>912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84">
                <text:p>584</text:p>
              </table:table-cell>
              <table:table-cell office:value-type="float" office:value="8075">
                <text:p>8075</text:p>
              </table:table-cell>
              <table:table-cell office:value-type="float" office:value="91341">
                <text:p>913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71">
                <text:p>571</text:p>
              </table:table-cell>
              <table:table-cell office:value-type="float" office:value="8000">
                <text:p>8000</text:p>
              </table:table-cell>
              <table:table-cell office:value-type="float" office:value="91429">
                <text:p>914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58">
                <text:p>558</text:p>
              </table:table-cell>
              <table:table-cell office:value-type="float" office:value="7925">
                <text:p>7925</text:p>
              </table:table-cell>
              <table:table-cell office:value-type="float" office:value="91517">
                <text:p>915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45">
                <text:p>545</text:p>
              </table:table-cell>
              <table:table-cell office:value-type="float" office:value="7851">
                <text:p>7851</text:p>
              </table:table-cell>
              <table:table-cell office:value-type="float" office:value="91604">
                <text:p>916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32">
                <text:p>532</text:p>
              </table:table-cell>
              <table:table-cell office:value-type="float" office:value="7778">
                <text:p>7778</text:p>
              </table:table-cell>
              <table:table-cell office:value-type="float" office:value="91690">
                <text:p>9169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20">
                <text:p>520</text:p>
              </table:table-cell>
              <table:table-cell office:value-type="float" office:value="7706">
                <text:p>7706</text:p>
              </table:table-cell>
              <table:table-cell office:value-type="float" office:value="91774">
                <text:p>917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08">
                <text:p>508</text:p>
              </table:table-cell>
              <table:table-cell office:value-type="float" office:value="7634">
                <text:p>7634</text:p>
              </table:table-cell>
              <table:table-cell office:value-type="float" office:value="91858">
                <text:p>918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496">
                <text:p>496</text:p>
              </table:table-cell>
              <table:table-cell office:value-type="float" office:value="7563">
                <text:p>7563</text:p>
              </table:table-cell>
              <table:table-cell office:value-type="float" office:value="91941">
                <text:p>919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485">
                <text:p>485</text:p>
              </table:table-cell>
              <table:table-cell office:value-type="float" office:value="7492">
                <text:p>7492</text:p>
              </table:table-cell>
              <table:table-cell office:value-type="float" office:value="92023">
                <text:p>920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474">
                <text:p>474</text:p>
              </table:table-cell>
              <table:table-cell office:value-type="float" office:value="7422">
                <text:p>7422</text:p>
              </table:table-cell>
              <table:table-cell office:value-type="float" office:value="92104">
                <text:p>921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463">
                <text:p>463</text:p>
              </table:table-cell>
              <table:table-cell office:value-type="float" office:value="7352">
                <text:p>7352</text:p>
              </table:table-cell>
              <table:table-cell office:value-type="float" office:value="92185">
                <text:p>921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453">
                <text:p>453</text:p>
              </table:table-cell>
              <table:table-cell office:value-type="float" office:value="7283">
                <text:p>7283</text:p>
              </table:table-cell>
              <table:table-cell office:value-type="float" office:value="92264">
                <text:p>92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443">
                <text:p>443</text:p>
              </table:table-cell>
              <table:table-cell office:value-type="float" office:value="7215">
                <text:p>7215</text:p>
              </table:table-cell>
              <table:table-cell office:value-type="float" office:value="92342">
                <text:p>923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433">
                <text:p>433</text:p>
              </table:table-cell>
              <table:table-cell office:value-type="float" office:value="7147">
                <text:p>7147</text:p>
              </table:table-cell>
              <table:table-cell office:value-type="float" office:value="92420">
                <text:p>924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423">
                <text:p>423</text:p>
              </table:table-cell>
              <table:table-cell office:value-type="float" office:value="7080">
                <text:p>7080</text:p>
              </table:table-cell>
              <table:table-cell office:value-type="float" office:value="92497">
                <text:p>924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413">
                <text:p>413</text:p>
              </table:table-cell>
              <table:table-cell office:value-type="float" office:value="7014">
                <text:p>7014</text:p>
              </table:table-cell>
              <table:table-cell office:value-type="float" office:value="92573">
                <text:p>925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403">
                <text:p>403</text:p>
              </table:table-cell>
              <table:table-cell office:value-type="float" office:value="6948">
                <text:p>6948</text:p>
              </table:table-cell>
              <table:table-cell office:value-type="float" office:value="92649">
                <text:p>926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93">
                <text:p>393</text:p>
              </table:table-cell>
              <table:table-cell office:value-type="float" office:value="6883">
                <text:p>6883</text:p>
              </table:table-cell>
              <table:table-cell office:value-type="float" office:value="92724">
                <text:p>927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85">
                <text:p>385</text:p>
              </table:table-cell>
              <table:table-cell office:value-type="float" office:value="6818">
                <text:p>6818</text:p>
              </table:table-cell>
              <table:table-cell office:value-type="float" office:value="92797">
                <text:p>927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77">
                <text:p>377</text:p>
              </table:table-cell>
              <table:table-cell office:value-type="float" office:value="6753">
                <text:p>6753</text:p>
              </table:table-cell>
              <table:table-cell office:value-type="float" office:value="92870">
                <text:p>928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69">
                <text:p>369</text:p>
              </table:table-cell>
              <table:table-cell office:value-type="float" office:value="6689">
                <text:p>6689</text:p>
              </table:table-cell>
              <table:table-cell office:value-type="float" office:value="92942">
                <text:p>929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361">
                <text:p>361</text:p>
              </table:table-cell>
              <table:table-cell office:value-type="float" office:value="6626">
                <text:p>6626</text:p>
              </table:table-cell>
              <table:table-cell office:value-type="float" office:value="93013">
                <text:p>930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53">
                <text:p>353</text:p>
              </table:table-cell>
              <table:table-cell office:value-type="float" office:value="6563">
                <text:p>6563</text:p>
              </table:table-cell>
              <table:table-cell office:value-type="float" office:value="93084">
                <text:p>930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45">
                <text:p>345</text:p>
              </table:table-cell>
              <table:table-cell office:value-type="float" office:value="6501">
                <text:p>6501</text:p>
              </table:table-cell>
              <table:table-cell office:value-type="float" office:value="93154">
                <text:p>931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37">
                <text:p>337</text:p>
              </table:table-cell>
              <table:table-cell office:value-type="float" office:value="6439">
                <text:p>6439</text:p>
              </table:table-cell>
              <table:table-cell office:value-type="float" office:value="93224">
                <text:p>932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29">
                <text:p>329</text:p>
              </table:table-cell>
              <table:table-cell office:value-type="float" office:value="6378">
                <text:p>6378</text:p>
              </table:table-cell>
              <table:table-cell office:value-type="float" office:value="93293">
                <text:p>932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22">
                <text:p>322</text:p>
              </table:table-cell>
              <table:table-cell office:value-type="float" office:value="6318">
                <text:p>6318</text:p>
              </table:table-cell>
              <table:table-cell office:value-type="float" office:value="93360">
                <text:p>933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15">
                <text:p>315</text:p>
              </table:table-cell>
              <table:table-cell office:value-type="float" office:value="6258">
                <text:p>6258</text:p>
              </table:table-cell>
              <table:table-cell office:value-type="float" office:value="93427">
                <text:p>934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08">
                <text:p>308</text:p>
              </table:table-cell>
              <table:table-cell office:value-type="float" office:value="6199">
                <text:p>6199</text:p>
              </table:table-cell>
              <table:table-cell office:value-type="float" office:value="93493">
                <text:p>934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01">
                <text:p>301</text:p>
              </table:table-cell>
              <table:table-cell office:value-type="float" office:value="6141">
                <text:p>6141</text:p>
              </table:table-cell>
              <table:table-cell office:value-type="float" office:value="93558">
                <text:p>935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94">
                <text:p>294</text:p>
              </table:table-cell>
              <table:table-cell office:value-type="float" office:value="6083">
                <text:p>6083</text:p>
              </table:table-cell>
              <table:table-cell office:value-type="float" office:value="93623">
                <text:p>936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88">
                <text:p>288</text:p>
              </table:table-cell>
              <table:table-cell office:value-type="float" office:value="6025">
                <text:p>6025</text:p>
              </table:table-cell>
              <table:table-cell office:value-type="float" office:value="93687">
                <text:p>936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82">
                <text:p>282</text:p>
              </table:table-cell>
              <table:table-cell office:value-type="float" office:value="5967">
                <text:p>5967</text:p>
              </table:table-cell>
              <table:table-cell office:value-type="float" office:value="93751">
                <text:p>937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76">
                <text:p>276</text:p>
              </table:table-cell>
              <table:table-cell office:value-type="float" office:value="5910">
                <text:p>5910</text:p>
              </table:table-cell>
              <table:table-cell office:value-type="float" office:value="93814">
                <text:p>938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5853">
                <text:p>5853</text:p>
              </table:table-cell>
              <table:table-cell office:value-type="float" office:value="93877">
                <text:p>938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5797">
                <text:p>5797</text:p>
              </table:table-cell>
              <table:table-cell office:value-type="float" office:value="93939">
                <text:p>939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59">
                <text:p>259</text:p>
              </table:table-cell>
              <table:table-cell office:value-type="float" office:value="5742">
                <text:p>5742</text:p>
              </table:table-cell>
              <table:table-cell office:value-type="float" office:value="93999">
                <text:p>939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5687">
                <text:p>5687</text:p>
              </table:table-cell>
              <table:table-cell office:value-type="float" office:value="94059">
                <text:p>940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9">
                <text:p>249</text:p>
              </table:table-cell>
              <table:table-cell office:value-type="float" office:value="5633">
                <text:p>5633</text:p>
              </table:table-cell>
              <table:table-cell office:value-type="float" office:value="94118">
                <text:p>94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579">
                <text:p>5579</text:p>
              </table:table-cell>
              <table:table-cell office:value-type="float" office:value="94177">
                <text:p>941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5526">
                <text:p>5526</text:p>
              </table:table-cell>
              <table:table-cell office:value-type="float" office:value="94235">
                <text:p>94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34">
                <text:p>234</text:p>
              </table:table-cell>
              <table:table-cell office:value-type="float" office:value="5473">
                <text:p>5473</text:p>
              </table:table-cell>
              <table:table-cell office:value-type="float" office:value="94293">
                <text:p>942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29">
                <text:p>229</text:p>
              </table:table-cell>
              <table:table-cell office:value-type="float" office:value="5421">
                <text:p>5421</text:p>
              </table:table-cell>
              <table:table-cell office:value-type="float" office:value="94350">
                <text:p>943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24">
                <text:p>224</text:p>
              </table:table-cell>
              <table:table-cell office:value-type="float" office:value="5369">
                <text:p>5369</text:p>
              </table:table-cell>
              <table:table-cell office:value-type="float" office:value="94407">
                <text:p>944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19">
                <text:p>219</text:p>
              </table:table-cell>
              <table:table-cell office:value-type="float" office:value="5318">
                <text:p>5318</text:p>
              </table:table-cell>
              <table:table-cell office:value-type="float" office:value="94463">
                <text:p>944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14">
                <text:p>214</text:p>
              </table:table-cell>
              <table:table-cell office:value-type="float" office:value="5267">
                <text:p>5267</text:p>
              </table:table-cell>
              <table:table-cell office:value-type="float" office:value="94519">
                <text:p>945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09">
                <text:p>209</text:p>
              </table:table-cell>
              <table:table-cell office:value-type="float" office:value="5217">
                <text:p>5217</text:p>
              </table:table-cell>
              <table:table-cell office:value-type="float" office:value="94574">
                <text:p>945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04">
                <text:p>204</text:p>
              </table:table-cell>
              <table:table-cell office:value-type="float" office:value="5167">
                <text:p>5167</text:p>
              </table:table-cell>
              <table:table-cell office:value-type="float" office:value="94629">
                <text:p>946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99">
                <text:p>199</text:p>
              </table:table-cell>
              <table:table-cell office:value-type="float" office:value="5118">
                <text:p>5118</text:p>
              </table:table-cell>
              <table:table-cell office:value-type="float" office:value="94683">
                <text:p>946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96">
                <text:p>196</text:p>
              </table:table-cell>
              <table:table-cell office:value-type="float" office:value="5068">
                <text:p>5068</text:p>
              </table:table-cell>
              <table:table-cell office:value-type="float" office:value="94736">
                <text:p>947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5019">
                <text:p>5019</text:p>
              </table:table-cell>
              <table:table-cell office:value-type="float" office:value="94788">
                <text:p>947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  <table:table-cell office:value-type="float" office:value="4970">
                <text:p>4970</text:p>
              </table:table-cell>
              <table:table-cell office:value-type="float" office:value="94840">
                <text:p>948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87">
                <text:p>187</text:p>
              </table:table-cell>
              <table:table-cell office:value-type="float" office:value="4922">
                <text:p>4922</text:p>
              </table:table-cell>
              <table:table-cell office:value-type="float" office:value="94891">
                <text:p>948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84">
                <text:p>184</text:p>
              </table:table-cell>
              <table:table-cell office:value-type="float" office:value="4874">
                <text:p>4874</text:p>
              </table:table-cell>
              <table:table-cell office:value-type="float" office:value="94942">
                <text:p>949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81">
                <text:p>181</text:p>
              </table:table-cell>
              <table:table-cell office:value-type="float" office:value="4827">
                <text:p>4827</text:p>
              </table:table-cell>
              <table:table-cell office:value-type="float" office:value="94992">
                <text:p>949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78">
                <text:p>178</text:p>
              </table:table-cell>
              <table:table-cell office:value-type="float" office:value="4780">
                <text:p>4780</text:p>
              </table:table-cell>
              <table:table-cell office:value-type="float" office:value="95042">
                <text:p>950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75">
                <text:p>175</text:p>
              </table:table-cell>
              <table:table-cell office:value-type="float" office:value="4734">
                <text:p>4734</text:p>
              </table:table-cell>
              <table:table-cell office:value-type="float" office:value="95091">
                <text:p>950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72">
                <text:p>172</text:p>
              </table:table-cell>
              <table:table-cell office:value-type="float" office:value="4688">
                <text:p>4688</text:p>
              </table:table-cell>
              <table:table-cell office:value-type="float" office:value="95140">
                <text:p>951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69">
                <text:p>169</text:p>
              </table:table-cell>
              <table:table-cell office:value-type="float" office:value="4643">
                <text:p>4643</text:p>
              </table:table-cell>
              <table:table-cell office:value-type="float" office:value="95188">
                <text:p>951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66">
                <text:p>166</text:p>
              </table:table-cell>
              <table:table-cell office:value-type="float" office:value="4598">
                <text:p>4598</text:p>
              </table:table-cell>
              <table:table-cell office:value-type="float" office:value="95236">
                <text:p>952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63">
                <text:p>163</text:p>
              </table:table-cell>
              <table:table-cell office:value-type="float" office:value="4554">
                <text:p>4554</text:p>
              </table:table-cell>
              <table:table-cell office:value-type="float" office:value="95283">
                <text:p>95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60">
                <text:p>160</text:p>
              </table:table-cell>
              <table:table-cell office:value-type="float" office:value="4510">
                <text:p>4510</text:p>
              </table:table-cell>
              <table:table-cell office:value-type="float" office:value="95330">
                <text:p>953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57">
                <text:p>157</text:p>
              </table:table-cell>
              <table:table-cell office:value-type="float" office:value="4466">
                <text:p>4466</text:p>
              </table:table-cell>
              <table:table-cell office:value-type="float" office:value="95377">
                <text:p>953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54">
                <text:p>154</text:p>
              </table:table-cell>
              <table:table-cell office:value-type="float" office:value="4423">
                <text:p>4423</text:p>
              </table:table-cell>
              <table:table-cell office:value-type="float" office:value="95423">
                <text:p>954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51">
                <text:p>151</text:p>
              </table:table-cell>
              <table:table-cell office:value-type="float" office:value="4380">
                <text:p>4380</text:p>
              </table:table-cell>
              <table:table-cell office:value-type="float" office:value="95469">
                <text:p>954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48">
                <text:p>148</text:p>
              </table:table-cell>
              <table:table-cell office:value-type="float" office:value="4338">
                <text:p>4338</text:p>
              </table:table-cell>
              <table:table-cell office:value-type="float" office:value="95514">
                <text:p>95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45">
                <text:p>145</text:p>
              </table:table-cell>
              <table:table-cell office:value-type="float" office:value="4296">
                <text:p>4296</text:p>
              </table:table-cell>
              <table:table-cell office:value-type="float" office:value="95559">
                <text:p>955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42">
                <text:p>142</text:p>
              </table:table-cell>
              <table:table-cell office:value-type="float" office:value="4255">
                <text:p>4255</text:p>
              </table:table-cell>
              <table:table-cell office:value-type="float" office:value="95603">
                <text:p>956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39">
                <text:p>139</text:p>
              </table:table-cell>
              <table:table-cell office:value-type="float" office:value="4214">
                <text:p>4214</text:p>
              </table:table-cell>
              <table:table-cell office:value-type="float" office:value="95647">
                <text:p>956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36">
                <text:p>136</text:p>
              </table:table-cell>
              <table:table-cell office:value-type="float" office:value="4173">
                <text:p>4173</text:p>
              </table:table-cell>
              <table:table-cell office:value-type="float" office:value="95691">
                <text:p>956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33">
                <text:p>133</text:p>
              </table:table-cell>
              <table:table-cell office:value-type="float" office:value="4133">
                <text:p>4133</text:p>
              </table:table-cell>
              <table:table-cell office:value-type="float" office:value="95734">
                <text:p>957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31">
                <text:p>131</text:p>
              </table:table-cell>
              <table:table-cell office:value-type="float" office:value="4093">
                <text:p>4093</text:p>
              </table:table-cell>
              <table:table-cell office:value-type="float" office:value="95776">
                <text:p>957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29">
                <text:p>129</text:p>
              </table:table-cell>
              <table:table-cell office:value-type="float" office:value="4054">
                <text:p>4054</text:p>
              </table:table-cell>
              <table:table-cell office:value-type="float" office:value="95817">
                <text:p>958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27">
                <text:p>127</text:p>
              </table:table-cell>
              <table:table-cell office:value-type="float" office:value="4015">
                <text:p>4015</text:p>
              </table:table-cell>
              <table:table-cell office:value-type="float" office:value="95858">
                <text:p>958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25">
                <text:p>125</text:p>
              </table:table-cell>
              <table:table-cell office:value-type="float" office:value="3976">
                <text:p>3976</text:p>
              </table:table-cell>
              <table:table-cell office:value-type="float" office:value="95899">
                <text:p>958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23">
                <text:p>123</text:p>
              </table:table-cell>
              <table:table-cell office:value-type="float" office:value="3938">
                <text:p>3938</text:p>
              </table:table-cell>
              <table:table-cell office:value-type="float" office:value="95939">
                <text:p>959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21">
                <text:p>121</text:p>
              </table:table-cell>
              <table:table-cell office:value-type="float" office:value="3900">
                <text:p>3900</text:p>
              </table:table-cell>
              <table:table-cell office:value-type="float" office:value="95979">
                <text:p>959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19">
                <text:p>119</text:p>
              </table:table-cell>
              <table:table-cell office:value-type="float" office:value="3862">
                <text:p>3862</text:p>
              </table:table-cell>
              <table:table-cell office:value-type="float" office:value="96019">
                <text:p>96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17">
                <text:p>117</text:p>
              </table:table-cell>
              <table:table-cell office:value-type="float" office:value="3825">
                <text:p>3825</text:p>
              </table:table-cell>
              <table:table-cell office:value-type="float" office:value="96058">
                <text:p>960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15">
                <text:p>115</text:p>
              </table:table-cell>
              <table:table-cell office:value-type="float" office:value="3788">
                <text:p>3788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13">
                <text:p>113</text:p>
              </table:table-cell>
              <table:table-cell office:value-type="float" office:value="3752">
                <text:p>3752</text:p>
              </table:table-cell>
              <table:table-cell office:value-type="float" office:value="96135">
                <text:p>961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11">
                <text:p>111</text:p>
              </table:table-cell>
              <table:table-cell office:value-type="float" office:value="3716">
                <text:p>3716</text:p>
              </table:table-cell>
              <table:table-cell office:value-type="float" office:value="96173">
                <text:p>961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09">
                <text:p>109</text:p>
              </table:table-cell>
              <table:table-cell office:value-type="float" office:value="3680">
                <text:p>3680</text:p>
              </table:table-cell>
              <table:table-cell office:value-type="float" office:value="96211">
                <text:p>962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3645">
                <text:p>3645</text:p>
              </table:table-cell>
              <table:table-cell office:value-type="float" office:value="96248">
                <text:p>962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05">
                <text:p>105</text:p>
              </table:table-cell>
              <table:table-cell office:value-type="float" office:value="3610">
                <text:p>3610</text:p>
              </table:table-cell>
              <table:table-cell office:value-type="float" office:value="96285">
                <text:p>962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  <table:table-cell office:value-type="float" office:value="3575">
                <text:p>3575</text:p>
              </table:table-cell>
              <table:table-cell office:value-type="float" office:value="96322">
                <text:p>963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01">
                <text:p>101</text:p>
              </table:table-cell>
              <table:table-cell office:value-type="float" office:value="3541">
                <text:p>3541</text:p>
              </table:table-cell>
              <table:table-cell office:value-type="float" office:value="96358">
                <text:p>963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9">
                <text:p>99</text:p>
              </table:table-cell>
              <table:table-cell office:value-type="float" office:value="3507">
                <text:p>3507</text:p>
              </table:table-cell>
              <table:table-cell office:value-type="float" office:value="96394">
                <text:p>963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8">
                <text:p>98</text:p>
              </table:table-cell>
              <table:table-cell office:value-type="float" office:value="3472">
                <text:p>3472</text:p>
              </table:table-cell>
              <table:table-cell office:value-type="float" office:value="96430">
                <text:p>964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7">
                <text:p>97</text:p>
              </table:table-cell>
              <table:table-cell office:value-type="float" office:value="3438">
                <text:p>3438</text:p>
              </table:table-cell>
              <table:table-cell office:value-type="float" office:value="96465">
                <text:p>964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6">
                <text:p>96</text:p>
              </table:table-cell>
              <table:table-cell office:value-type="float" office:value="3404">
                <text:p>3404</text:p>
              </table:table-cell>
              <table:table-cell office:value-type="float" office:value="96500">
                <text:p>965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5">
                <text:p>95</text:p>
              </table:table-cell>
              <table:table-cell office:value-type="float" office:value="3370">
                <text:p>3370</text:p>
              </table:table-cell>
              <table:table-cell office:value-type="float" office:value="96535">
                <text:p>965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4">
                <text:p>94</text:p>
              </table:table-cell>
              <table:table-cell office:value-type="float" office:value="3337">
                <text:p>3337</text:p>
              </table:table-cell>
              <table:table-cell office:value-type="float" office:value="96569">
                <text:p>965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3">
                <text:p>93</text:p>
              </table:table-cell>
              <table:table-cell office:value-type="float" office:value="3304">
                <text:p>3304</text:p>
              </table:table-cell>
              <table:table-cell office:value-type="float" office:value="96603">
                <text:p>966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2">
                <text:p>92</text:p>
              </table:table-cell>
              <table:table-cell office:value-type="float" office:value="3271">
                <text:p>3271</text:p>
              </table:table-cell>
              <table:table-cell office:value-type="float" office:value="96637">
                <text:p>966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91">
                <text:p>91</text:p>
              </table:table-cell>
              <table:table-cell office:value-type="float" office:value="3239">
                <text:p>3239</text:p>
              </table:table-cell>
              <table:table-cell office:value-type="float" office:value="96670">
                <text:p>966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90">
                <text:p>90</text:p>
              </table:table-cell>
              <table:table-cell office:value-type="float" office:value="3207">
                <text:p>3207</text:p>
              </table:table-cell>
              <table:table-cell office:value-type="float" office:value="96703">
                <text:p>967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89">
                <text:p>89</text:p>
              </table:table-cell>
              <table:table-cell office:value-type="float" office:value="3175">
                <text:p>3175</text:p>
              </table:table-cell>
              <table:table-cell office:value-type="float" office:value="96736">
                <text:p>967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88">
                <text:p>88</text:p>
              </table:table-cell>
              <table:table-cell office:value-type="float" office:value="3144">
                <text:p>3144</text:p>
              </table:table-cell>
              <table:table-cell office:value-type="float" office:value="96768">
                <text:p>967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87">
                <text:p>87</text:p>
              </table:table-cell>
              <table:table-cell office:value-type="float" office:value="3113">
                <text:p>3113</text:p>
              </table:table-cell>
              <table:table-cell office:value-type="float" office:value="96800">
                <text:p>968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86">
                <text:p>86</text:p>
              </table:table-cell>
              <table:table-cell office:value-type="float" office:value="3082">
                <text:p>3082</text:p>
              </table:table-cell>
              <table:table-cell office:value-type="float" office:value="96832">
                <text:p>968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85">
                <text:p>85</text:p>
              </table:table-cell>
              <table:table-cell office:value-type="float" office:value="3052">
                <text:p>3052</text:p>
              </table:table-cell>
              <table:table-cell office:value-type="float" office:value="96863">
                <text:p>968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84">
                <text:p>84</text:p>
              </table:table-cell>
              <table:table-cell office:value-type="float" office:value="3022">
                <text:p>3022</text:p>
              </table:table-cell>
              <table:table-cell office:value-type="float" office:value="96894">
                <text:p>968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83">
                <text:p>83</text:p>
              </table:table-cell>
              <table:table-cell office:value-type="float" office:value="2992">
                <text:p>2992</text:p>
              </table:table-cell>
              <table:table-cell office:value-type="float" office:value="96925">
                <text:p>969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82">
                <text:p>82</text:p>
              </table:table-cell>
              <table:table-cell office:value-type="float" office:value="2963">
                <text:p>2963</text:p>
              </table:table-cell>
              <table:table-cell office:value-type="float" office:value="96955">
                <text:p>969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81">
                <text:p>81</text:p>
              </table:table-cell>
              <table:table-cell office:value-type="float" office:value="2934">
                <text:p>2934</text:p>
              </table:table-cell>
              <table:table-cell office:value-type="float" office:value="96985">
                <text:p>969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80">
                <text:p>80</text:p>
              </table:table-cell>
              <table:table-cell office:value-type="float" office:value="2905">
                <text:p>2905</text:p>
              </table:table-cell>
              <table:table-cell office:value-type="float" office:value="97015">
                <text:p>970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79">
                <text:p>79</text:p>
              </table:table-cell>
              <table:table-cell office:value-type="float" office:value="2876">
                <text:p>2876</text:p>
              </table:table-cell>
              <table:table-cell office:value-type="float" office:value="97045">
                <text:p>970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78">
                <text:p>78</text:p>
              </table:table-cell>
              <table:table-cell office:value-type="float" office:value="2848">
                <text:p>2848</text:p>
              </table:table-cell>
              <table:table-cell office:value-type="float" office:value="97074">
                <text:p>970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77">
                <text:p>77</text:p>
              </table:table-cell>
              <table:table-cell office:value-type="float" office:value="2820">
                <text:p>2820</text:p>
              </table:table-cell>
              <table:table-cell office:value-type="float" office:value="97103">
                <text:p>971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76">
                <text:p>76</text:p>
              </table:table-cell>
              <table:table-cell office:value-type="float" office:value="2792">
                <text:p>2792</text:p>
              </table:table-cell>
              <table:table-cell office:value-type="float" office:value="97132">
                <text:p>971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75">
                <text:p>75</text:p>
              </table:table-cell>
              <table:table-cell office:value-type="float" office:value="2765">
                <text:p>2765</text:p>
              </table:table-cell>
              <table:table-cell office:value-type="float" office:value="97160">
                <text:p>971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74">
                <text:p>74</text:p>
              </table:table-cell>
              <table:table-cell office:value-type="float" office:value="2738">
                <text:p>2738</text:p>
              </table:table-cell>
              <table:table-cell office:value-type="float" office:value="97188">
                <text:p>971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73">
                <text:p>73</text:p>
              </table:table-cell>
              <table:table-cell office:value-type="float" office:value="2711">
                <text:p>2711</text:p>
              </table:table-cell>
              <table:table-cell office:value-type="float" office:value="97216">
                <text:p>972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72">
                <text:p>72</text:p>
              </table:table-cell>
              <table:table-cell office:value-type="float" office:value="2684">
                <text:p>2684</text:p>
              </table:table-cell>
              <table:table-cell office:value-type="float" office:value="97244">
                <text:p>972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71">
                <text:p>71</text:p>
              </table:table-cell>
              <table:table-cell office:value-type="float" office:value="2658">
                <text:p>2658</text:p>
              </table:table-cell>
              <table:table-cell office:value-type="float" office:value="97271">
                <text:p>972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2632">
                <text:p>2632</text:p>
              </table:table-cell>
              <table:table-cell office:value-type="float" office:value="97298">
                <text:p>972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69">
                <text:p>69</text:p>
              </table:table-cell>
              <table:table-cell office:value-type="float" office:value="2606">
                <text:p>2606</text:p>
              </table:table-cell>
              <table:table-cell office:value-type="float" office:value="97325">
                <text:p>973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68">
                <text:p>68</text:p>
              </table:table-cell>
              <table:table-cell office:value-type="float" office:value="2580">
                <text:p>2580</text:p>
              </table:table-cell>
              <table:table-cell office:value-type="float" office:value="97352">
                <text:p>973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67">
                <text:p>67</text:p>
              </table:table-cell>
              <table:table-cell office:value-type="float" office:value="2555">
                <text:p>2555</text:p>
              </table:table-cell>
              <table:table-cell office:value-type="float" office:value="97378">
                <text:p>973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66">
                <text:p>66</text:p>
              </table:table-cell>
              <table:table-cell office:value-type="float" office:value="2530">
                <text:p>2530</text:p>
              </table:table-cell>
              <table:table-cell office:value-type="float" office:value="97404">
                <text:p>974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66">
                <text:p>66</text:p>
              </table:table-cell>
              <table:table-cell office:value-type="float" office:value="2505">
                <text:p>2505</text:p>
              </table:table-cell>
              <table:table-cell office:value-type="float" office:value="97429">
                <text:p>974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66">
                <text:p>66</text:p>
              </table:table-cell>
              <table:table-cell office:value-type="float" office:value="2480">
                <text:p>2480</text:p>
              </table:table-cell>
              <table:table-cell office:value-type="float" office:value="97454">
                <text:p>974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66">
                <text:p>66</text:p>
              </table:table-cell>
              <table:table-cell office:value-type="float" office:value="2456">
                <text:p>2456</text:p>
              </table:table-cell>
              <table:table-cell office:value-type="float" office:value="97478">
                <text:p>974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66">
                <text:p>66</text:p>
              </table:table-cell>
              <table:table-cell office:value-type="float" office:value="2432">
                <text:p>2432</text:p>
              </table:table-cell>
              <table:table-cell office:value-type="float" office:value="97502">
                <text:p>975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2408">
                <text:p>2408</text:p>
              </table:table-cell>
              <table:table-cell office:value-type="float" office:value="97526">
                <text:p>975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66">
                <text:p>66</text:p>
              </table:table-cell>
              <table:table-cell office:value-type="float" office:value="2384">
                <text:p>2384</text:p>
              </table:table-cell>
              <table:table-cell office:value-type="float" office:value="97550">
                <text:p>975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66">
                <text:p>66</text:p>
              </table:table-cell>
              <table:table-cell office:value-type="float" office:value="2361">
                <text:p>2361</text:p>
              </table:table-cell>
              <table:table-cell office:value-type="float" office:value="97573">
                <text:p>975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66">
                <text:p>66</text:p>
              </table:table-cell>
              <table:table-cell office:value-type="float" office:value="2338">
                <text:p>2338</text:p>
              </table:table-cell>
              <table:table-cell office:value-type="float" office:value="97596">
                <text:p>975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2315">
                <text:p>2315</text:p>
              </table:table-cell>
              <table:table-cell office:value-type="float" office:value="97619">
                <text:p>976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66">
                <text:p>66</text:p>
              </table:table-cell>
              <table:table-cell office:value-type="float" office:value="2292">
                <text:p>2292</text:p>
              </table:table-cell>
              <table:table-cell office:value-type="float" office:value="97642">
                <text:p>976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66">
                <text:p>66</text:p>
              </table:table-cell>
              <table:table-cell office:value-type="float" office:value="2270">
                <text:p>2270</text:p>
              </table:table-cell>
              <table:table-cell office:value-type="float" office:value="97664">
                <text:p>97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66">
                <text:p>66</text:p>
              </table:table-cell>
              <table:table-cell office:value-type="float" office:value="2248">
                <text:p>2248</text:p>
              </table:table-cell>
              <table:table-cell office:value-type="float" office:value="97686">
                <text:p>976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66">
                <text:p>66</text:p>
              </table:table-cell>
              <table:table-cell office:value-type="float" office:value="2226">
                <text:p>2226</text:p>
              </table:table-cell>
              <table:table-cell office:value-type="float" office:value="97708">
                <text:p>977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66">
                <text:p>66</text:p>
              </table:table-cell>
              <table:table-cell office:value-type="float" office:value="2204">
                <text:p>2204</text:p>
              </table:table-cell>
              <table:table-cell office:value-type="float" office:value="97730">
                <text:p>977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66">
                <text:p>66</text:p>
              </table:table-cell>
              <table:table-cell office:value-type="float" office:value="2182">
                <text:p>2182</text:p>
              </table:table-cell>
              <table:table-cell office:value-type="float" office:value="97752">
                <text:p>977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66">
                <text:p>66</text:p>
              </table:table-cell>
              <table:table-cell office:value-type="float" office:value="2161">
                <text:p>2161</text:p>
              </table:table-cell>
              <table:table-cell office:value-type="float" office:value="97773">
                <text:p>977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66">
                <text:p>66</text:p>
              </table:table-cell>
              <table:table-cell office:value-type="float" office:value="2140">
                <text:p>2140</text:p>
              </table:table-cell>
              <table:table-cell office:value-type="float" office:value="97794">
                <text:p>977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66">
                <text:p>66</text:p>
              </table:table-cell>
              <table:table-cell office:value-type="float" office:value="2119">
                <text:p>2119</text:p>
              </table:table-cell>
              <table:table-cell office:value-type="float" office:value="97815">
                <text:p>978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66">
                <text:p>66</text:p>
              </table:table-cell>
              <table:table-cell office:value-type="float" office:value="2098">
                <text:p>2098</text:p>
              </table:table-cell>
              <table:table-cell office:value-type="float" office:value="97836">
                <text:p>978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66">
                <text:p>66</text:p>
              </table:table-cell>
              <table:table-cell office:value-type="float" office:value="2078">
                <text:p>2078</text:p>
              </table:table-cell>
              <table:table-cell office:value-type="float" office:value="97856">
                <text:p>978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66">
                <text:p>66</text:p>
              </table:table-cell>
              <table:table-cell office:value-type="float" office:value="2058">
                <text:p>2058</text:p>
              </table:table-cell>
              <table:table-cell office:value-type="float" office:value="97876">
                <text:p>978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66">
                <text:p>66</text:p>
              </table:table-cell>
              <table:table-cell office:value-type="float" office:value="2038">
                <text:p>2038</text:p>
              </table:table-cell>
              <table:table-cell office:value-type="float" office:value="97896">
                <text:p>978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66">
                <text:p>66</text:p>
              </table:table-cell>
              <table:table-cell office:value-type="float" office:value="2018">
                <text:p>2018</text:p>
              </table:table-cell>
              <table:table-cell office:value-type="float" office:value="97916">
                <text:p>979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66">
                <text:p>66</text:p>
              </table:table-cell>
              <table:table-cell office:value-type="float" office:value="1998">
                <text:p>1998</text:p>
              </table:table-cell>
              <table:table-cell office:value-type="float" office:value="97936">
                <text:p>979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66">
                <text:p>66</text:p>
              </table:table-cell>
              <table:table-cell office:value-type="float" office:value="1979">
                <text:p>1979</text:p>
              </table:table-cell>
              <table:table-cell office:value-type="float" office:value="97955">
                <text:p>979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66">
                <text:p>66</text:p>
              </table:table-cell>
              <table:table-cell office:value-type="float" office:value="1960">
                <text:p>1960</text:p>
              </table:table-cell>
              <table:table-cell office:value-type="float" office:value="97974">
                <text:p>979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66">
                <text:p>66</text:p>
              </table:table-cell>
              <table:table-cell office:value-type="float" office:value="1941">
                <text:p>1941</text:p>
              </table:table-cell>
              <table:table-cell office:value-type="float" office:value="97993">
                <text:p>979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66">
                <text:p>66</text:p>
              </table:table-cell>
              <table:table-cell office:value-type="float" office:value="1922">
                <text:p>1922</text:p>
              </table:table-cell>
              <table:table-cell office:value-type="float" office:value="98012">
                <text:p>980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66">
                <text:p>66</text:p>
              </table:table-cell>
              <table:table-cell office:value-type="float" office:value="1903">
                <text:p>1903</text:p>
              </table:table-cell>
              <table:table-cell office:value-type="float" office:value="98031">
                <text:p>980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66">
                <text:p>66</text:p>
              </table:table-cell>
              <table:table-cell office:value-type="float" office:value="1884">
                <text:p>1884</text:p>
              </table:table-cell>
              <table:table-cell office:value-type="float" office:value="98050">
                <text:p>980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66">
                <text:p>66</text:p>
              </table:table-cell>
              <table:table-cell office:value-type="float" office:value="1866">
                <text:p>1866</text:p>
              </table:table-cell>
              <table:table-cell office:value-type="float" office:value="98068">
                <text:p>980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66">
                <text:p>66</text:p>
              </table:table-cell>
              <table:table-cell office:value-type="float" office:value="1848">
                <text:p>1848</text:p>
              </table:table-cell>
              <table:table-cell office:value-type="float" office:value="98086">
                <text:p>980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66">
                <text:p>66</text:p>
              </table:table-cell>
              <table:table-cell office:value-type="float" office:value="1830">
                <text:p>1830</text:p>
              </table:table-cell>
              <table:table-cell office:value-type="float" office:value="98104">
                <text:p>981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66">
                <text:p>66</text:p>
              </table:table-cell>
              <table:table-cell office:value-type="float" office:value="1812">
                <text:p>1812</text:p>
              </table:table-cell>
              <table:table-cell office:value-type="float" office:value="98122">
                <text:p>981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66">
                <text:p>66</text:p>
              </table:table-cell>
              <table:table-cell office:value-type="float" office:value="1794">
                <text:p>1794</text:p>
              </table:table-cell>
              <table:table-cell office:value-type="float" office:value="98140">
                <text:p>981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66">
                <text:p>66</text:p>
              </table:table-cell>
              <table:table-cell office:value-type="float" office:value="1777">
                <text:p>1777</text:p>
              </table:table-cell>
              <table:table-cell office:value-type="float" office:value="98157">
                <text:p>98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66">
                <text:p>66</text:p>
              </table:table-cell>
              <table:table-cell office:value-type="float" office:value="1760">
                <text:p>1760</text:p>
              </table:table-cell>
              <table:table-cell office:value-type="float" office:value="98174">
                <text:p>981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66">
                <text:p>66</text:p>
              </table:table-cell>
              <table:table-cell office:value-type="float" office:value="1743">
                <text:p>1743</text:p>
              </table:table-cell>
              <table:table-cell office:value-type="float" office:value="98191">
                <text:p>981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66">
                <text:p>66</text:p>
              </table:table-cell>
              <table:table-cell office:value-type="float" office:value="1726">
                <text:p>1726</text:p>
              </table:table-cell>
              <table:table-cell office:value-type="float" office:value="98208">
                <text:p>982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66">
                <text:p>66</text:p>
              </table:table-cell>
              <table:table-cell office:value-type="float" office:value="1709">
                <text:p>1709</text:p>
              </table:table-cell>
              <table:table-cell office:value-type="float" office:value="98225">
                <text:p>982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66">
                <text:p>66</text:p>
              </table:table-cell>
              <table:table-cell office:value-type="float" office:value="1692">
                <text:p>1692</text:p>
              </table:table-cell>
              <table:table-cell office:value-type="float" office:value="98242">
                <text:p>982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66">
                <text:p>66</text:p>
              </table:table-cell>
              <table:table-cell office:value-type="float" office:value="1676">
                <text:p>1676</text:p>
              </table:table-cell>
              <table:table-cell office:value-type="float" office:value="98258">
                <text:p>982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66">
                <text:p>66</text:p>
              </table:table-cell>
              <table:table-cell office:value-type="float" office:value="1660">
                <text:p>1660</text:p>
              </table:table-cell>
              <table:table-cell office:value-type="float" office:value="98274">
                <text:p>982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66">
                <text:p>66</text:p>
              </table:table-cell>
              <table:table-cell office:value-type="float" office:value="1644">
                <text:p>1644</text:p>
              </table:table-cell>
              <table:table-cell office:value-type="float" office:value="98290">
                <text:p>9829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66">
                <text:p>66</text:p>
              </table:table-cell>
              <table:table-cell office:value-type="float" office:value="1628">
                <text:p>1628</text:p>
              </table:table-cell>
              <table:table-cell office:value-type="float" office:value="98306">
                <text:p>983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66">
                <text:p>66</text:p>
              </table:table-cell>
              <table:table-cell office:value-type="float" office:value="1612">
                <text:p>1612</text:p>
              </table:table-cell>
              <table:table-cell office:value-type="float" office:value="98322">
                <text:p>983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66">
                <text:p>66</text:p>
              </table:table-cell>
              <table:table-cell office:value-type="float" office:value="1596">
                <text:p>1596</text:p>
              </table:table-cell>
              <table:table-cell office:value-type="float" office:value="98338">
                <text:p>983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66">
                <text:p>66</text:p>
              </table:table-cell>
              <table:table-cell office:value-type="float" office:value="1581">
                <text:p>1581</text:p>
              </table:table-cell>
              <table:table-cell office:value-type="float" office:value="98353">
                <text:p>983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66">
                <text:p>66</text:p>
              </table:table-cell>
              <table:table-cell office:value-type="float" office:value="1566">
                <text:p>1566</text:p>
              </table:table-cell>
              <table:table-cell office:value-type="float" office:value="98368">
                <text:p>983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66">
                <text:p>66</text:p>
              </table:table-cell>
              <table:table-cell office:value-type="float" office:value="1551">
                <text:p>1551</text:p>
              </table:table-cell>
              <table:table-cell office:value-type="float" office:value="98383">
                <text:p>983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66">
                <text:p>66</text:p>
              </table:table-cell>
              <table:table-cell office:value-type="float" office:value="1536">
                <text:p>1536</text:p>
              </table:table-cell>
              <table:table-cell office:value-type="float" office:value="98398">
                <text:p>983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66">
                <text:p>66</text:p>
              </table:table-cell>
              <table:table-cell office:value-type="float" office:value="1521">
                <text:p>1521</text:p>
              </table:table-cell>
              <table:table-cell office:value-type="float" office:value="98413">
                <text:p>98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66">
                <text:p>66</text:p>
              </table:table-cell>
              <table:table-cell office:value-type="float" office:value="1506">
                <text:p>1506</text:p>
              </table:table-cell>
              <table:table-cell office:value-type="float" office:value="98428">
                <text:p>984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66">
                <text:p>66</text:p>
              </table:table-cell>
              <table:table-cell office:value-type="float" office:value="1491">
                <text:p>1491</text:p>
              </table:table-cell>
              <table:table-cell office:value-type="float" office:value="98443">
                <text:p>984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66">
                <text:p>66</text:p>
              </table:table-cell>
              <table:table-cell office:value-type="float" office:value="1477">
                <text:p>1477</text:p>
              </table:table-cell>
              <table:table-cell office:value-type="float" office:value="98457">
                <text:p>984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66">
                <text:p>66</text:p>
              </table:table-cell>
              <table:table-cell office:value-type="float" office:value="1463">
                <text:p>1463</text:p>
              </table:table-cell>
              <table:table-cell office:value-type="float" office:value="98471">
                <text:p>984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66">
                <text:p>66</text:p>
              </table:table-cell>
              <table:table-cell office:value-type="float" office:value="1449">
                <text:p>1449</text:p>
              </table:table-cell>
              <table:table-cell office:value-type="float" office:value="98485">
                <text:p>984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66">
                <text:p>66</text:p>
              </table:table-cell>
              <table:table-cell office:value-type="float" office:value="1435">
                <text:p>1435</text:p>
              </table:table-cell>
              <table:table-cell office:value-type="float" office:value="98499">
                <text:p>984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66">
                <text:p>66</text:p>
              </table:table-cell>
              <table:table-cell office:value-type="float" office:value="1421">
                <text:p>1421</text:p>
              </table:table-cell>
              <table:table-cell office:value-type="float" office:value="98513">
                <text:p>985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66">
                <text:p>66</text:p>
              </table:table-cell>
              <table:table-cell office:value-type="float" office:value="1407">
                <text:p>1407</text:p>
              </table:table-cell>
              <table:table-cell office:value-type="float" office:value="98527">
                <text:p>985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66">
                <text:p>66</text:p>
              </table:table-cell>
              <table:table-cell office:value-type="float" office:value="1393">
                <text:p>1393</text:p>
              </table:table-cell>
              <table:table-cell office:value-type="float" office:value="98541">
                <text:p>985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66">
                <text:p>66</text:p>
              </table:table-cell>
              <table:table-cell office:value-type="float" office:value="1380">
                <text:p>1380</text:p>
              </table:table-cell>
              <table:table-cell office:value-type="float" office:value="98554">
                <text:p>985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66">
                <text:p>66</text:p>
              </table:table-cell>
              <table:table-cell office:value-type="float" office:value="1367">
                <text:p>1367</text:p>
              </table:table-cell>
              <table:table-cell office:value-type="float" office:value="98567">
                <text:p>985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66">
                <text:p>66</text:p>
              </table:table-cell>
              <table:table-cell office:value-type="float" office:value="1354">
                <text:p>1354</text:p>
              </table:table-cell>
              <table:table-cell office:value-type="float" office:value="98580">
                <text:p>985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66">
                <text:p>66</text:p>
              </table:table-cell>
              <table:table-cell office:value-type="float" office:value="1341">
                <text:p>1341</text:p>
              </table:table-cell>
              <table:table-cell office:value-type="float" office:value="98593">
                <text:p>985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66">
                <text:p>66</text:p>
              </table:table-cell>
              <table:table-cell office:value-type="float" office:value="1328">
                <text:p>1328</text:p>
              </table:table-cell>
              <table:table-cell office:value-type="float" office:value="98606">
                <text:p>986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66">
                <text:p>66</text:p>
              </table:table-cell>
              <table:table-cell office:value-type="float" office:value="1315">
                <text:p>1315</text:p>
              </table:table-cell>
              <table:table-cell office:value-type="float" office:value="98619">
                <text:p>986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66">
                <text:p>66</text:p>
              </table:table-cell>
              <table:table-cell office:value-type="float" office:value="1302">
                <text:p>1302</text:p>
              </table:table-cell>
              <table:table-cell office:value-type="float" office:value="98632">
                <text:p>986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66">
                <text:p>66</text:p>
              </table:table-cell>
              <table:table-cell office:value-type="float" office:value="1289">
                <text:p>1289</text:p>
              </table:table-cell>
              <table:table-cell office:value-type="float" office:value="98645">
                <text:p>986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66">
                <text:p>66</text:p>
              </table:table-cell>
              <table:table-cell office:value-type="float" office:value="1277">
                <text:p>1277</text:p>
              </table:table-cell>
              <table:table-cell office:value-type="float" office:value="98657">
                <text:p>986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66">
                <text:p>66</text:p>
              </table:table-cell>
              <table:table-cell office:value-type="float" office:value="1265">
                <text:p>1265</text:p>
              </table:table-cell>
              <table:table-cell office:value-type="float" office:value="98669">
                <text:p>986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66">
                <text:p>66</text:p>
              </table:table-cell>
              <table:table-cell office:value-type="float" office:value="1253">
                <text:p>1253</text:p>
              </table:table-cell>
              <table:table-cell office:value-type="float" office:value="98681">
                <text:p>98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6">
                <text:p>66</text:p>
              </table:table-cell>
              <table:table-cell office:value-type="float" office:value="1241">
                <text:p>1241</text:p>
              </table:table-cell>
              <table:table-cell office:value-type="float" office:value="98693">
                <text:p>986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6">
                <text:p>66</text:p>
              </table:table-cell>
              <table:table-cell office:value-type="float" office:value="1229">
                <text:p>1229</text:p>
              </table:table-cell>
              <table:table-cell office:value-type="float" office:value="98705">
                <text:p>987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1217">
                <text:p>1217</text:p>
              </table:table-cell>
              <table:table-cell office:value-type="float" office:value="98717">
                <text:p>987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6">
                <text:p>66</text:p>
              </table:table-cell>
              <table:table-cell office:value-type="float" office:value="1205">
                <text:p>1205</text:p>
              </table:table-cell>
              <table:table-cell office:value-type="float" office:value="98729">
                <text:p>987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6">
                <text:p>66</text:p>
              </table:table-cell>
              <table:table-cell office:value-type="float" office:value="1193">
                <text:p>1193</text:p>
              </table:table-cell>
              <table:table-cell office:value-type="float" office:value="98741">
                <text:p>987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6">
                <text:p>66</text:p>
              </table:table-cell>
              <table:table-cell office:value-type="float" office:value="1182">
                <text:p>1182</text:p>
              </table:table-cell>
              <table:table-cell office:value-type="float" office:value="98752">
                <text:p>987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6">
                <text:p>66</text:p>
              </table:table-cell>
              <table:table-cell office:value-type="float" office:value="1171">
                <text:p>1171</text:p>
              </table:table-cell>
              <table:table-cell office:value-type="float" office:value="98763">
                <text:p>987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6">
                <text:p>66</text:p>
              </table:table-cell>
              <table:table-cell office:value-type="float" office:value="1160">
                <text:p>1160</text:p>
              </table:table-cell>
              <table:table-cell office:value-type="float" office:value="98774">
                <text:p>987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6">
                <text:p>66</text:p>
              </table:table-cell>
              <table:table-cell office:value-type="float" office:value="1149">
                <text:p>1149</text:p>
              </table:table-cell>
              <table:table-cell office:value-type="float" office:value="98785">
                <text:p>987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6">
                <text:p>66</text:p>
              </table:table-cell>
              <table:table-cell office:value-type="float" office:value="1138">
                <text:p>1138</text:p>
              </table:table-cell>
              <table:table-cell office:value-type="float" office:value="98796">
                <text:p>987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66">
                <text:p>66</text:p>
              </table:table-cell>
              <table:table-cell office:value-type="float" office:value="1127">
                <text:p>1127</text:p>
              </table:table-cell>
              <table:table-cell office:value-type="float" office:value="98807">
                <text:p>988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66">
                <text:p>66</text:p>
              </table:table-cell>
              <table:table-cell office:value-type="float" office:value="1116">
                <text:p>1116</text:p>
              </table:table-cell>
              <table:table-cell office:value-type="float" office:value="98818">
                <text:p>988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6">
                <text:p>66</text:p>
              </table:table-cell>
              <table:table-cell office:value-type="float" office:value="1105">
                <text:p>1105</text:p>
              </table:table-cell>
              <table:table-cell office:value-type="float" office:value="98829">
                <text:p>988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66">
                <text:p>66</text:p>
              </table:table-cell>
              <table:table-cell office:value-type="float" office:value="1094">
                <text:p>1094</text:p>
              </table:table-cell>
              <table:table-cell office:value-type="float" office:value="98840">
                <text:p>988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66">
                <text:p>66</text:p>
              </table:table-cell>
              <table:table-cell office:value-type="float" office:value="1084">
                <text:p>1084</text:p>
              </table:table-cell>
              <table:table-cell office:value-type="float" office:value="98850">
                <text:p>988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66">
                <text:p>66</text:p>
              </table:table-cell>
              <table:table-cell office:value-type="float" office:value="1074">
                <text:p>1074</text:p>
              </table:table-cell>
              <table:table-cell office:value-type="float" office:value="98860">
                <text:p>988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6">
                <text:p>66</text:p>
              </table:table-cell>
              <table:table-cell office:value-type="float" office:value="1064">
                <text:p>1064</text:p>
              </table:table-cell>
              <table:table-cell office:value-type="float" office:value="98870">
                <text:p>988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66">
                <text:p>66</text:p>
              </table:table-cell>
              <table:table-cell office:value-type="float" office:value="1054">
                <text:p>1054</text:p>
              </table:table-cell>
              <table:table-cell office:value-type="float" office:value="98880">
                <text:p>988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66">
                <text:p>66</text:p>
              </table:table-cell>
              <table:table-cell office:value-type="float" office:value="1044">
                <text:p>1044</text:p>
              </table:table-cell>
              <table:table-cell office:value-type="float" office:value="98890">
                <text:p>988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66">
                <text:p>66</text:p>
              </table:table-cell>
              <table:table-cell office:value-type="float" office:value="1034">
                <text:p>1034</text:p>
              </table:table-cell>
              <table:table-cell office:value-type="float" office:value="98900">
                <text:p>989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66">
                <text:p>66</text:p>
              </table:table-cell>
              <table:table-cell office:value-type="float" office:value="1024">
                <text:p>1024</text:p>
              </table:table-cell>
              <table:table-cell office:value-type="float" office:value="98910">
                <text:p>989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66">
                <text:p>66</text:p>
              </table:table-cell>
              <table:table-cell office:value-type="float" office:value="1014">
                <text:p>1014</text:p>
              </table:table-cell>
              <table:table-cell office:value-type="float" office:value="98920">
                <text:p>989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66">
                <text:p>66</text:p>
              </table:table-cell>
              <table:table-cell office:value-type="float" office:value="1004">
                <text:p>1004</text:p>
              </table:table-cell>
              <table:table-cell office:value-type="float" office:value="98930">
                <text:p>989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66">
                <text:p>66</text:p>
              </table:table-cell>
              <table:table-cell office:value-type="float" office:value="994">
                <text:p>994</text:p>
              </table:table-cell>
              <table:table-cell office:value-type="float" office:value="98940">
                <text:p>989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66">
                <text:p>66</text:p>
              </table:table-cell>
              <table:table-cell office:value-type="float" office:value="985">
                <text:p>985</text:p>
              </table:table-cell>
              <table:table-cell office:value-type="float" office:value="98949">
                <text:p>989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66">
                <text:p>66</text:p>
              </table:table-cell>
              <table:table-cell office:value-type="float" office:value="976">
                <text:p>976</text:p>
              </table:table-cell>
              <table:table-cell office:value-type="float" office:value="98958">
                <text:p>989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66">
                <text:p>66</text:p>
              </table:table-cell>
              <table:table-cell office:value-type="float" office:value="967">
                <text:p>967</text:p>
              </table:table-cell>
              <table:table-cell office:value-type="float" office:value="98967">
                <text:p>989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66">
                <text:p>66</text:p>
              </table:table-cell>
              <table:table-cell office:value-type="float" office:value="958">
                <text:p>958</text:p>
              </table:table-cell>
              <table:table-cell office:value-type="float" office:value="98976">
                <text:p>989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66">
                <text:p>66</text:p>
              </table:table-cell>
              <table:table-cell office:value-type="float" office:value="949">
                <text:p>949</text:p>
              </table:table-cell>
              <table:table-cell office:value-type="float" office:value="98985">
                <text:p>989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66">
                <text:p>66</text:p>
              </table:table-cell>
              <table:table-cell office:value-type="float" office:value="940">
                <text:p>940</text:p>
              </table:table-cell>
              <table:table-cell office:value-type="float" office:value="98994">
                <text:p>989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66">
                <text:p>66</text:p>
              </table:table-cell>
              <table:table-cell office:value-type="float" office:value="931">
                <text:p>931</text:p>
              </table:table-cell>
              <table:table-cell office:value-type="float" office:value="99003">
                <text:p>990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66">
                <text:p>66</text:p>
              </table:table-cell>
              <table:table-cell office:value-type="float" office:value="922">
                <text:p>922</text:p>
              </table:table-cell>
              <table:table-cell office:value-type="float" office:value="99012">
                <text:p>990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66">
                <text:p>66</text:p>
              </table:table-cell>
              <table:table-cell office:value-type="float" office:value="913">
                <text:p>913</text:p>
              </table:table-cell>
              <table:table-cell office:value-type="float" office:value="99021">
                <text:p>990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66">
                <text:p>66</text:p>
              </table:table-cell>
              <table:table-cell office:value-type="float" office:value="904">
                <text:p>904</text:p>
              </table:table-cell>
              <table:table-cell office:value-type="float" office:value="99030">
                <text:p>990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66">
                <text:p>66</text:p>
              </table:table-cell>
              <table:table-cell office:value-type="float" office:value="895">
                <text:p>895</text:p>
              </table:table-cell>
              <table:table-cell office:value-type="float" office:value="99039">
                <text:p>990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66">
                <text:p>66</text:p>
              </table:table-cell>
              <table:table-cell office:value-type="float" office:value="887">
                <text:p>887</text:p>
              </table:table-cell>
              <table:table-cell office:value-type="float" office:value="99047">
                <text:p>990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66">
                <text:p>66</text:p>
              </table:table-cell>
              <table:table-cell office:value-type="float" office:value="879">
                <text:p>879</text:p>
              </table:table-cell>
              <table:table-cell office:value-type="float" office:value="99055">
                <text:p>99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66">
                <text:p>66</text:p>
              </table:table-cell>
              <table:table-cell office:value-type="float" office:value="871">
                <text:p>871</text:p>
              </table:table-cell>
              <table:table-cell office:value-type="float" office:value="99063">
                <text:p>99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66">
                <text:p>66</text:p>
              </table:table-cell>
              <table:table-cell office:value-type="float" office:value="863">
                <text:p>863</text:p>
              </table:table-cell>
              <table:table-cell office:value-type="float" office:value="99071">
                <text:p>99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66">
                <text:p>66</text:p>
              </table:table-cell>
              <table:table-cell office:value-type="float" office:value="855">
                <text:p>855</text:p>
              </table:table-cell>
              <table:table-cell office:value-type="float" office:value="99079">
                <text:p>990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66">
                <text:p>66</text:p>
              </table:table-cell>
              <table:table-cell office:value-type="float" office:value="847">
                <text:p>847</text:p>
              </table:table-cell>
              <table:table-cell office:value-type="float" office:value="99087">
                <text:p>990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66">
                <text:p>66</text:p>
              </table:table-cell>
              <table:table-cell office:value-type="float" office:value="839">
                <text:p>839</text:p>
              </table:table-cell>
              <table:table-cell office:value-type="float" office:value="99095">
                <text:p>990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66">
                <text:p>66</text:p>
              </table:table-cell>
              <table:table-cell office:value-type="float" office:value="831">
                <text:p>831</text:p>
              </table:table-cell>
              <table:table-cell office:value-type="float" office:value="99103">
                <text:p>991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66">
                <text:p>66</text:p>
              </table:table-cell>
              <table:table-cell office:value-type="float" office:value="823">
                <text:p>823</text:p>
              </table:table-cell>
              <table:table-cell office:value-type="float" office:value="99111">
                <text:p>991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66">
                <text:p>66</text:p>
              </table:table-cell>
              <table:table-cell office:value-type="float" office:value="815">
                <text:p>815</text:p>
              </table:table-cell>
              <table:table-cell office:value-type="float" office:value="99119">
                <text:p>991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66">
                <text:p>66</text:p>
              </table:table-cell>
              <table:table-cell office:value-type="float" office:value="807">
                <text:p>807</text:p>
              </table:table-cell>
              <table:table-cell office:value-type="float" office:value="99127">
                <text:p>991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66">
                <text:p>66</text:p>
              </table:table-cell>
              <table:table-cell office:value-type="float" office:value="799">
                <text:p>799</text:p>
              </table:table-cell>
              <table:table-cell office:value-type="float" office:value="99135">
                <text:p>991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66">
                <text:p>66</text:p>
              </table:table-cell>
              <table:table-cell office:value-type="float" office:value="792">
                <text:p>792</text:p>
              </table:table-cell>
              <table:table-cell office:value-type="float" office:value="99142">
                <text:p>991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66">
                <text:p>66</text:p>
              </table:table-cell>
              <table:table-cell office:value-type="float" office:value="785">
                <text:p>785</text:p>
              </table:table-cell>
              <table:table-cell office:value-type="float" office:value="99149">
                <text:p>991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66">
                <text:p>66</text:p>
              </table:table-cell>
              <table:table-cell office:value-type="float" office:value="778">
                <text:p>778</text:p>
              </table:table-cell>
              <table:table-cell office:value-type="float" office:value="99156">
                <text:p>991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66">
                <text:p>66</text:p>
              </table:table-cell>
              <table:table-cell office:value-type="float" office:value="771">
                <text:p>771</text:p>
              </table:table-cell>
              <table:table-cell office:value-type="float" office:value="99163">
                <text:p>991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66">
                <text:p>66</text:p>
              </table:table-cell>
              <table:table-cell office:value-type="float" office:value="764">
                <text:p>764</text:p>
              </table:table-cell>
              <table:table-cell office:value-type="float" office:value="99170">
                <text:p>991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66">
                <text:p>66</text:p>
              </table:table-cell>
              <table:table-cell office:value-type="float" office:value="757">
                <text:p>757</text:p>
              </table:table-cell>
              <table:table-cell office:value-type="float" office:value="99177">
                <text:p>991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6">
                <text:p>66</text:p>
              </table:table-cell>
              <table:table-cell office:value-type="float" office:value="750">
                <text:p>750</text:p>
              </table:table-cell>
              <table:table-cell office:value-type="float" office:value="99184">
                <text:p>991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66">
                <text:p>66</text:p>
              </table:table-cell>
              <table:table-cell office:value-type="float" office:value="743">
                <text:p>743</text:p>
              </table:table-cell>
              <table:table-cell office:value-type="float" office:value="99191">
                <text:p>991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66">
                <text:p>66</text:p>
              </table:table-cell>
              <table:table-cell office:value-type="float" office:value="736">
                <text:p>736</text:p>
              </table:table-cell>
              <table:table-cell office:value-type="float" office:value="99198">
                <text:p>991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729">
                <text:p>729</text:p>
              </table:table-cell>
              <table:table-cell office:value-type="float" office:value="99205">
                <text:p>992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66">
                <text:p>66</text:p>
              </table:table-cell>
              <table:table-cell office:value-type="float" office:value="722">
                <text:p>722</text:p>
              </table:table-cell>
              <table:table-cell office:value-type="float" office:value="99212">
                <text:p>992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66">
                <text:p>66</text:p>
              </table:table-cell>
              <table:table-cell office:value-type="float" office:value="715">
                <text:p>715</text:p>
              </table:table-cell>
              <table:table-cell office:value-type="float" office:value="99219">
                <text:p>992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66">
                <text:p>66</text:p>
              </table:table-cell>
              <table:table-cell office:value-type="float" office:value="708">
                <text:p>708</text:p>
              </table:table-cell>
              <table:table-cell office:value-type="float" office:value="99226">
                <text:p>992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66">
                <text:p>66</text:p>
              </table:table-cell>
              <table:table-cell office:value-type="float" office:value="701">
                <text:p>701</text:p>
              </table:table-cell>
              <table:table-cell office:value-type="float" office:value="99233">
                <text:p>992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66">
                <text:p>66</text:p>
              </table:table-cell>
              <table:table-cell office:value-type="float" office:value="694">
                <text:p>694</text:p>
              </table:table-cell>
              <table:table-cell office:value-type="float" office:value="99240">
                <text:p>992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66">
                <text:p>66</text:p>
              </table:table-cell>
              <table:table-cell office:value-type="float" office:value="688">
                <text:p>688</text:p>
              </table:table-cell>
              <table:table-cell office:value-type="float" office:value="99246">
                <text:p>992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66">
                <text:p>66</text:p>
              </table:table-cell>
              <table:table-cell office:value-type="float" office:value="682">
                <text:p>682</text:p>
              </table:table-cell>
              <table:table-cell office:value-type="float" office:value="99252">
                <text:p>992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66">
                <text:p>66</text:p>
              </table:table-cell>
              <table:table-cell office:value-type="float" office:value="676">
                <text:p>676</text:p>
              </table:table-cell>
              <table:table-cell office:value-type="float" office:value="99258">
                <text:p>992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66">
                <text:p>66</text:p>
              </table:table-cell>
              <table:table-cell office:value-type="float" office:value="670">
                <text:p>670</text:p>
              </table:table-cell>
              <table:table-cell office:value-type="float" office:value="99264">
                <text:p>992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66">
                <text:p>66</text:p>
              </table:table-cell>
              <table:table-cell office:value-type="float" office:value="664">
                <text:p>664</text:p>
              </table:table-cell>
              <table:table-cell office:value-type="float" office:value="99270">
                <text:p>992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66">
                <text:p>66</text:p>
              </table:table-cell>
              <table:table-cell office:value-type="float" office:value="658">
                <text:p>658</text:p>
              </table:table-cell>
              <table:table-cell office:value-type="float" office:value="99276">
                <text:p>992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66">
                <text:p>66</text:p>
              </table:table-cell>
              <table:table-cell office:value-type="float" office:value="652">
                <text:p>652</text:p>
              </table:table-cell>
              <table:table-cell office:value-type="float" office:value="99282">
                <text:p>992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66">
                <text:p>66</text:p>
              </table:table-cell>
              <table:table-cell office:value-type="float" office:value="646">
                <text:p>646</text:p>
              </table:table-cell>
              <table:table-cell office:value-type="float" office:value="99288">
                <text:p>992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66">
                <text:p>66</text:p>
              </table:table-cell>
              <table:table-cell office:value-type="float" office:value="640">
                <text:p>640</text:p>
              </table:table-cell>
              <table:table-cell office:value-type="float" office:value="99294">
                <text:p>992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66">
                <text:p>66</text:p>
              </table:table-cell>
              <table:table-cell office:value-type="float" office:value="634">
                <text:p>634</text:p>
              </table:table-cell>
              <table:table-cell office:value-type="float" office:value="99300">
                <text:p>993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66">
                <text:p>66</text:p>
              </table:table-cell>
              <table:table-cell office:value-type="float" office:value="628">
                <text:p>628</text:p>
              </table:table-cell>
              <table:table-cell office:value-type="float" office:value="99306">
                <text:p>993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66">
                <text:p>66</text:p>
              </table:table-cell>
              <table:table-cell office:value-type="float" office:value="622">
                <text:p>622</text:p>
              </table:table-cell>
              <table:table-cell office:value-type="float" office:value="99312">
                <text:p>993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66">
                <text:p>66</text:p>
              </table:table-cell>
              <table:table-cell office:value-type="float" office:value="616">
                <text:p>616</text:p>
              </table:table-cell>
              <table:table-cell office:value-type="float" office:value="99318">
                <text:p>993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99324">
                <text:p>993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66">
                <text:p>66</text:p>
              </table:table-cell>
              <table:table-cell office:value-type="float" office:value="604">
                <text:p>604</text:p>
              </table:table-cell>
              <table:table-cell office:value-type="float" office:value="99330">
                <text:p>993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66">
                <text:p>66</text:p>
              </table:table-cell>
              <table:table-cell office:value-type="float" office:value="598">
                <text:p>598</text:p>
              </table:table-cell>
              <table:table-cell office:value-type="float" office:value="99336">
                <text:p>993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66">
                <text:p>66</text:p>
              </table:table-cell>
              <table:table-cell office:value-type="float" office:value="593">
                <text:p>593</text:p>
              </table:table-cell>
              <table:table-cell office:value-type="float" office:value="99341">
                <text:p>993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66">
                <text:p>66</text:p>
              </table:table-cell>
              <table:table-cell office:value-type="float" office:value="588">
                <text:p>588</text:p>
              </table:table-cell>
              <table:table-cell office:value-type="float" office:value="99346">
                <text:p>993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66">
                <text:p>66</text:p>
              </table:table-cell>
              <table:table-cell office:value-type="float" office:value="583">
                <text:p>583</text:p>
              </table:table-cell>
              <table:table-cell office:value-type="float" office:value="99351">
                <text:p>993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66">
                <text:p>66</text:p>
              </table:table-cell>
              <table:table-cell office:value-type="float" office:value="578">
                <text:p>578</text:p>
              </table:table-cell>
              <table:table-cell office:value-type="float" office:value="99356">
                <text:p>993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66">
                <text:p>66</text:p>
              </table:table-cell>
              <table:table-cell office:value-type="float" office:value="573">
                <text:p>573</text:p>
              </table:table-cell>
              <table:table-cell office:value-type="float" office:value="99361">
                <text:p>993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66">
                <text:p>66</text:p>
              </table:table-cell>
              <table:table-cell office:value-type="float" office:value="568">
                <text:p>568</text:p>
              </table:table-cell>
              <table:table-cell office:value-type="float" office:value="99366">
                <text:p>993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66">
                <text:p>66</text:p>
              </table:table-cell>
              <table:table-cell office:value-type="float" office:value="563">
                <text:p>563</text:p>
              </table:table-cell>
              <table:table-cell office:value-type="float" office:value="99371">
                <text:p>993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66">
                <text:p>66</text:p>
              </table:table-cell>
              <table:table-cell office:value-type="float" office:value="558">
                <text:p>558</text:p>
              </table:table-cell>
              <table:table-cell office:value-type="float" office:value="99376">
                <text:p>993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66">
                <text:p>66</text:p>
              </table:table-cell>
              <table:table-cell office:value-type="float" office:value="553">
                <text:p>553</text:p>
              </table:table-cell>
              <table:table-cell office:value-type="float" office:value="99381">
                <text:p>993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66">
                <text:p>66</text:p>
              </table:table-cell>
              <table:table-cell office:value-type="float" office:value="548">
                <text:p>548</text:p>
              </table:table-cell>
              <table:table-cell office:value-type="float" office:value="99386">
                <text:p>993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66">
                <text:p>66</text:p>
              </table:table-cell>
              <table:table-cell office:value-type="float" office:value="543">
                <text:p>543</text:p>
              </table:table-cell>
              <table:table-cell office:value-type="float" office:value="99391">
                <text:p>993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66">
                <text:p>66</text:p>
              </table:table-cell>
              <table:table-cell office:value-type="float" office:value="538">
                <text:p>538</text:p>
              </table:table-cell>
              <table:table-cell office:value-type="float" office:value="99396">
                <text:p>993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66">
                <text:p>66</text:p>
              </table:table-cell>
              <table:table-cell office:value-type="float" office:value="533">
                <text:p>533</text:p>
              </table:table-cell>
              <table:table-cell office:value-type="float" office:value="99401">
                <text:p>994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66">
                <text:p>66</text:p>
              </table:table-cell>
              <table:table-cell office:value-type="float" office:value="528">
                <text:p>528</text:p>
              </table:table-cell>
              <table:table-cell office:value-type="float" office:value="99406">
                <text:p>994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66">
                <text:p>66</text:p>
              </table:table-cell>
              <table:table-cell office:value-type="float" office:value="523">
                <text:p>523</text:p>
              </table:table-cell>
              <table:table-cell office:value-type="float" office:value="99411">
                <text:p>994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66">
                <text:p>66</text:p>
              </table:table-cell>
              <table:table-cell office:value-type="float" office:value="518">
                <text:p>518</text:p>
              </table:table-cell>
              <table:table-cell office:value-type="float" office:value="99416">
                <text:p>994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66">
                <text:p>66</text:p>
              </table:table-cell>
              <table:table-cell office:value-type="float" office:value="513">
                <text:p>513</text:p>
              </table:table-cell>
              <table:table-cell office:value-type="float" office:value="99421">
                <text:p>994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66">
                <text:p>66</text:p>
              </table:table-cell>
              <table:table-cell office:value-type="float" office:value="508">
                <text:p>508</text:p>
              </table:table-cell>
              <table:table-cell office:value-type="float" office:value="99426">
                <text:p>994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66">
                <text:p>66</text:p>
              </table:table-cell>
              <table:table-cell office:value-type="float" office:value="503">
                <text:p>503</text:p>
              </table:table-cell>
              <table:table-cell office:value-type="float" office:value="99431">
                <text:p>994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66">
                <text:p>66</text:p>
              </table:table-cell>
              <table:table-cell office:value-type="float" office:value="498">
                <text:p>498</text:p>
              </table:table-cell>
              <table:table-cell office:value-type="float" office:value="99436">
                <text:p>994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66">
                <text:p>66</text:p>
              </table:table-cell>
              <table:table-cell office:value-type="float" office:value="494">
                <text:p>494</text:p>
              </table:table-cell>
              <table:table-cell office:value-type="float" office:value="99440">
                <text:p>9944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66">
                <text:p>66</text:p>
              </table:table-cell>
              <table:table-cell office:value-type="float" office:value="490">
                <text:p>490</text:p>
              </table:table-cell>
              <table:table-cell office:value-type="float" office:value="99444">
                <text:p>994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66">
                <text:p>66</text:p>
              </table:table-cell>
              <table:table-cell office:value-type="float" office:value="486">
                <text:p>486</text:p>
              </table:table-cell>
              <table:table-cell office:value-type="float" office:value="99448">
                <text:p>994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66">
                <text:p>66</text:p>
              </table:table-cell>
              <table:table-cell office:value-type="float" office:value="482">
                <text:p>482</text:p>
              </table:table-cell>
              <table:table-cell office:value-type="float" office:value="99452">
                <text:p>994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66">
                <text:p>66</text:p>
              </table:table-cell>
              <table:table-cell office:value-type="float" office:value="478">
                <text:p>478</text:p>
              </table:table-cell>
              <table:table-cell office:value-type="float" office:value="99456">
                <text:p>994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66">
                <text:p>66</text:p>
              </table:table-cell>
              <table:table-cell office:value-type="float" office:value="474">
                <text:p>474</text:p>
              </table:table-cell>
              <table:table-cell office:value-type="float" office:value="99460">
                <text:p>994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66">
                <text:p>66</text:p>
              </table:table-cell>
              <table:table-cell office:value-type="float" office:value="470">
                <text:p>470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66">
                <text:p>66</text:p>
              </table:table-cell>
              <table:table-cell office:value-type="float" office:value="466">
                <text:p>466</text:p>
              </table:table-cell>
              <table:table-cell office:value-type="float" office:value="99468">
                <text:p>994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66">
                <text:p>66</text:p>
              </table:table-cell>
              <table:table-cell office:value-type="float" office:value="462">
                <text:p>462</text:p>
              </table:table-cell>
              <table:table-cell office:value-type="float" office:value="99472">
                <text:p>994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66">
                <text:p>66</text:p>
              </table:table-cell>
              <table:table-cell office:value-type="float" office:value="458">
                <text:p>458</text:p>
              </table:table-cell>
              <table:table-cell office:value-type="float" office:value="99476">
                <text:p>994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66">
                <text:p>66</text:p>
              </table:table-cell>
              <table:table-cell office:value-type="float" office:value="454">
                <text:p>454</text:p>
              </table:table-cell>
              <table:table-cell office:value-type="float" office:value="99480">
                <text:p>994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66">
                <text:p>66</text:p>
              </table:table-cell>
              <table:table-cell office:value-type="float" office:value="450">
                <text:p>450</text:p>
              </table:table-cell>
              <table:table-cell office:value-type="float" office:value="99484">
                <text:p>994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66">
                <text:p>66</text:p>
              </table:table-cell>
              <table:table-cell office:value-type="float" office:value="446">
                <text:p>446</text:p>
              </table:table-cell>
              <table:table-cell office:value-type="float" office:value="99488">
                <text:p>994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66">
                <text:p>66</text:p>
              </table:table-cell>
              <table:table-cell office:value-type="float" office:value="442">
                <text:p>442</text:p>
              </table:table-cell>
              <table:table-cell office:value-type="float" office:value="99492">
                <text:p>994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66">
                <text:p>66</text:p>
              </table:table-cell>
              <table:table-cell office:value-type="float" office:value="438">
                <text:p>438</text:p>
              </table:table-cell>
              <table:table-cell office:value-type="float" office:value="99496">
                <text:p>994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66">
                <text:p>66</text:p>
              </table:table-cell>
              <table:table-cell office:value-type="float" office:value="434">
                <text:p>434</text:p>
              </table:table-cell>
              <table:table-cell office:value-type="float" office:value="99500">
                <text:p>995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66">
                <text:p>66</text:p>
              </table:table-cell>
              <table:table-cell office:value-type="float" office:value="430">
                <text:p>430</text:p>
              </table:table-cell>
              <table:table-cell office:value-type="float" office:value="99504">
                <text:p>995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66">
                <text:p>66</text:p>
              </table:table-cell>
              <table:table-cell office:value-type="float" office:value="426">
                <text:p>426</text:p>
              </table:table-cell>
              <table:table-cell office:value-type="float" office:value="99508">
                <text:p>995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66">
                <text:p>66</text:p>
              </table:table-cell>
              <table:table-cell office:value-type="float" office:value="422">
                <text:p>422</text:p>
              </table:table-cell>
              <table:table-cell office:value-type="float" office:value="99512">
                <text:p>995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66">
                <text:p>66</text:p>
              </table:table-cell>
              <table:table-cell office:value-type="float" office:value="418">
                <text:p>418</text:p>
              </table:table-cell>
              <table:table-cell office:value-type="float" office:value="99516">
                <text:p>995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66">
                <text:p>66</text:p>
              </table:table-cell>
              <table:table-cell office:value-type="float" office:value="414">
                <text:p>414</text:p>
              </table:table-cell>
              <table:table-cell office:value-type="float" office:value="99520">
                <text:p>995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66">
                <text:p>66</text:p>
              </table:table-cell>
              <table:table-cell office:value-type="float" office:value="410">
                <text:p>410</text:p>
              </table:table-cell>
              <table:table-cell office:value-type="float" office:value="99524">
                <text:p>995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66">
                <text:p>66</text:p>
              </table:table-cell>
              <table:table-cell office:value-type="float" office:value="406">
                <text:p>406</text:p>
              </table:table-cell>
              <table:table-cell office:value-type="float" office:value="99528">
                <text:p>995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66">
                <text:p>66</text:p>
              </table:table-cell>
              <table:table-cell office:value-type="float" office:value="402">
                <text:p>402</text:p>
              </table:table-cell>
              <table:table-cell office:value-type="float" office:value="99532">
                <text:p>995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66">
                <text:p>66</text:p>
              </table:table-cell>
              <table:table-cell office:value-type="float" office:value="398">
                <text:p>398</text:p>
              </table:table-cell>
              <table:table-cell office:value-type="float" office:value="99536">
                <text:p>995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66">
                <text:p>66</text:p>
              </table:table-cell>
              <table:table-cell office:value-type="float" office:value="395">
                <text:p>395</text:p>
              </table:table-cell>
              <table:table-cell office:value-type="float" office:value="99539">
                <text:p>995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66">
                <text:p>66</text:p>
              </table:table-cell>
              <table:table-cell office:value-type="float" office:value="392">
                <text:p>392</text:p>
              </table:table-cell>
              <table:table-cell office:value-type="float" office:value="99542">
                <text:p>995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66">
                <text:p>66</text:p>
              </table:table-cell>
              <table:table-cell office:value-type="float" office:value="389">
                <text:p>389</text:p>
              </table:table-cell>
              <table:table-cell office:value-type="float" office:value="99545">
                <text:p>995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66">
                <text:p>66</text:p>
              </table:table-cell>
              <table:table-cell office:value-type="float" office:value="386">
                <text:p>386</text:p>
              </table:table-cell>
              <table:table-cell office:value-type="float" office:value="99548">
                <text:p>995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66">
                <text:p>66</text:p>
              </table:table-cell>
              <table:table-cell office:value-type="float" office:value="383">
                <text:p>383</text:p>
              </table:table-cell>
              <table:table-cell office:value-type="float" office:value="99551">
                <text:p>995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66">
                <text:p>66</text:p>
              </table:table-cell>
              <table:table-cell office:value-type="float" office:value="380">
                <text:p>380</text:p>
              </table:table-cell>
              <table:table-cell office:value-type="float" office:value="99554">
                <text:p>995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66">
                <text:p>66</text:p>
              </table:table-cell>
              <table:table-cell office:value-type="float" office:value="377">
                <text:p>377</text:p>
              </table:table-cell>
              <table:table-cell office:value-type="float" office:value="99557">
                <text:p>995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66">
                <text:p>66</text:p>
              </table:table-cell>
              <table:table-cell office:value-type="float" office:value="374">
                <text:p>374</text:p>
              </table:table-cell>
              <table:table-cell office:value-type="float" office:value="99560">
                <text:p>995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66">
                <text:p>66</text:p>
              </table:table-cell>
              <table:table-cell office:value-type="float" office:value="371">
                <text:p>371</text:p>
              </table:table-cell>
              <table:table-cell office:value-type="float" office:value="99563">
                <text:p>995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66">
                <text:p>66</text:p>
              </table:table-cell>
              <table:table-cell office:value-type="float" office:value="368">
                <text:p>368</text:p>
              </table:table-cell>
              <table:table-cell office:value-type="float" office:value="99566">
                <text:p>995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66">
                <text:p>66</text:p>
              </table:table-cell>
              <table:table-cell office:value-type="float" office:value="365">
                <text:p>365</text:p>
              </table:table-cell>
              <table:table-cell office:value-type="float" office:value="99569">
                <text:p>995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66">
                <text:p>66</text:p>
              </table:table-cell>
              <table:table-cell office:value-type="float" office:value="362">
                <text:p>362</text:p>
              </table:table-cell>
              <table:table-cell office:value-type="float" office:value="99572">
                <text:p>995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66">
                <text:p>66</text:p>
              </table:table-cell>
              <table:table-cell office:value-type="float" office:value="359">
                <text:p>359</text:p>
              </table:table-cell>
              <table:table-cell office:value-type="float" office:value="99575">
                <text:p>995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66">
                <text:p>66</text:p>
              </table:table-cell>
              <table:table-cell office:value-type="float" office:value="356">
                <text:p>356</text:p>
              </table:table-cell>
              <table:table-cell office:value-type="float" office:value="99578">
                <text:p>995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66">
                <text:p>66</text:p>
              </table:table-cell>
              <table:table-cell office:value-type="float" office:value="353">
                <text:p>353</text:p>
              </table:table-cell>
              <table:table-cell office:value-type="float" office:value="99581">
                <text:p>995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66">
                <text:p>66</text:p>
              </table:table-cell>
              <table:table-cell office:value-type="float" office:value="350">
                <text:p>350</text:p>
              </table:table-cell>
              <table:table-cell office:value-type="float" office:value="99584">
                <text:p>995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66">
                <text:p>66</text:p>
              </table:table-cell>
              <table:table-cell office:value-type="float" office:value="347">
                <text:p>347</text:p>
              </table:table-cell>
              <table:table-cell office:value-type="float" office:value="99587">
                <text:p>995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66">
                <text:p>66</text:p>
              </table:table-cell>
              <table:table-cell office:value-type="float" office:value="344">
                <text:p>344</text:p>
              </table:table-cell>
              <table:table-cell office:value-type="float" office:value="99590">
                <text:p>9959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66">
                <text:p>66</text:p>
              </table:table-cell>
              <table:table-cell office:value-type="float" office:value="341">
                <text:p>341</text:p>
              </table:table-cell>
              <table:table-cell office:value-type="float" office:value="99593">
                <text:p>995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66">
                <text:p>66</text:p>
              </table:table-cell>
              <table:table-cell office:value-type="float" office:value="338">
                <text:p>338</text:p>
              </table:table-cell>
              <table:table-cell office:value-type="float" office:value="99596">
                <text:p>995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66">
                <text:p>66</text:p>
              </table:table-cell>
              <table:table-cell office:value-type="float" office:value="335">
                <text:p>335</text:p>
              </table:table-cell>
              <table:table-cell office:value-type="float" office:value="99599">
                <text:p>995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66">
                <text:p>66</text:p>
              </table:table-cell>
              <table:table-cell office:value-type="float" office:value="332">
                <text:p>332</text:p>
              </table:table-cell>
              <table:table-cell office:value-type="float" office:value="99602">
                <text:p>996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66">
                <text:p>66</text:p>
              </table:table-cell>
              <table:table-cell office:value-type="float" office:value="329">
                <text:p>329</text:p>
              </table:table-cell>
              <table:table-cell office:value-type="float" office:value="99605">
                <text:p>996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66">
                <text:p>66</text:p>
              </table:table-cell>
              <table:table-cell office:value-type="float" office:value="326">
                <text:p>326</text:p>
              </table:table-cell>
              <table:table-cell office:value-type="float" office:value="99608">
                <text:p>996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66">
                <text:p>66</text:p>
              </table:table-cell>
              <table:table-cell office:value-type="float" office:value="323">
                <text:p>323</text:p>
              </table:table-cell>
              <table:table-cell office:value-type="float" office:value="99611">
                <text:p>996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66">
                <text:p>66</text:p>
              </table:table-cell>
              <table:table-cell office:value-type="float" office:value="320">
                <text:p>320</text:p>
              </table:table-cell>
              <table:table-cell office:value-type="float" office:value="99614">
                <text:p>996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66">
                <text:p>66</text:p>
              </table:table-cell>
              <table:table-cell office:value-type="float" office:value="317">
                <text:p>317</text:p>
              </table:table-cell>
              <table:table-cell office:value-type="float" office:value="99617">
                <text:p>996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66">
                <text:p>66</text:p>
              </table:table-cell>
              <table:table-cell office:value-type="float" office:value="314">
                <text:p>314</text:p>
              </table:table-cell>
              <table:table-cell office:value-type="float" office:value="99620">
                <text:p>996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66">
                <text:p>66</text:p>
              </table:table-cell>
              <table:table-cell office:value-type="float" office:value="311">
                <text:p>311</text:p>
              </table:table-cell>
              <table:table-cell office:value-type="float" office:value="99623">
                <text:p>9962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66">
                <text:p>66</text:p>
              </table:table-cell>
              <table:table-cell office:value-type="float" office:value="308">
                <text:p>308</text:p>
              </table:table-cell>
              <table:table-cell office:value-type="float" office:value="99626">
                <text:p>996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66">
                <text:p>66</text:p>
              </table:table-cell>
              <table:table-cell office:value-type="float" office:value="305">
                <text:p>305</text:p>
              </table:table-cell>
              <table:table-cell office:value-type="float" office:value="99629">
                <text:p>996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66">
                <text:p>66</text:p>
              </table:table-cell>
              <table:table-cell office:value-type="float" office:value="302">
                <text:p>302</text:p>
              </table:table-cell>
              <table:table-cell office:value-type="float" office:value="99632">
                <text:p>996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66">
                <text:p>66</text:p>
              </table:table-cell>
              <table:table-cell office:value-type="float" office:value="299">
                <text:p>299</text:p>
              </table:table-cell>
              <table:table-cell office:value-type="float" office:value="99635">
                <text:p>996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66">
                <text:p>66</text:p>
              </table:table-cell>
              <table:table-cell office:value-type="float" office:value="297">
                <text:p>297</text:p>
              </table:table-cell>
              <table:table-cell office:value-type="float" office:value="99637">
                <text:p>996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66">
                <text:p>66</text:p>
              </table:table-cell>
              <table:table-cell office:value-type="float" office:value="295">
                <text:p>295</text:p>
              </table:table-cell>
              <table:table-cell office:value-type="float" office:value="99639">
                <text:p>996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66">
                <text:p>66</text:p>
              </table:table-cell>
              <table:table-cell office:value-type="float" office:value="293">
                <text:p>293</text:p>
              </table:table-cell>
              <table:table-cell office:value-type="float" office:value="99641">
                <text:p>996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66">
                <text:p>66</text:p>
              </table:table-cell>
              <table:table-cell office:value-type="float" office:value="291">
                <text:p>291</text:p>
              </table:table-cell>
              <table:table-cell office:value-type="float" office:value="99643">
                <text:p>996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66">
                <text:p>66</text:p>
              </table:table-cell>
              <table:table-cell office:value-type="float" office:value="289">
                <text:p>289</text:p>
              </table:table-cell>
              <table:table-cell office:value-type="float" office:value="99645">
                <text:p>996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66">
                <text:p>66</text:p>
              </table:table-cell>
              <table:table-cell office:value-type="float" office:value="287">
                <text:p>287</text:p>
              </table:table-cell>
              <table:table-cell office:value-type="float" office:value="99647">
                <text:p>996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66">
                <text:p>66</text:p>
              </table:table-cell>
              <table:table-cell office:value-type="float" office:value="285">
                <text:p>285</text:p>
              </table:table-cell>
              <table:table-cell office:value-type="float" office:value="99649">
                <text:p>996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66">
                <text:p>66</text:p>
              </table:table-cell>
              <table:table-cell office:value-type="float" office:value="283">
                <text:p>283</text:p>
              </table:table-cell>
              <table:table-cell office:value-type="float" office:value="99651">
                <text:p>996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66">
                <text:p>66</text:p>
              </table:table-cell>
              <table:table-cell office:value-type="float" office:value="281">
                <text:p>281</text:p>
              </table:table-cell>
              <table:table-cell office:value-type="float" office:value="99653">
                <text:p>996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66">
                <text:p>66</text:p>
              </table:table-cell>
              <table:table-cell office:value-type="float" office:value="279">
                <text:p>279</text:p>
              </table:table-cell>
              <table:table-cell office:value-type="float" office:value="99655">
                <text:p>996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66">
                <text:p>66</text:p>
              </table:table-cell>
              <table:table-cell office:value-type="float" office:value="277">
                <text:p>277</text:p>
              </table:table-cell>
              <table:table-cell office:value-type="float" office:value="99657">
                <text:p>996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66">
                <text:p>66</text:p>
              </table:table-cell>
              <table:table-cell office:value-type="float" office:value="275">
                <text:p>275</text:p>
              </table:table-cell>
              <table:table-cell office:value-type="float" office:value="99659">
                <text:p>996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66">
                <text:p>66</text:p>
              </table:table-cell>
              <table:table-cell office:value-type="float" office:value="273">
                <text:p>273</text:p>
              </table:table-cell>
              <table:table-cell office:value-type="float" office:value="99661">
                <text:p>996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66">
                <text:p>66</text:p>
              </table:table-cell>
              <table:table-cell office:value-type="float" office:value="271">
                <text:p>271</text:p>
              </table:table-cell>
              <table:table-cell office:value-type="float" office:value="99663">
                <text:p>996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66">
                <text:p>66</text:p>
              </table:table-cell>
              <table:table-cell office:value-type="float" office:value="269">
                <text:p>269</text:p>
              </table:table-cell>
              <table:table-cell office:value-type="float" office:value="99665">
                <text:p>996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66">
                <text:p>66</text:p>
              </table:table-cell>
              <table:table-cell office:value-type="float" office:value="267">
                <text:p>267</text:p>
              </table:table-cell>
              <table:table-cell office:value-type="float" office:value="99667">
                <text:p>996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66">
                <text:p>66</text:p>
              </table:table-cell>
              <table:table-cell office:value-type="float" office:value="265">
                <text:p>265</text:p>
              </table:table-cell>
              <table:table-cell office:value-type="float" office:value="99669">
                <text:p>996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66">
                <text:p>66</text:p>
              </table:table-cell>
              <table:table-cell office:value-type="float" office:value="263">
                <text:p>263</text:p>
              </table:table-cell>
              <table:table-cell office:value-type="float" office:value="99671">
                <text:p>996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66">
                <text:p>66</text:p>
              </table:table-cell>
              <table:table-cell office:value-type="float" office:value="261">
                <text:p>261</text:p>
              </table:table-cell>
              <table:table-cell office:value-type="float" office:value="99673">
                <text:p>996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66">
                <text:p>66</text:p>
              </table:table-cell>
              <table:table-cell office:value-type="float" office:value="259">
                <text:p>259</text:p>
              </table:table-cell>
              <table:table-cell office:value-type="float" office:value="99675">
                <text:p>996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66">
                <text:p>66</text:p>
              </table:table-cell>
              <table:table-cell office:value-type="float" office:value="257">
                <text:p>257</text:p>
              </table:table-cell>
              <table:table-cell office:value-type="float" office:value="99677">
                <text:p>996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99679">
                <text:p>996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66">
                <text:p>66</text:p>
              </table:table-cell>
              <table:table-cell office:value-type="float" office:value="253">
                <text:p>253</text:p>
              </table:table-cell>
              <table:table-cell office:value-type="float" office:value="99681">
                <text:p>996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66">
                <text:p>66</text:p>
              </table:table-cell>
              <table:table-cell office:value-type="float" office:value="251">
                <text:p>251</text:p>
              </table:table-cell>
              <table:table-cell office:value-type="float" office:value="99683">
                <text:p>996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66">
                <text:p>66</text:p>
              </table:table-cell>
              <table:table-cell office:value-type="float" office:value="249">
                <text:p>249</text:p>
              </table:table-cell>
              <table:table-cell office:value-type="float" office:value="99685">
                <text:p>996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66">
                <text:p>66</text:p>
              </table:table-cell>
              <table:table-cell office:value-type="float" office:value="247">
                <text:p>247</text:p>
              </table:table-cell>
              <table:table-cell office:value-type="float" office:value="99687">
                <text:p>996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66">
                <text:p>66</text:p>
              </table:table-cell>
              <table:table-cell office:value-type="float" office:value="245">
                <text:p>245</text:p>
              </table:table-cell>
              <table:table-cell office:value-type="float" office:value="99689">
                <text:p>996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66">
                <text:p>66</text:p>
              </table:table-cell>
              <table:table-cell office:value-type="float" office:value="243">
                <text:p>243</text:p>
              </table:table-cell>
              <table:table-cell office:value-type="float" office:value="99691">
                <text:p>996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66">
                <text:p>66</text:p>
              </table:table-cell>
              <table:table-cell office:value-type="float" office:value="241">
                <text:p>241</text:p>
              </table:table-cell>
              <table:table-cell office:value-type="float" office:value="99693">
                <text:p>996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66">
                <text:p>66</text:p>
              </table:table-cell>
              <table:table-cell office:value-type="float" office:value="239">
                <text:p>239</text:p>
              </table:table-cell>
              <table:table-cell office:value-type="float" office:value="99695">
                <text:p>996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66">
                <text:p>66</text:p>
              </table:table-cell>
              <table:table-cell office:value-type="float" office:value="237">
                <text:p>237</text:p>
              </table:table-cell>
              <table:table-cell office:value-type="float" office:value="99697">
                <text:p>996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66">
                <text:p>66</text:p>
              </table:table-cell>
              <table:table-cell office:value-type="float" office:value="235">
                <text:p>235</text:p>
              </table:table-cell>
              <table:table-cell office:value-type="float" office:value="99699">
                <text:p>996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  <table:table-cell office:value-type="float" office:value="99701">
                <text:p>997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66">
                <text:p>66</text:p>
              </table:table-cell>
              <table:table-cell office:value-type="float" office:value="231">
                <text:p>231</text:p>
              </table:table-cell>
              <table:table-cell office:value-type="float" office:value="99703">
                <text:p>997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66">
                <text:p>66</text:p>
              </table:table-cell>
              <table:table-cell office:value-type="float" office:value="229">
                <text:p>229</text:p>
              </table:table-cell>
              <table:table-cell office:value-type="float" office:value="99705">
                <text:p>997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227">
                <text:p>227</text:p>
              </table:table-cell>
              <table:table-cell office:value-type="float" office:value="99707">
                <text:p>997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66">
                <text:p>66</text:p>
              </table:table-cell>
              <table:table-cell office:value-type="float" office:value="225">
                <text:p>225</text:p>
              </table:table-cell>
              <table:table-cell office:value-type="float" office:value="99709">
                <text:p>997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66">
                <text:p>66</text:p>
              </table:table-cell>
              <table:table-cell office:value-type="float" office:value="223">
                <text:p>223</text:p>
              </table:table-cell>
              <table:table-cell office:value-type="float" office:value="99711">
                <text:p>997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66">
                <text:p>66</text:p>
              </table:table-cell>
              <table:table-cell office:value-type="float" office:value="221">
                <text:p>221</text:p>
              </table:table-cell>
              <table:table-cell office:value-type="float" office:value="99713">
                <text:p>997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66">
                <text:p>66</text:p>
              </table:table-cell>
              <table:table-cell office:value-type="float" office:value="219">
                <text:p>219</text:p>
              </table:table-cell>
              <table:table-cell office:value-type="float" office:value="99715">
                <text:p>997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66">
                <text:p>66</text:p>
              </table:table-cell>
              <table:table-cell office:value-type="float" office:value="217">
                <text:p>217</text:p>
              </table:table-cell>
              <table:table-cell office:value-type="float" office:value="99717">
                <text:p>997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66">
                <text:p>66</text:p>
              </table:table-cell>
              <table:table-cell office:value-type="float" office:value="215">
                <text:p>215</text:p>
              </table:table-cell>
              <table:table-cell office:value-type="float" office:value="99719">
                <text:p>997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66">
                <text:p>66</text:p>
              </table:table-cell>
              <table:table-cell office:value-type="float" office:value="213">
                <text:p>213</text:p>
              </table:table-cell>
              <table:table-cell office:value-type="float" office:value="99721">
                <text:p>997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66">
                <text:p>66</text:p>
              </table:table-cell>
              <table:table-cell office:value-type="float" office:value="211">
                <text:p>211</text:p>
              </table:table-cell>
              <table:table-cell office:value-type="float" office:value="99723">
                <text:p>997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66">
                <text:p>66</text:p>
              </table:table-cell>
              <table:table-cell office:value-type="float" office:value="209">
                <text:p>209</text:p>
              </table:table-cell>
              <table:table-cell office:value-type="float" office:value="99725">
                <text:p>997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66">
                <text:p>66</text:p>
              </table:table-cell>
              <table:table-cell office:value-type="float" office:value="207">
                <text:p>207</text:p>
              </table:table-cell>
              <table:table-cell office:value-type="float" office:value="99727">
                <text:p>997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66">
                <text:p>66</text:p>
              </table:table-cell>
              <table:table-cell office:value-type="float" office:value="205">
                <text:p>205</text:p>
              </table:table-cell>
              <table:table-cell office:value-type="float" office:value="99729">
                <text:p>997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66">
                <text:p>66</text:p>
              </table:table-cell>
              <table:table-cell office:value-type="float" office:value="203">
                <text:p>203</text:p>
              </table:table-cell>
              <table:table-cell office:value-type="float" office:value="99731">
                <text:p>997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66">
                <text:p>66</text:p>
              </table:table-cell>
              <table:table-cell office:value-type="float" office:value="201">
                <text:p>201</text:p>
              </table:table-cell>
              <table:table-cell office:value-type="float" office:value="99733">
                <text:p>997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66">
                <text:p>66</text:p>
              </table:table-cell>
              <table:table-cell office:value-type="float" office:value="199">
                <text:p>199</text:p>
              </table:table-cell>
              <table:table-cell office:value-type="float" office:value="99735">
                <text:p>997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66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99736">
                <text:p>997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99737">
                <text:p>997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66">
                <text:p>66</text:p>
              </table:table-cell>
              <table:table-cell office:value-type="float" office:value="196">
                <text:p>196</text:p>
              </table:table-cell>
              <table:table-cell office:value-type="float" office:value="99738">
                <text:p>997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66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99739">
                <text:p>997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  <table:table-cell office:value-type="float" office:value="99740">
                <text:p>9974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66">
                <text:p>66</text:p>
              </table:table-cell>
              <table:table-cell office:value-type="float" office:value="193">
                <text:p>193</text:p>
              </table:table-cell>
              <table:table-cell office:value-type="float" office:value="99741">
                <text:p>997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66">
                <text:p>66</text:p>
              </table:table-cell>
              <table:table-cell office:value-type="float" office:value="192">
                <text:p>192</text:p>
              </table:table-cell>
              <table:table-cell office:value-type="float" office:value="99742">
                <text:p>997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66">
                <text:p>66</text:p>
              </table:table-cell>
              <table:table-cell office:value-type="float" office:value="191">
                <text:p>191</text:p>
              </table:table-cell>
              <table:table-cell office:value-type="float" office:value="99743">
                <text:p>997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66">
                <text:p>66</text:p>
              </table:table-cell>
              <table:table-cell office:value-type="float" office:value="190">
                <text:p>190</text:p>
              </table:table-cell>
              <table:table-cell office:value-type="float" office:value="99744">
                <text:p>997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99745">
                <text:p>997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66">
                <text:p>66</text:p>
              </table:table-cell>
              <table:table-cell office:value-type="float" office:value="188">
                <text:p>188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66">
                <text:p>66</text:p>
              </table:table-cell>
              <table:table-cell office:value-type="float" office:value="187">
                <text:p>187</text:p>
              </table:table-cell>
              <table:table-cell office:value-type="float" office:value="99747">
                <text:p>997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66">
                <text:p>66</text:p>
              </table:table-cell>
              <table:table-cell office:value-type="float" office:value="186">
                <text:p>186</text:p>
              </table:table-cell>
              <table:table-cell office:value-type="float" office:value="99748">
                <text:p>997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66">
                <text:p>66</text:p>
              </table:table-cell>
              <table:table-cell office:value-type="float" office:value="185">
                <text:p>185</text:p>
              </table:table-cell>
              <table:table-cell office:value-type="float" office:value="99749">
                <text:p>997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66">
                <text:p>66</text:p>
              </table:table-cell>
              <table:table-cell office:value-type="float" office:value="184">
                <text:p>184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66">
                <text:p>66</text:p>
              </table:table-cell>
              <table:table-cell office:value-type="float" office:value="183">
                <text:p>183</text:p>
              </table:table-cell>
              <table:table-cell office:value-type="float" office:value="99751">
                <text:p>997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66">
                <text:p>66</text:p>
              </table:table-cell>
              <table:table-cell office:value-type="float" office:value="182">
                <text:p>182</text:p>
              </table:table-cell>
              <table:table-cell office:value-type="float" office:value="99752">
                <text:p>997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66">
                <text:p>66</text:p>
              </table:table-cell>
              <table:table-cell office:value-type="float" office:value="181">
                <text:p>181</text:p>
              </table:table-cell>
              <table:table-cell office:value-type="float" office:value="99753">
                <text:p>997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66">
                <text:p>66</text:p>
              </table:table-cell>
              <table:table-cell office:value-type="float" office:value="180">
                <text:p>180</text:p>
              </table:table-cell>
              <table:table-cell office:value-type="float" office:value="99754">
                <text:p>997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66">
                <text:p>66</text:p>
              </table:table-cell>
              <table:table-cell office:value-type="float" office:value="179">
                <text:p>179</text:p>
              </table:table-cell>
              <table:table-cell office:value-type="float" office:value="99755">
                <text:p>997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66">
                <text:p>66</text:p>
              </table:table-cell>
              <table:table-cell office:value-type="float" office:value="178">
                <text:p>178</text:p>
              </table:table-cell>
              <table:table-cell office:value-type="float" office:value="99756">
                <text:p>997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66">
                <text:p>66</text:p>
              </table:table-cell>
              <table:table-cell office:value-type="float" office:value="177">
                <text:p>177</text:p>
              </table:table-cell>
              <table:table-cell office:value-type="float" office:value="99757">
                <text:p>997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66">
                <text:p>66</text:p>
              </table:table-cell>
              <table:table-cell office:value-type="float" office:value="176">
                <text:p>176</text:p>
              </table:table-cell>
              <table:table-cell office:value-type="float" office:value="99758">
                <text:p>997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66">
                <text:p>66</text:p>
              </table:table-cell>
              <table:table-cell office:value-type="float" office:value="175">
                <text:p>175</text:p>
              </table:table-cell>
              <table:table-cell office:value-type="float" office:value="99759">
                <text:p>9975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66">
                <text:p>66</text:p>
              </table:table-cell>
              <table:table-cell office:value-type="float" office:value="174">
                <text:p>174</text:p>
              </table:table-cell>
              <table:table-cell office:value-type="float" office:value="99760">
                <text:p>9976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66">
                <text:p>66</text:p>
              </table:table-cell>
              <table:table-cell office:value-type="float" office:value="173">
                <text:p>173</text:p>
              </table:table-cell>
              <table:table-cell office:value-type="float" office:value="99761">
                <text:p>997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99762">
                <text:p>997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99763">
                <text:p>997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66">
                <text:p>66</text:p>
              </table:table-cell>
              <table:table-cell office:value-type="float" office:value="170">
                <text:p>170</text:p>
              </table:table-cell>
              <table:table-cell office:value-type="float" office:value="99764">
                <text:p>997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  <table:table-cell office:value-type="float" office:value="99765">
                <text:p>997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66">
                <text:p>66</text:p>
              </table:table-cell>
              <table:table-cell office:value-type="float" office:value="168">
                <text:p>168</text:p>
              </table:table-cell>
              <table:table-cell office:value-type="float" office:value="99766">
                <text:p>997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66">
                <text:p>66</text:p>
              </table:table-cell>
              <table:table-cell office:value-type="float" office:value="167">
                <text:p>167</text:p>
              </table:table-cell>
              <table:table-cell office:value-type="float" office:value="99767">
                <text:p>997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66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99768">
                <text:p>997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66">
                <text:p>66</text:p>
              </table:table-cell>
              <table:table-cell office:value-type="float" office:value="165">
                <text:p>165</text:p>
              </table:table-cell>
              <table:table-cell office:value-type="float" office:value="99769">
                <text:p>997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66">
                <text:p>66</text:p>
              </table:table-cell>
              <table:table-cell office:value-type="float" office:value="164">
                <text:p>164</text:p>
              </table:table-cell>
              <table:table-cell office:value-type="float" office:value="99770">
                <text:p>997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66">
                <text:p>66</text:p>
              </table:table-cell>
              <table:table-cell office:value-type="float" office:value="163">
                <text:p>163</text:p>
              </table:table-cell>
              <table:table-cell office:value-type="float" office:value="99771">
                <text:p>997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66">
                <text:p>66</text:p>
              </table:table-cell>
              <table:table-cell office:value-type="float" office:value="162">
                <text:p>162</text:p>
              </table:table-cell>
              <table:table-cell office:value-type="float" office:value="99772">
                <text:p>997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66">
                <text:p>66</text:p>
              </table:table-cell>
              <table:table-cell office:value-type="float" office:value="161">
                <text:p>161</text:p>
              </table:table-cell>
              <table:table-cell office:value-type="float" office:value="99773">
                <text:p>997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66">
                <text:p>66</text:p>
              </table:table-cell>
              <table:table-cell office:value-type="float" office:value="160">
                <text:p>160</text:p>
              </table:table-cell>
              <table:table-cell office:value-type="float" office:value="99774">
                <text:p>9977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66">
                <text:p>66</text:p>
              </table:table-cell>
              <table:table-cell office:value-type="float" office:value="159">
                <text:p>159</text:p>
              </table:table-cell>
              <table:table-cell office:value-type="float" office:value="99775">
                <text:p>997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66">
                <text:p>66</text:p>
              </table:table-cell>
              <table:table-cell office:value-type="float" office:value="158">
                <text:p>158</text:p>
              </table:table-cell>
              <table:table-cell office:value-type="float" office:value="99776">
                <text:p>997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66">
                <text:p>66</text:p>
              </table:table-cell>
              <table:table-cell office:value-type="float" office:value="157">
                <text:p>157</text:p>
              </table:table-cell>
              <table:table-cell office:value-type="float" office:value="99777">
                <text:p>997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66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99778">
                <text:p>997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66">
                <text:p>66</text:p>
              </table:table-cell>
              <table:table-cell office:value-type="float" office:value="155">
                <text:p>155</text:p>
              </table:table-cell>
              <table:table-cell office:value-type="float" office:value="99779">
                <text:p>997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66">
                <text:p>66</text:p>
              </table:table-cell>
              <table:table-cell office:value-type="float" office:value="154">
                <text:p>154</text:p>
              </table:table-cell>
              <table:table-cell office:value-type="float" office:value="99780">
                <text:p>9978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66">
                <text:p>66</text:p>
              </table:table-cell>
              <table:table-cell office:value-type="float" office:value="153">
                <text:p>153</text:p>
              </table:table-cell>
              <table:table-cell office:value-type="float" office:value="99781">
                <text:p>997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66">
                <text:p>66</text:p>
              </table:table-cell>
              <table:table-cell office:value-type="float" office:value="152">
                <text:p>152</text:p>
              </table:table-cell>
              <table:table-cell office:value-type="float" office:value="99782">
                <text:p>997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66">
                <text:p>66</text:p>
              </table:table-cell>
              <table:table-cell office:value-type="float" office:value="151">
                <text:p>151</text:p>
              </table:table-cell>
              <table:table-cell office:value-type="float" office:value="99783">
                <text:p>997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66">
                <text:p>66</text:p>
              </table:table-cell>
              <table:table-cell office:value-type="float" office:value="150">
                <text:p>150</text:p>
              </table:table-cell>
              <table:table-cell office:value-type="float" office:value="99784">
                <text:p>997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66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99785">
                <text:p>997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99786">
                <text:p>997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66">
                <text:p>66</text:p>
              </table:table-cell>
              <table:table-cell office:value-type="float" office:value="147">
                <text:p>147</text:p>
              </table:table-cell>
              <table:table-cell office:value-type="float" office:value="99787">
                <text:p>997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66">
                <text:p>66</text:p>
              </table:table-cell>
              <table:table-cell office:value-type="float" office:value="146">
                <text:p>146</text:p>
              </table:table-cell>
              <table:table-cell office:value-type="float" office:value="99788">
                <text:p>997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99789">
                <text:p>997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66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99790">
                <text:p>9979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66">
                <text:p>66</text:p>
              </table:table-cell>
              <table:table-cell office:value-type="float" office:value="143">
                <text:p>143</text:p>
              </table:table-cell>
              <table:table-cell office:value-type="float" office:value="99791">
                <text:p>997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66">
                <text:p>66</text:p>
              </table:table-cell>
              <table:table-cell office:value-type="float" office:value="142">
                <text:p>142</text:p>
              </table:table-cell>
              <table:table-cell office:value-type="float" office:value="99792">
                <text:p>997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66">
                <text:p>66</text:p>
              </table:table-cell>
              <table:table-cell office:value-type="float" office:value="141">
                <text:p>141</text:p>
              </table:table-cell>
              <table:table-cell office:value-type="float" office:value="99793">
                <text:p>997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66">
                <text:p>66</text:p>
              </table:table-cell>
              <table:table-cell office:value-type="float" office:value="140">
                <text:p>140</text:p>
              </table:table-cell>
              <table:table-cell office:value-type="float" office:value="99794">
                <text:p>997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66">
                <text:p>66</text:p>
              </table:table-cell>
              <table:table-cell office:value-type="float" office:value="139">
                <text:p>139</text:p>
              </table:table-cell>
              <table:table-cell office:value-type="float" office:value="99795">
                <text:p>997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66">
                <text:p>66</text:p>
              </table:table-cell>
              <table:table-cell office:value-type="float" office:value="138">
                <text:p>138</text:p>
              </table:table-cell>
              <table:table-cell office:value-type="float" office:value="99796">
                <text:p>997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99797">
                <text:p>997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66">
                <text:p>66</text:p>
              </table:table-cell>
              <table:table-cell office:value-type="float" office:value="136">
                <text:p>136</text:p>
              </table:table-cell>
              <table:table-cell office:value-type="float" office:value="99798">
                <text:p>997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66">
                <text:p>66</text:p>
              </table:table-cell>
              <table:table-cell office:value-type="float" office:value="135">
                <text:p>135</text:p>
              </table:table-cell>
              <table:table-cell office:value-type="float" office:value="99799">
                <text:p>997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66">
                <text:p>66</text:p>
              </table:table-cell>
              <table:table-cell office:value-type="float" office:value="134">
                <text:p>134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99801">
                <text:p>998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99802">
                <text:p>998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66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99803">
                <text:p>998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66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99804">
                <text:p>998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66">
                <text:p>66</text:p>
              </table:table-cell>
              <table:table-cell office:value-type="float" office:value="129">
                <text:p>129</text:p>
              </table:table-cell>
              <table:table-cell office:value-type="float" office:value="99805">
                <text:p>998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66">
                <text:p>66</text:p>
              </table:table-cell>
              <table:table-cell office:value-type="float" office:value="128">
                <text:p>128</text:p>
              </table:table-cell>
              <table:table-cell office:value-type="float" office:value="99806">
                <text:p>998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  <table:table-cell office:value-type="float" office:value="99807">
                <text:p>998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66">
                <text:p>66</text:p>
              </table:table-cell>
              <table:table-cell office:value-type="float" office:value="126">
                <text:p>126</text:p>
              </table:table-cell>
              <table:table-cell office:value-type="float" office:value="99808">
                <text:p>998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66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99809">
                <text:p>998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66">
                <text:p>66</text:p>
              </table:table-cell>
              <table:table-cell office:value-type="float" office:value="124">
                <text:p>124</text:p>
              </table:table-cell>
              <table:table-cell office:value-type="float" office:value="99810">
                <text:p>998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66">
                <text:p>66</text:p>
              </table:table-cell>
              <table:table-cell office:value-type="float" office:value="123">
                <text:p>123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66">
                <text:p>66</text:p>
              </table:table-cell>
              <table:table-cell office:value-type="float" office:value="122">
                <text:p>122</text:p>
              </table:table-cell>
              <table:table-cell office:value-type="float" office:value="99812">
                <text:p>998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66">
                <text:p>66</text:p>
              </table:table-cell>
              <table:table-cell office:value-type="float" office:value="121">
                <text:p>121</text:p>
              </table:table-cell>
              <table:table-cell office:value-type="float" office:value="99813">
                <text:p>998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66">
                <text:p>66</text:p>
              </table:table-cell>
              <table:table-cell office:value-type="float" office:value="120">
                <text:p>120</text:p>
              </table:table-cell>
              <table:table-cell office:value-type="float" office:value="99814">
                <text:p>998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66">
                <text:p>66</text:p>
              </table:table-cell>
              <table:table-cell office:value-type="float" office:value="119">
                <text:p>119</text:p>
              </table:table-cell>
              <table:table-cell office:value-type="float" office:value="99815">
                <text:p>998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99816">
                <text:p>998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66">
                <text:p>66</text:p>
              </table:table-cell>
              <table:table-cell office:value-type="float" office:value="117">
                <text:p>117</text:p>
              </table:table-cell>
              <table:table-cell office:value-type="float" office:value="99817">
                <text:p>998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66">
                <text:p>66</text:p>
              </table:table-cell>
              <table:table-cell office:value-type="float" office:value="116">
                <text:p>116</text:p>
              </table:table-cell>
              <table:table-cell office:value-type="float" office:value="99818">
                <text:p>998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66">
                <text:p>66</text:p>
              </table:table-cell>
              <table:table-cell office:value-type="float" office:value="115">
                <text:p>115</text:p>
              </table:table-cell>
              <table:table-cell office:value-type="float" office:value="99819">
                <text:p>998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66">
                <text:p>66</text:p>
              </table:table-cell>
              <table:table-cell office:value-type="float" office:value="114">
                <text:p>114</text:p>
              </table:table-cell>
              <table:table-cell office:value-type="float" office:value="99820">
                <text:p>998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66">
                <text:p>66</text:p>
              </table:table-cell>
              <table:table-cell office:value-type="float" office:value="113">
                <text:p>113</text:p>
              </table:table-cell>
              <table:table-cell office:value-type="float" office:value="99821">
                <text:p>998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66">
                <text:p>66</text:p>
              </table:table-cell>
              <table:table-cell office:value-type="float" office:value="112">
                <text:p>112</text:p>
              </table:table-cell>
              <table:table-cell office:value-type="float" office:value="99822">
                <text:p>998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6">
                <text:p>66</text:p>
              </table:table-cell>
              <table:table-cell office:value-type="float" office:value="111">
                <text:p>111</text:p>
              </table:table-cell>
              <table:table-cell office:value-type="float" office:value="99823">
                <text:p>998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6">
                <text:p>66</text:p>
              </table:table-cell>
              <table:table-cell office:value-type="float" office:value="110">
                <text:p>110</text:p>
              </table:table-cell>
              <table:table-cell office:value-type="float" office:value="99824">
                <text:p>998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6">
                <text:p>66</text:p>
              </table:table-cell>
              <table:table-cell office:value-type="float" office:value="109">
                <text:p>109</text:p>
              </table:table-cell>
              <table:table-cell office:value-type="float" office:value="99825">
                <text:p>998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6">
                <text:p>66</text:p>
              </table:table-cell>
              <table:table-cell office:value-type="float" office:value="108">
                <text:p>108</text:p>
              </table:table-cell>
              <table:table-cell office:value-type="float" office:value="99826">
                <text:p>998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66">
                <text:p>66</text:p>
              </table:table-cell>
              <table:table-cell office:value-type="float" office:value="107">
                <text:p>107</text:p>
              </table:table-cell>
              <table:table-cell office:value-type="float" office:value="99827">
                <text:p>998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6">
                <text:p>66</text:p>
              </table:table-cell>
              <table:table-cell office:value-type="float" office:value="106">
                <text:p>106</text:p>
              </table:table-cell>
              <table:table-cell office:value-type="float" office:value="99828">
                <text:p>998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99829">
                <text:p>998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6">
                <text:p>66</text:p>
              </table:table-cell>
              <table:table-cell office:value-type="float" office:value="104">
                <text:p>104</text:p>
              </table:table-cell>
              <table:table-cell office:value-type="float" office:value="99830">
                <text:p>9983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99831">
                <text:p>998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  <table:table-cell office:value-type="float" office:value="99832">
                <text:p>998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  <table:table-cell office:value-type="float" office:value="99833">
                <text:p>998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99834">
                <text:p>998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8">
                <text:p>998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99835">
                <text:p>99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